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894cm"/>
    </style:style>
    <style:style style:name="co11" style:family="table-column">
      <style:table-column-properties fo:break-before="auto" style:column-width="2.357cm"/>
    </style:style>
    <style:style style:name="co12" style:family="table-column">
      <style:table-column-properties fo:break-before="auto" style:column-width="0.847cm"/>
    </style:style>
    <style:style style:name="co13" style:family="table-column">
      <style:table-column-properties fo:break-before="auto" style:column-width="0.538cm"/>
    </style:style>
    <style:style style:name="co14" style:family="table-column">
      <style:table-column-properties fo:break-before="auto" style:column-width="0.815cm"/>
    </style:style>
    <style:style style:name="co5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0.728cm"/>
    </style:style>
    <style:style style:name="co9" style:family="table-column">
      <style:table-column-properties fo:break-before="auto" style:column-width="0.704cm"/>
    </style:style>
    <style:style style:name="co3" style:family="table-column">
      <style:table-column-properties fo:break-before="auto" style:column-width="0.829cm"/>
    </style:style>
    <style:style style:name="co17" style:family="table-column">
      <style:table-column-properties fo:break-before="auto" style:column-width="1.132cm"/>
    </style:style>
    <style:style style:name="co18" style:family="table-column">
      <style:table-column-properties fo:break-before="auto" style:column-width="1.965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947cm"/>
    </style:style>
    <style:style style:name="co21" style:family="table-column">
      <style:table-column-properties fo:break-before="auto" style:column-width="1.083cm"/>
    </style:style>
    <style:style style:name="co22" style:family="table-column">
      <style:table-column-properties fo:break-before="auto" style:column-width="4.145cm"/>
    </style:style>
    <style:style style:name="co23" style:family="table-column">
      <style:table-column-properties fo:break-before="auto" style:column-width="0.6cm"/>
    </style:style>
    <style:style style:name="co24" style:family="table-column">
      <style:table-column-properties fo:break-before="auto" style:column-width="0.568cm"/>
    </style:style>
    <style:style style:name="co25" style:family="table-column">
      <style:table-column-properties fo:break-before="auto" style:column-width="0.5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Arial" style:font-name-asian="Microsoft YaHei" style:font-name-complex="Lucida Sans"/>
    </style:style>
    <style:style style:name="ce17" style:family="table-cell" style:parent-style-name="Default" style:data-style-name="N100">
      <style:table-cell-properties fo:background-color="#66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100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9" style:family="table-cell" style:parent-style-name="Default" style:data-style-name="N100">
      <style:table-cell-properties style:text-align-source="value-type" style:repeat-content="false" fo:wrap-option="wrap" fo:border="0.002cm solid #000000" style:vertical-align="top"/>
      <style:paragraph-properties fo:margin-left="0cm"/>
    </style:style>
    <style:style style:name="ce20" style:family="table-cell" style:parent-style-name="Default" style:data-style-name="N100">
      <style:table-cell-properties style:text-align-source="value-type" style:repeat-content="false" fo:background-color="transparent" fo:wrap-option="wrap" fo:border="0.002cm solid #000000" style:vertical-align="top"/>
      <style:paragraph-properties fo:margin-left="0cm"/>
    </style:style>
    <style:style style:name="ce21" style:family="table-cell" style:parent-style-name="Default">
      <style:table-cell-properties style:text-align-source="value-type" style:repeat-content="false" fo:wrap-option="wrap" fo:border="0.002cm solid #000000" style:vertical-align="top"/>
    </style:style>
    <style:style style:name="ce22" style:family="table-cell" style:parent-style-name="Default" style:data-style-name="N100">
      <style:table-cell-properties fo:background-color="#ccff00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ccff66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 style:data-style-name="N100">
      <style:table-cell-properties fo:border="0.002cm solid #000000"/>
    </style:style>
    <style:style style:name="ce26" style:family="table-cell" style:parent-style-name="Default">
      <style:table-cell-properties fo:border="0.002cm solid #000000"/>
    </style:style>
    <style:style style:name="ce2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ackground-color="#66ffff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00">
      <style:table-cell-properties fo:background-color="#ff9999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0">
      <style:table-cell-properties fo:background-color="#ff6666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00">
      <style:table-cell-properties fo:background-color="#33ff99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ff99ff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ff3333"/>
    </style:style>
    <style:style style:name="ce39" style:family="table-cell" style:parent-style-name="Default" style:data-style-name="N100">
      <style:table-cell-properties fo:background-color="#ff9999" style:text-align-source="fix" style:repeat-content="false" fo:border="0.002cm solid #000000"/>
      <style:paragraph-properties fo:text-align="center" fo:margin-left="0cm"/>
      <style:text-properties fo:color="#ff3333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ff9999"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Lucida Sans"/>
    </style:style>
    <style:style style:name="ce45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center" fo:margin-left="0cm"/>
      <style:text-properties style:font-name="Arial" style:font-name-asian="Microsoft YaHei" style:font-name-complex="Lucida Sans"/>
    </style:style>
    <style:style style:name="ce46" style:family="table-cell" style:parent-style-name="Default" style:data-style-name="N0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0">
      <style:table-cell-properties fo:background-color="#ff99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Arial" style:font-name-asian="Microsoft YaHei" style:font-name-complex="Lucida Sans"/>
    </style:style>
  </office:automatic-styles>
  <office:body>
    <office:spreadsheet>
      <table:table table:name="總表" table:style-name="ta1" table:print="false">
        <table:table-column table:style-name="co17" table:default-cell-style-name="ce1"/>
        <table:table-column table:style-name="co18" table:default-cell-style-name="ce32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18" table:default-cell-style-name="ce32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8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8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8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8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9" table:number-columns-repeated="981" table:default-cell-style-name="ce1"/>
        <table:table-row table:style-name="ro1">
          <table:table-cell/>
          <table:table-cell table:style-name="ce30" table:number-columns-repeated="7"/>
          <table:table-cell table:style-name="ce36" table:number-columns-repeated="7"/>
          <table:table-cell table:style-name="ce37" office:value-type="string" table:number-columns-spanned="28" table:number-rows-spanned="1">
            <text:p><text:a xlink:href="https://www5.b2b.mazda.co.jp/asbuilt/faces/TJ10AA000/SJ10AA0002?_adf.ctrl-state=clg0cusrg_9">https://www5.b2b.mazda.co.jp/asbuilt/faces/TJ10AA000/SJ10AA0002?_adf.ctrl-state=clg0cusrg_9</text:a></text:p>
          </table:table-cell>
          <table:covered-table-cell table:number-columns-repeated="6" table:style-name="ce37"/>
          <table:covered-table-cell table:number-columns-repeated="7" table:style-name="ce32"/>
          <table:covered-table-cell table:number-columns-repeated="7" table:style-name="ce36"/>
          <table:covered-table-cell table:number-columns-repeated="7" table:style-name="ce32"/>
          <table:table-cell table:number-columns-repeated="981"/>
        </table:table-row>
        <table:table-row table:style-name="ro1">
          <table:table-cell/>
          <table:table-cell table:style-name="ce30" office:value-type="string" table:number-columns-spanned="7" table:number-rows-spanned="1">
            <text:p>LH-6AT RF</text:p>
          </table:table-cell>
          <table:covered-table-cell table:number-columns-repeated="6" table:style-name="ce30"/>
          <table:table-cell table:style-name="ce36" office:value-type="string" table:number-columns-spanned="7" table:number-rows-spanned="1">
            <text:p>JDM-6MT ST</text:p>
          </table:table-cell>
          <table:covered-table-cell table:number-columns-repeated="6" table:style-name="ce36"/>
          <table:table-cell table:style-name="ce37" office:value-type="string" table:number-columns-spanned="7" table:number-rows-spanned="1">
            <text:p>LH-6MT ST</text:p>
          </table:table-cell>
          <table:covered-table-cell table:number-columns-repeated="6" table:style-name="ce37"/>
          <table:table-cell table:style-name="ce32" office:value-type="string" table:number-columns-spanned="7" table:number-rows-spanned="1">
            <text:p>LH-6MT RF</text:p>
          </table:table-cell>
          <table:covered-table-cell table:number-columns-repeated="6" table:style-name="ce32"/>
          <table:table-cell table:style-name="ce36" office:value-type="string" table:number-columns-spanned="7" table:number-rows-spanned="1">
            <text:p>0318</text:p>
          </table:table-cell>
          <table:covered-table-cell table:number-columns-repeated="6" table:style-name="ce36"/>
          <table:table-cell table:style-name="ce32" office:value-type="string" table:number-columns-spanned="7" table:number-rows-spanned="1">
            <text:p>0319</text:p>
          </table:table-cell>
          <table:covered-table-cell table:number-columns-repeated="6" table:style-name="ce32"/>
          <table:table-cell table:number-columns-repeated="981"/>
        </table:table-row>
        <table:table-row table:style-name="ro1">
          <table:table-cell/>
          <table:table-cell table:style-name="ce30" office:value-type="string">
            <text:p>ID</text:p>
          </table:table-cell>
          <table:table-cell table:style-name="ce30" office:value-type="string">
            <text:p>B1</text:p>
          </table:table-cell>
          <table:table-cell table:style-name="ce30" office:value-type="string">
            <text:p>B2</text:p>
          </table:table-cell>
          <table:table-cell table:style-name="ce30" office:value-type="string">
            <text:p>B3</text:p>
          </table:table-cell>
          <table:table-cell table:style-name="ce30" office:value-type="string">
            <text:p>B4</text:p>
          </table:table-cell>
          <table:table-cell table:number-columns-repeated="2" table:style-name="ce30" office:value-type="string">
            <text:p>B5</text:p>
          </table:table-cell>
          <table:table-cell table:style-name="ce36" office:value-type="string">
            <text:p>ID</text:p>
          </table:table-cell>
          <table:table-cell table:style-name="ce36" office:value-type="string">
            <text:p>B1</text:p>
          </table:table-cell>
          <table:table-cell table:style-name="ce36" office:value-type="string">
            <text:p>B2</text:p>
          </table:table-cell>
          <table:table-cell table:style-name="ce36" office:value-type="string">
            <text:p>B3</text:p>
          </table:table-cell>
          <table:table-cell table:style-name="ce36" office:value-type="string">
            <text:p>B4</text:p>
          </table:table-cell>
          <table:table-cell table:number-columns-repeated="2" table:style-name="ce36" office:value-type="string">
            <text:p>B5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B1</text:p>
          </table:table-cell>
          <table:table-cell table:style-name="ce37" office:value-type="string">
            <text:p>B2</text:p>
          </table:table-cell>
          <table:table-cell table:style-name="ce37" office:value-type="string">
            <text:p>B3</text:p>
          </table:table-cell>
          <table:table-cell table:style-name="ce37" office:value-type="string">
            <text:p>B4</text:p>
          </table:table-cell>
          <table:table-cell table:number-columns-repeated="2" table:style-name="ce37" office:value-type="string">
            <text:p>B5</text:p>
          </table:table-cell>
          <table:table-cell table:style-name="ce32" office:value-type="string">
            <text:p>ID</text:p>
          </table:table-cell>
          <table:table-cell table:style-name="ce32" office:value-type="string">
            <text:p>B1</text:p>
          </table:table-cell>
          <table:table-cell table:style-name="ce32" office:value-type="string">
            <text:p>B2</text:p>
          </table:table-cell>
          <table:table-cell table:style-name="ce32" office:value-type="string">
            <text:p>B3</text:p>
          </table:table-cell>
          <table:table-cell table:style-name="ce32" office:value-type="string">
            <text:p>B4</text:p>
          </table:table-cell>
          <table:table-cell table:number-columns-repeated="2" table:style-name="ce32" office:value-type="string">
            <text:p>B5</text:p>
          </table:table-cell>
          <table:table-cell table:style-name="ce36" office:value-type="string">
            <text:p>ID</text:p>
          </table:table-cell>
          <table:table-cell table:style-name="ce36" office:value-type="string">
            <text:p>B1</text:p>
          </table:table-cell>
          <table:table-cell table:style-name="ce36" office:value-type="string">
            <text:p>B2</text:p>
          </table:table-cell>
          <table:table-cell table:style-name="ce36" office:value-type="string">
            <text:p>B3</text:p>
          </table:table-cell>
          <table:table-cell table:style-name="ce36" office:value-type="string">
            <text:p>B4</text:p>
          </table:table-cell>
          <table:table-cell table:number-columns-repeated="2" table:style-name="ce36" office:value-type="string">
            <text:p>B5</text:p>
          </table:table-cell>
          <table:table-cell table:style-name="ce32" office:value-type="string">
            <text:p>ID</text:p>
          </table:table-cell>
          <table:table-cell table:style-name="ce32" office:value-type="string">
            <text:p>B1</text:p>
          </table:table-cell>
          <table:table-cell table:style-name="ce32" office:value-type="string">
            <text:p>B2</text:p>
          </table:table-cell>
          <table:table-cell table:style-name="ce32" office:value-type="string">
            <text:p>B3</text:p>
          </table:table-cell>
          <table:table-cell table:style-name="ce32" office:value-type="string">
            <text:p>B4</text:p>
          </table:table-cell>
          <table:table-cell table:number-columns-repeated="2" table:style-name="ce32" office:value-type="string">
            <text:p>B5</text:p>
          </table:table-cell>
          <table:table-cell table:number-columns-repeated="981"/>
        </table:table-row>
        <table:table-row table:style-name="ro1">
          <table:table-cell/>
          <table:table-cell table:style-name="ce31"/>
          <table:table-cell office:value-type="string" table:number-columns-spanned="6" table:number-rows-spanned="1">
            <text:p>JM7ND2E7AJ0101090</text:p>
          </table:table-cell>
          <table:covered-table-cell table:number-columns-repeated="5" table:style-name="ce30"/>
          <table:table-cell table:style-name="ce1" office:value-type="string" table:number-columns-spanned="7" table:number-rows-spanned="1">
            <text:p>NDERC200705</text:p>
          </table:table-cell>
          <table:covered-table-cell table:style-name="ce31"/>
          <table:covered-table-cell table:number-columns-repeated="5" table:style-name="ce36"/>
          <table:table-cell table:style-name="ce31" office:value-type="string" table:number-columns-spanned="7" table:number-rows-spanned="1">
            <text:p>JMZND6E7640116963</text:p>
          </table:table-cell>
          <table:covered-table-cell table:number-columns-repeated="6" table:style-name="ce31"/>
          <table:table-cell table:style-name="ce31" office:value-type="string" table:number-columns-spanned="7" table:number-rows-spanned="1">
            <text:p>JMZND6E7600126985</text:p>
          </table:table-cell>
          <table:covered-table-cell table:number-columns-repeated="6" table:style-name="ce31"/>
          <table:table-cell office:value-type="string" table:number-columns-spanned="7" table:number-rows-spanned="1">
            <text:p>NDERC200705</text:p>
          </table:table-cell>
          <table:covered-table-cell table:style-name="ce31"/>
          <table:covered-table-cell table:number-columns-repeated="5" table:style-name="ce36"/>
          <table:table-cell office:value-type="string" table:number-columns-spanned="7" table:number-rows-spanned="1">
            <text:p>NDERC200705</text:p>
          </table:table-cell>
          <table:covered-table-cell table:style-name="ce31"/>
          <table:covered-table-cell table:number-columns-repeated="5" table:style-name="ce36"/>
          <table:table-cell table:number-columns-repeated="981"/>
        </table:table-row>
        <table:table-row table:style-name="ro1">
          <table:table-cell/>
          <table:table-cell table:style-name="ce31"/>
          <table:table-cell table:style-name="ce31" office:value-type="string" table:number-columns-spanned="6" table:number-rows-spanned="1">
            <text:p>VEHICLE_DATA</text:p>
          </table:table-cell>
          <table:covered-table-cell table:number-columns-repeated="5" table:style-name="ce31"/>
          <table:table-cell table:style-name="ce31" office:value-type="string" table:number-columns-spanned="7" table:number-rows-spanned="1">
            <text:p>VEHICLE_DATA</text:p>
          </table:table-cell>
          <table:covered-table-cell table:number-columns-repeated="6" table:style-name="ce31"/>
          <table:table-cell table:style-name="ce31" office:value-type="string" table:number-columns-spanned="7" table:number-rows-spanned="1">
            <text:p>VEHICLE_DATA</text:p>
          </table:table-cell>
          <table:covered-table-cell table:number-columns-repeated="6" table:style-name="ce31"/>
          <table:table-cell table:style-name="ce31" office:value-type="string" table:number-columns-spanned="7" table:number-rows-spanned="1">
            <text:p>VEHICLE_DATA</text:p>
          </table:table-cell>
          <table:covered-table-cell table:number-columns-repeated="6" table:style-name="ce31"/>
          <table:table-cell table:style-name="ce31" office:value-type="string" table:number-columns-spanned="7" table:number-rows-spanned="1">
            <text:p>VEHICLE_DATA</text:p>
          </table:table-cell>
          <table:covered-table-cell table:number-columns-repeated="6" table:style-name="ce31"/>
          <table:table-cell table:style-name="ce31" office:value-type="string" table:number-columns-spanned="7" table:number-rows-spanned="1">
            <text:p>VEHICLE_DATA</text:p>
          </table:table-cell>
          <table:covered-table-cell table:number-columns-repeated="6" table:style-name="ce31"/>
          <table:table-cell table:number-columns-repeated="981"/>
        </table:table-row>
        <table:table-row table:style-name="ro1">
          <table:table-cell table:number-columns-repeated="2"/>
          <table:table-cell table:style-name="ce33" office:value-type="string">
            <text:p>0C</text:p>
          </table:table-cell>
          <table:table-cell table:style-name="ce33" office:value-type="string">
            <text:p>E9</text:p>
          </table:table-cell>
          <table:table-cell table:number-columns-repeated="3" office:value-type="string">
            <text:p>FF</text:p>
          </table:table-cell>
          <table:table-cell office:value-type="string">
            <text:p>F2</text:p>
          </table:table-cell>
          <table:table-cell/>
          <table:table-cell table:style-name="ce33" office:value-type="string">
            <text:p>73</text:p>
          </table:table-cell>
          <table:table-cell table:style-name="ce33" office:value-type="string">
            <text:p>28</text:p>
          </table:table-cell>
          <table:table-cell table:number-columns-repeated="3" office:value-type="string">
            <text:p>FF</text:p>
          </table:table-cell>
          <table:table-cell office:value-type="string">
            <text:p>98</text:p>
          </table:table-cell>
          <table:table-cell table:style-name="ce32"/>
          <table:table-cell office:value-type="float" office:value="31">
            <text:p>31</text:p>
          </table:table-cell>
          <table:table-cell office:value-type="string">
            <text:p>D9</text:p>
          </table:table-cell>
          <table:table-cell table:number-columns-repeated="3" office:value-type="string">
            <text:p>FF</text:p>
          </table:table-cell>
          <table:table-cell office:value-type="string">
            <text:p>07</text:p>
          </table:table-cell>
          <table:table-cell table:style-name="ce32"/>
          <table:table-cell office:value-type="string">
            <text:p>34</text:p>
          </table:table-cell>
          <table:table-cell office:value-type="string">
            <text:p>D7</text:p>
          </table:table-cell>
          <table:table-cell table:number-columns-repeated="3" office:value-type="string">
            <text:p>FF</text:p>
          </table:table-cell>
          <table:table-cell office:value-type="string">
            <text:p>08</text:p>
          </table:table-cell>
          <table:table-cell table:style-name="ce32"/>
          <table:table-cell table:style-name="ce33" office:value-type="string">
            <text:p>73</text:p>
          </table:table-cell>
          <table:table-cell table:style-name="ce33" office:value-type="string">
            <text:p>28</text:p>
          </table:table-cell>
          <table:table-cell table:number-columns-repeated="3" office:value-type="string">
            <text:p>FF</text:p>
          </table:table-cell>
          <table:table-cell office:value-type="string">
            <text:p>98</text:p>
          </table:table-cell>
          <table:table-cell table:style-name="ce32"/>
          <table:table-cell table:style-name="ce33" office:value-type="string">
            <text:p>73</text:p>
          </table:table-cell>
          <table:table-cell table:style-name="ce33" office:value-type="string">
            <text:p>28</text:p>
          </table:table-cell>
          <table:table-cell table:number-columns-repeated="3" office:value-type="string">
            <text:p>FF</text:p>
          </table:table-cell>
          <table:table-cell office:value-type="string">
            <text:p>98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number-columns-repeated="981"/>
        </table:table-row>
        <table:table-row table:style-name="ro1">
          <table:table-cell/>
          <table:table-cell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style-name="ce32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style-name="ce32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style-name="ce32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style-name="ce32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style-name="ce32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style-name="ce32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style-name="ce32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style-name="ce32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style-name="ce32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style-name="ce32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style-name="ce32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style-name="ce32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style-name="ce32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style-name="ce32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style-name="ce32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style-name="ce32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style-name="ce32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style-name="ce32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style-name="ce32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style-name="ce32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style-name="ce32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style-name="ce32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style-name="ce32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style-name="ce32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style-name="ce32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style-name="ce32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style-name="ce32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style-name="ce32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style-name="ce32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style-name="ce32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style-name="ce32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style-name="ce32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style-name="ce32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style-name="ce32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style-name="ce32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style-name="ce32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style-name="ce32"/>
          <table:table-cell table:number-columns-repeated="6"/>
          <table:table-cell table:style-name="ce32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style-name="ce32"/>
          <table:table-cell table:number-columns-repeated="987"/>
        </table:table-row>
        <table:table-row table:style-name="ro1">
          <table:table-cell office:value-type="string" table:number-columns-spanned="1" table:number-rows-spanned="4">
            <text:p>FSC</text:p>
          </table:table-cell>
          <table:table-cell office:value-type="string">
            <text:p>706-01-01</text:p>
          </table:table-cell>
          <table:table-cell table:style-name="ce33" office:value-type="string">
            <text:p>26</text:p>
          </table:table-cell>
          <table:table-cell office:value-type="string">
            <text:p>10</text:p>
          </table:table-cell>
          <table:table-cell table:style-name="ce33" office:value-type="string">
            <text:p>51</text:p>
          </table:table-cell>
          <table:table-cell table:style-name="ce33" office:value-type="string">
            <text:p>70</text:p>
          </table:table-cell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706-01-01</text:p>
          </table:table-cell>
          <table:table-cell table:style-name="ce33" office:value-type="string">
            <text:p>A6</text:p>
          </table:table-cell>
          <table:table-cell office:value-type="string">
            <text:p>10</text:p>
          </table:table-cell>
          <table:table-cell table:style-name="ce33" office:value-type="string">
            <text:p>91</text:p>
          </table:table-cell>
          <table:table-cell table:style-name="ce33" office:value-type="string">
            <text:p>10</text:p>
          </table:table-cell>
          <table:table-cell office:value-type="string">
            <text:p>00</text:p>
          </table:table-cell>
          <table:table-cell office:value-type="string">
            <text:p>66</text:p>
          </table:table-cell>
          <table:table-cell table:style-name="ce32" office:value-type="string">
            <text:p>706-01-01</text:p>
          </table:table-cell>
          <table:table-cell table:style-name="ce35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 table:style-name="ce32" office:value-type="string">
            <text:p>706-01-01</text:p>
          </table:table-cell>
          <table:table-cell table:style-name="ce35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 table:style-name="ce32" office:value-type="string">
            <text:p>706-01-01</text:p>
          </table:table-cell>
          <table:table-cell table:style-name="ce35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70">
            <text:p>70</text:p>
          </table:table-cell>
          <table:table-cell office:value-type="string">
            <text:p>00</text:p>
          </table:table-cell>
          <table:table-cell office:value-type="string">
            <text:p>06</text:p>
          </table:table-cell>
          <table:table-cell table:style-name="ce32" office:value-type="string">
            <text:p>706-01-01</text:p>
          </table:table-cell>
          <table:table-cell table:style-name="ce35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 table:number-columns-repeated="981"/>
        </table:table-row>
        <table:table-row table:style-name="ro1">
          <table:covered-table-cell/>
          <table:table-cell office:value-type="string">
            <text:p>706-01-02</text:p>
          </table:table-cell>
          <table:table-cell office:value-type="string">
            <text:p>2C</text:p>
          </table:table-cell>
          <table:table-cell table:style-name="ce33" office:value-type="string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office:value-type="string">
            <text:p>706-01-02</text:p>
          </table:table-cell>
          <table:table-cell office:value-type="string">
            <text:p>2C</text:p>
          </table:table-cell>
          <table:table-cell table:style-name="ce33" office:value-type="string">
            <text:p>82</text:p>
          </table:table-cell>
          <table:table-cell table:number-columns-repeated="3" office:value-type="string">
            <text:p>00</text:p>
          </table:table-cell>
          <table:table-cell office:value-type="string">
            <text:p>BE</text:p>
          </table:table-cell>
          <table:table-cell table:style-name="ce32" office:value-type="string">
            <text:p>706-01-02</text:p>
          </table:table-cell>
          <table:table-cell office:value-type="string">
            <text:p>2C</text:p>
          </table:table-cell>
          <table:table-cell table:style-name="ce35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table:style-name="ce32" office:value-type="string">
            <text:p>706-01-02</text:p>
          </table:table-cell>
          <table:table-cell office:value-type="string">
            <text:p>2C</text:p>
          </table:table-cell>
          <table:table-cell table:style-name="ce35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table:style-name="ce32" office:value-type="string">
            <text:p>706-01-02</text:p>
          </table:table-cell>
          <table:table-cell office:value-type="string">
            <text:p>2C</text:p>
          </table:table-cell>
          <table:table-cell table:style-name="ce35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table:style-name="ce32" office:value-type="string">
            <text:p>706-01-02</text:p>
          </table:table-cell>
          <table:table-cell office:value-type="string">
            <text:p>2C</text:p>
          </table:table-cell>
          <table:table-cell table:style-name="ce35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table:number-columns-repeated="981"/>
        </table:table-row>
        <table:table-row table:style-name="ro1">
          <table:covered-table-cell/>
          <table:table-cell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string">
            <text:p>11</text:p>
          </table:table-cell>
          <table:table-cell table:style-name="ce32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 table:style-name="ce32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 table:style-name="ce32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 table:style-name="ce32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 table:number-columns-repeated="981"/>
        </table:table-row>
        <table:table-row table:style-name="ro1">
          <table:covered-table-cell/>
          <table:table-cell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string">
            <text:p>12</text:p>
          </table:table-cell>
          <table:table-cell table:number-columns-repeated="3"/>
          <table:table-cell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string">
            <text:p>12</text:p>
          </table:table-cell>
          <table:table-cell table:number-columns-repeated="3"/>
          <table:table-cell table:style-name="ce32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32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32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32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29"/>
          <table:table-cell table:number-columns-repeated="980"/>
        </table:table-row>
        <table:table-row table:style-name="ro1">
          <table:table-cell office:value-type="string" table:number-columns-spanned="1" table:number-rows-spanned="9">
            <text:p>IC</text:p>
          </table:table-cell>
          <table:table-cell office:value-type="string">
            <text:p>720-01-01</text:p>
          </table:table-cell>
          <table:table-cell table:style-name="ce33" office:value-type="string">
            <text:p>2B</text:p>
          </table:table-cell>
          <table:table-cell office:value-type="string">
            <text:p>01</text:p>
          </table:table-cell>
          <table:table-cell table:style-name="ce35" office:value-type="string">
            <text:p>72</text:p>
          </table:table-cell>
          <table:table-cell office:value-type="string">
            <text:p>26</text:p>
          </table:table-cell>
          <table:table-cell office:value-type="string">
            <text:p>80</text:p>
          </table:table-cell>
          <table:table-cell office:value-type="string">
            <text:p>6D</text:p>
          </table:table-cell>
          <table:table-cell office:value-type="string">
            <text:p>720-01-01</text:p>
          </table:table-cell>
          <table:table-cell table:style-name="ce33" office:value-type="string">
            <text:p>60</text:p>
          </table:table-cell>
          <table:table-cell office:value-type="string">
            <text:p>01</text:p>
          </table:table-cell>
          <table:table-cell table:style-name="ce35" office:value-type="string">
            <text:p>72</text:p>
          </table:table-cell>
          <table:table-cell office:value-type="string">
            <text:p>26</text:p>
          </table:table-cell>
          <table:table-cell office:value-type="string">
            <text:p>80</text:p>
          </table:table-cell>
          <table:table-cell office:value-type="string">
            <text:p>A2</text:p>
          </table:table-cell>
          <table:table-cell table:style-name="ce32" office:value-type="string">
            <text:p>720-01-01</text:p>
          </table:table-cell>
          <table:table-cell table:style-name="ce35" office:value-type="float" office:value="63">
            <text:p>63</text:p>
          </table:table-cell>
          <table:table-cell office:value-type="string">
            <text:p>01</text:p>
          </table:table-cell>
          <table:table-cell table:style-name="ce35" office:value-type="string">
            <text:p>7B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E</text:p>
          </table:table-cell>
          <table:table-cell table:style-name="ce32" office:value-type="string">
            <text:p>720-01-01</text:p>
          </table:table-cell>
          <table:table-cell table:style-name="ce35" office:value-type="float" office:value="63">
            <text:p>63</text:p>
          </table:table-cell>
          <table:table-cell office:value-type="string">
            <text:p>01</text:p>
          </table:table-cell>
          <table:table-cell table:style-name="ce35" office:value-type="string">
            <text:p>7B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E</text:p>
          </table:table-cell>
          <table:table-cell table:style-name="ce32" office:value-type="string">
            <text:p>720-01-01</text:p>
          </table:table-cell>
          <table:table-cell table:style-name="ce35" office:value-type="float" office:value="63">
            <text:p>63</text:p>
          </table:table-cell>
          <table:table-cell office:value-type="string">
            <text:p>01</text:p>
          </table:table-cell>
          <table:table-cell table:style-name="ce35"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5</text:p>
          </table:table-cell>
          <table:table-cell table:style-name="ce32" office:value-type="string">
            <text:p>720-01-01</text:p>
          </table:table-cell>
          <table:table-cell table:style-name="ce35" office:value-type="float" office:value="63">
            <text:p>63</text:p>
          </table:table-cell>
          <table:table-cell office:value-type="string">
            <text:p>01</text:p>
          </table:table-cell>
          <table:table-cell table:style-name="ce35" office:value-type="string">
            <text:p>7B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E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20-01-02</text:p>
          </table:table-cell>
          <table:table-cell office:value-type="string">
            <text:p>79</text:p>
          </table:table-cell>
          <table:table-cell table:style-name="ce33" office:value-type="string">
            <text:p>04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string">
            <text:p>90</text:p>
          </table:table-cell>
          <table:table-cell office:value-type="string">
            <text:p>DF</text:p>
          </table:table-cell>
          <table:table-cell office:value-type="string">
            <text:p>720-01-02</text:p>
          </table:table-cell>
          <table:table-cell office:value-type="string">
            <text:p>79</text:p>
          </table:table-cell>
          <table:table-cell table:style-name="ce33" office:value-type="string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string">
            <text:p>90</text:p>
          </table:table-cell>
          <table:table-cell office:value-type="string">
            <text:p>FB</text:p>
          </table:table-cell>
          <table:table-cell table:style-name="ce32" office:value-type="string">
            <text:p>720-01-02</text:p>
          </table:table-cell>
          <table:table-cell office:value-type="float" office:value="79">
            <text:p>79</text:p>
          </table:table-cell>
          <table:table-cell table:style-name="ce35"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 table:style-name="ce32" office:value-type="string">
            <text:p>720-01-02</text:p>
          </table:table-cell>
          <table:table-cell office:value-type="float" office:value="79">
            <text:p>79</text:p>
          </table:table-cell>
          <table:table-cell table:style-name="ce35"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 table:style-name="ce32" office:value-type="string">
            <text:p>720-01-02</text:p>
          </table:table-cell>
          <table:table-cell office:value-type="float" office:value="79">
            <text:p>79</text:p>
          </table:table-cell>
          <table:table-cell table:style-name="ce35"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 table:style-name="ce32" office:value-type="string">
            <text:p>720-01-02</text:p>
          </table:table-cell>
          <table:table-cell office:value-type="float" office:value="79">
            <text:p>79</text:p>
          </table:table-cell>
          <table:table-cell table:style-name="ce35"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32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32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32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32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32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32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32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32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32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32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32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32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32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32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32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32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32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32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32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32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string">
            <text:p>30</text:p>
          </table:table-cell>
          <table:table-cell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string">
            <text:p>30</text:p>
          </table:table-cell>
          <table:table-cell table:style-name="ce32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 table:style-name="ce32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 table:style-name="ce32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 table:style-name="ce32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string">
            <text:p>31</text:p>
          </table:table-cell>
          <table:table-cell/>
          <table:table-cell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string">
            <text:p>31</text:p>
          </table:table-cell>
          <table:table-cell/>
          <table:table-cell table:style-name="ce32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/>
          <table:table-cell table:style-name="ce32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/>
          <table:table-cell table:style-name="ce32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/>
          <table:table-cell table:style-name="ce32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/>
          <table:table-cell table:style-name="ce29" table:number-columns-repeated="15"/>
          <table:table-cell table:number-columns-repeated="966"/>
        </table:table-row>
        <table:table-row table:style-name="ro1">
          <table:table-cell office:value-type="string" table:number-columns-spanned="1" table:number-rows-spanned="3">
            <text:p>SSU</text:p>
          </table:table-cell>
          <table:table-cell office:value-type="string">
            <text:p>731-01-01</text:p>
          </table:table-cell>
          <table:table-cell table:style-name="ce33" office:value-type="string">
            <text:p>50</text:p>
          </table:table-cell>
          <table:table-cell table:style-name="ce33" office:value-type="string">
            <text:p>10</text:p>
          </table:table-cell>
          <table:table-cell office:value-type="string">
            <text:p>C0</text:p>
          </table:table-cell>
          <table:table-cell table:style-name="ce33" office:value-type="string">
            <text:p>04</text:p>
          </table:table-cell>
          <table:table-cell table:style-name="ce33" office:value-type="string">
            <text:p>21</text:p>
          </table:table-cell>
          <table:table-cell office:value-type="string">
            <text:p>7F</text:p>
          </table:table-cell>
          <table:table-cell office:value-type="string">
            <text:p>731-01-01</text:p>
          </table:table-cell>
          <table:table-cell table:style-name="ce33" office:value-type="string">
            <text:p>58</text:p>
          </table:table-cell>
          <table:table-cell table:style-name="ce33" office:value-type="string">
            <text:p>30</text:p>
          </table:table-cell>
          <table:table-cell office:value-type="string">
            <text:p>C0</text:p>
          </table:table-cell>
          <table:table-cell table:style-name="ce33" office:value-type="string">
            <text:p>04</text:p>
          </table:table-cell>
          <table:table-cell table:style-name="ce33" office:value-type="string">
            <text:p>A1</text:p>
          </table:table-cell>
          <table:table-cell office:value-type="string">
            <text:p>27</text:p>
          </table:table-cell>
          <table:table-cell table:style-name="ce32" office:value-type="string">
            <text:p>731-01-01</text:p>
          </table:table-cell>
          <table:table-cell table:style-name="ce35" office:value-type="float" office:value="50">
            <text:p>50</text:p>
          </table:table-cell>
          <table:table-cell table:style-name="ce35" office:value-type="float" office:value="30">
            <text:p>30</text:p>
          </table:table-cell>
          <table:table-cell office:value-type="string">
            <text:p>C0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0">
            <text:p>20</text:p>
          </table:table-cell>
          <table:table-cell office:value-type="string">
            <text:p>BE</text:p>
          </table:table-cell>
          <table:table-cell table:style-name="ce32" office:value-type="string">
            <text:p>731-01-01</text:p>
          </table:table-cell>
          <table:table-cell table:style-name="ce35" office:value-type="float" office:value="50">
            <text:p>50</text:p>
          </table:table-cell>
          <table:table-cell table:style-name="ce35" office:value-type="float" office:value="30">
            <text:p>30</text:p>
          </table:table-cell>
          <table:table-cell office:value-type="string">
            <text:p>C0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1">
            <text:p>21</text:p>
          </table:table-cell>
          <table:table-cell office:value-type="string">
            <text:p>BF</text:p>
          </table:table-cell>
          <table:table-cell table:style-name="ce32" office:value-type="string">
            <text:p>731-01-01</text:p>
          </table:table-cell>
          <table:table-cell table:style-name="ce35" office:value-type="float" office:value="50">
            <text:p>50</text:p>
          </table:table-cell>
          <table:table-cell table:style-name="ce35" office:value-type="float" office:value="30">
            <text:p>30</text:p>
          </table:table-cell>
          <table:table-cell office:value-type="string">
            <text:p>C0</text:p>
          </table:table-cell>
          <table:table-cell table:style-name="ce35" office:value-type="string">
            <text:p>04</text:p>
          </table:table-cell>
          <table:table-cell table:style-name="ce35" office:value-type="float" office:value="21">
            <text:p>21</text:p>
          </table:table-cell>
          <table:table-cell office:value-type="string">
            <text:p>9F</text:p>
          </table:table-cell>
          <table:table-cell table:style-name="ce32" office:value-type="string">
            <text:p>731-01-01</text:p>
          </table:table-cell>
          <table:table-cell table:style-name="ce35" office:value-type="float" office:value="50">
            <text:p>50</text:p>
          </table:table-cell>
          <table:table-cell table:style-name="ce35" office:value-type="float" office:value="30">
            <text:p>30</text:p>
          </table:table-cell>
          <table:table-cell office:value-type="string">
            <text:p>C0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1">
            <text:p>21</text:p>
          </table:table-cell>
          <table:table-cell office:value-type="string">
            <text:p>BF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31-01-02</text:p>
          </table:table-cell>
          <table:table-cell table:style-name="ce33" office:value-type="string">
            <text:p>08</text:p>
          </table:table-cell>
          <table:table-cell table:style-name="ce33" office:value-type="string">
            <text:p>09</text:p>
          </table:table-cell>
          <table:table-cell table:style-name="ce33" office:value-type="string">
            <text:p>03</text:p>
          </table:table-cell>
          <table:table-cell office:value-type="string">
            <text:p>26</text:p>
          </table:table-cell>
          <table:table-cell office:value-type="string">
            <text:p>90</text:p>
          </table:table-cell>
          <table:table-cell office:value-type="string">
            <text:p>05</text:p>
          </table:table-cell>
          <table:table-cell office:value-type="string">
            <text:p>731-01-02</text:p>
          </table:table-cell>
          <table:table-cell table:style-name="ce33" office:value-type="string">
            <text:p>08</text:p>
          </table:table-cell>
          <table:table-cell table:style-name="ce33" office:value-type="string">
            <text:p>0D</text:p>
          </table:table-cell>
          <table:table-cell table:style-name="ce33" office:value-type="string">
            <text:p>03</text:p>
          </table:table-cell>
          <table:table-cell office:value-type="string">
            <text:p>26</text:p>
          </table:table-cell>
          <table:table-cell office:value-type="string">
            <text:p>90</text:p>
          </table:table-cell>
          <table:table-cell office:value-type="string">
            <text:p>09</text:p>
          </table:table-cell>
          <table:table-cell table:style-name="ce32" office:value-type="string">
            <text:p>731-01-02</text:p>
          </table:table-cell>
          <table:table-cell table:style-name="ce35" office:value-type="float" office:value="18">
            <text:p>18</text:p>
          </table:table-cell>
          <table:table-cell table:style-name="ce35" office:value-type="string">
            <text:p>0D</text:p>
          </table:table-cell>
          <table:table-cell table:style-name="ce35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2F</text:p>
          </table:table-cell>
          <table:table-cell table:style-name="ce32" office:value-type="string">
            <text:p>731-01-02</text:p>
          </table:table-cell>
          <table:table-cell table:style-name="ce35" office:value-type="float" office:value="18">
            <text:p>18</text:p>
          </table:table-cell>
          <table:table-cell table:style-name="ce35" office:value-type="string">
            <text:p>0D</text:p>
          </table:table-cell>
          <table:table-cell table:style-name="ce35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2F</text:p>
          </table:table-cell>
          <table:table-cell table:style-name="ce32" office:value-type="string">
            <text:p>731-01-02</text:p>
          </table:table-cell>
          <table:table-cell table:style-name="ce35" office:value-type="string">
            <text:p>08</text:p>
          </table:table-cell>
          <table:table-cell table:style-name="ce35" office:value-type="string">
            <text:p>0D</text:p>
          </table:table-cell>
          <table:table-cell table:style-name="ce35" office:value-type="string">
            <text:p>03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09</text:p>
          </table:table-cell>
          <table:table-cell table:style-name="ce32" office:value-type="string">
            <text:p>731-01-02</text:p>
          </table:table-cell>
          <table:table-cell table:style-name="ce35" office:value-type="float" office:value="18">
            <text:p>18</text:p>
          </table:table-cell>
          <table:table-cell table:style-name="ce35" office:value-type="string">
            <text:p>0D</text:p>
          </table:table-cell>
          <table:table-cell table:style-name="ce35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2F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31-01-03</text:p>
          </table:table-cell>
          <table:table-cell office:value-type="string">
            <text:p>02</text:p>
          </table:table-cell>
          <table:table-cell table:style-name="ce33" office:value-type="string">
            <text:p>24</text:p>
          </table:table-cell>
          <table:table-cell office:value-type="string">
            <text:p>00</text:p>
          </table:table-cell>
          <table:table-cell office:value-type="string">
            <text:p>62</text:p>
          </table:table-cell>
          <table:table-cell table:number-columns-repeated="2"/>
          <table:table-cell office:value-type="string">
            <text:p>731-01-03</text:p>
          </table:table-cell>
          <table:table-cell office:value-type="string">
            <text:p>02</text:p>
          </table:table-cell>
          <table:table-cell table:style-name="ce33" office:value-type="string">
            <text:p>24</text:p>
          </table:table-cell>
          <table:table-cell office:value-type="string">
            <text:p>00</text:p>
          </table:table-cell>
          <table:table-cell office:value-type="string">
            <text:p>62</text:p>
          </table:table-cell>
          <table:table-cell table:number-columns-repeated="2"/>
          <table:table-cell table:style-name="ce32" office:value-type="string">
            <text:p>731-01-03</text:p>
          </table:table-cell>
          <table:table-cell office:value-type="string">
            <text:p>02</text:p>
          </table:table-cell>
          <table:table-cell table:style-name="ce35" office:value-type="float" office:value="20">
            <text:p>20</text:p>
          </table:table-cell>
          <table:table-cell office:value-type="string">
            <text:p>00</text:p>
          </table:table-cell>
          <table:table-cell table:style-name="ce31" office:value-type="string">
            <text:p>5E</text:p>
          </table:table-cell>
          <table:table-cell table:number-columns-repeated="2"/>
          <table:table-cell table:style-name="ce32" office:value-type="string">
            <text:p>731-01-03</text:p>
          </table:table-cell>
          <table:table-cell office:value-type="string">
            <text:p>02</text:p>
          </table:table-cell>
          <table:table-cell table:style-name="ce35"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5E</text:p>
          </table:table-cell>
          <table:table-cell table:number-columns-repeated="2"/>
          <table:table-cell table:style-name="ce32" office:value-type="string">
            <text:p>731-01-03</text:p>
          </table:table-cell>
          <table:table-cell office:value-type="string">
            <text:p>02</text:p>
          </table:table-cell>
          <table:table-cell table:style-name="ce35" office:value-type="float" office:value="24">
            <text:p>24</text:p>
          </table:table-cell>
          <table:table-cell office:value-type="string">
            <text:p>00</text:p>
          </table:table-cell>
          <table:table-cell office:value-type="float" office:value="62">
            <text:p>62</text:p>
          </table:table-cell>
          <table:table-cell table:number-columns-repeated="2"/>
          <table:table-cell table:style-name="ce32" office:value-type="string">
            <text:p>731-01-03</text:p>
          </table:table-cell>
          <table:table-cell office:value-type="string">
            <text:p>02</text:p>
          </table:table-cell>
          <table:table-cell table:style-name="ce35"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5E</text:p>
          </table:table-cell>
          <table:table-cell table:number-columns-repeated="2"/>
          <table:table-cell table:style-name="ce29" table:number-columns-repeated="15"/>
          <table:table-cell table:number-columns-repeated="966"/>
        </table:table-row>
        <table:table-row table:style-name="ro1">
          <table:table-cell office:value-type="string" table:number-columns-spanned="1" table:number-rows-spanned="3">
            <text:p>RCM</text:p>
          </table:table-cell>
          <table:table-cell office:value-type="string">
            <text:p>737-01-01</text:p>
          </table:table-cell>
          <table:table-cell table:style-name="ce33" office:value-type="string">
            <text:p>AA</text:p>
          </table:table-cell>
          <table:table-cell office:value-type="string">
            <text:p>0C</text:p>
          </table:table-cell>
          <table:table-cell table:style-name="ce33" office:value-type="string">
            <text:p>E7</text:p>
          </table:table-cell>
          <table:table-cell table:style-name="ce33" office:value-type="string">
            <text:p>25</text:p>
          </table:table-cell>
          <table:table-cell office:value-type="string">
            <text:p>70</text:p>
          </table:table-cell>
          <table:table-cell office:value-type="string">
            <text:p>72</text:p>
          </table:table-cell>
          <table:table-cell office:value-type="string">
            <text:p>737-01-01</text:p>
          </table:table-cell>
          <table:table-cell table:style-name="ce33" office:value-type="string">
            <text:p>AE</text:p>
          </table:table-cell>
          <table:table-cell office:value-type="string">
            <text:p>0C</text:p>
          </table:table-cell>
          <table:table-cell table:style-name="ce33" office:value-type="string">
            <text:p>EF</text:p>
          </table:table-cell>
          <table:table-cell table:style-name="ce33" office:value-type="string">
            <text:p>27</text:p>
          </table:table-cell>
          <table:table-cell office:value-type="string">
            <text:p>70</text:p>
          </table:table-cell>
          <table:table-cell office:value-type="string">
            <text:p>80</text:p>
          </table:table-cell>
          <table:table-cell table:style-name="ce32" office:value-type="string">
            <text:p>737-01-01</text:p>
          </table:table-cell>
          <table:table-cell table:style-name="ce35" office:value-type="string">
            <text:p>AA</text:p>
          </table:table-cell>
          <table:table-cell office:value-type="string">
            <text:p>0C</text:p>
          </table:table-cell>
          <table:table-cell table:style-name="ce35" office:value-type="string">
            <text:p>EF</text:p>
          </table:table-cell>
          <table:table-cell table:style-name="ce35" office:value-type="string">
            <text:p>1D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style-name="ce32" office:value-type="string">
            <text:p>737-01-01</text:p>
          </table:table-cell>
          <table:table-cell table:style-name="ce35" office:value-type="string">
            <text:p>AA</text:p>
          </table:table-cell>
          <table:table-cell office:value-type="string">
            <text:p>0C</text:p>
          </table:table-cell>
          <table:table-cell table:style-name="ce35" office:value-type="string">
            <text:p>EF</text:p>
          </table:table-cell>
          <table:table-cell table:style-name="ce35" office:value-type="string">
            <text:p>1D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style-name="ce32" office:value-type="string">
            <text:p>737-01-01</text:p>
          </table:table-cell>
          <table:table-cell table:style-name="ce35" office:value-type="string">
            <text:p>AA</text:p>
          </table:table-cell>
          <table:table-cell office:value-type="string">
            <text:p>0C</text:p>
          </table:table-cell>
          <table:table-cell table:style-name="ce35" office:value-type="string">
            <text:p>EF</text:p>
          </table:table-cell>
          <table:table-cell table:style-name="ce35"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string">
            <text:p>7A</text:p>
          </table:table-cell>
          <table:table-cell table:style-name="ce32" office:value-type="string">
            <text:p>737-01-01</text:p>
          </table:table-cell>
          <table:table-cell table:style-name="ce35" office:value-type="string">
            <text:p>AA</text:p>
          </table:table-cell>
          <table:table-cell office:value-type="string">
            <text:p>0C</text:p>
          </table:table-cell>
          <table:table-cell table:style-name="ce35" office:value-type="string">
            <text:p>EF</text:p>
          </table:table-cell>
          <table:table-cell table:style-name="ce35" office:value-type="string">
            <text:p>1D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37-01-02</text:p>
          </table:table-cell>
          <table:table-cell office:value-type="string">
            <text:p>7E</text:p>
          </table:table-cell>
          <table:table-cell office:value-type="string">
            <text:p>78</text:p>
          </table:table-cell>
          <table:table-cell table:number-columns-repeated="3" office:value-type="string">
            <text:p>00</text:p>
          </table:table-cell>
          <table:table-cell office:value-type="string">
            <text:p>37</text:p>
          </table:table-cell>
          <table:table-cell office:value-type="string">
            <text:p>737-01-02</text:p>
          </table:table-cell>
          <table:table-cell office:value-type="string">
            <text:p>7E</text:p>
          </table:table-cell>
          <table:table-cell office:value-type="string">
            <text:p>78</text:p>
          </table:table-cell>
          <table:table-cell table:number-columns-repeated="3" office:value-type="string">
            <text:p>00</text:p>
          </table:table-cell>
          <table:table-cell office:value-type="string">
            <text:p>37</text:p>
          </table:table-cell>
          <table:table-cell table:style-name="ce32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 table:style-name="ce32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 table:style-name="ce32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 table:style-name="ce32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covered-table-cell/>
          <table:table-cell office:value-type="string">
            <text:p>737-01-03</text:p>
          </table:table-cell>
          <table:table-cell table:style-name="ce33" office:value-type="string">
            <text:p>ED</text:p>
          </table:table-cell>
          <table:table-cell table:style-name="ce33" office:value-type="string">
            <text:p>A5</text:p>
          </table:table-cell>
          <table:table-cell table:style-name="ce31" office:value-type="string">
            <text:p>D4</text:p>
          </table:table-cell>
          <table:table-cell table:number-columns-repeated="3"/>
          <table:table-cell office:value-type="string">
            <text:p>737-01-03</text:p>
          </table:table-cell>
          <table:table-cell table:style-name="ce33" office:value-type="string">
            <text:p>3E</text:p>
          </table:table-cell>
          <table:table-cell table:style-name="ce33" office:value-type="string">
            <text:p>A9</text:p>
          </table:table-cell>
          <table:table-cell table:style-name="ce31" office:value-type="string">
            <text:p>29</text:p>
          </table:table-cell>
          <table:table-cell table:number-columns-repeated="3"/>
          <table:table-cell table:style-name="ce32" office:value-type="string">
            <text:p>737-01-03</text:p>
          </table:table-cell>
          <table:table-cell table:style-name="ce35" office:value-type="float" office:value="39">
            <text:p>39</text:p>
          </table:table-cell>
          <table:table-cell table:style-name="ce35" office:value-type="string">
            <text:p>5F</text:p>
          </table:table-cell>
          <table:table-cell table:style-name="ce31" office:value-type="string">
            <text:p>DA</text:p>
          </table:table-cell>
          <table:table-cell table:number-columns-repeated="3"/>
          <table:table-cell table:style-name="ce32" office:value-type="string">
            <text:p>737-01-03</text:p>
          </table:table-cell>
          <table:table-cell table:style-name="ce35" office:value-type="float" office:value="39">
            <text:p>39</text:p>
          </table:table-cell>
          <table:table-cell table:style-name="ce35" office:value-type="string">
            <text:p>5F</text:p>
          </table:table-cell>
          <table:table-cell office:value-type="string">
            <text:p>DA</text:p>
          </table:table-cell>
          <table:table-cell table:number-columns-repeated="3"/>
          <table:table-cell table:style-name="ce32" office:value-type="string">
            <text:p>737-01-03</text:p>
          </table:table-cell>
          <table:table-cell table:style-name="ce35" office:value-type="string">
            <text:p>3D</text:p>
          </table:table-cell>
          <table:table-cell table:style-name="ce35" office:value-type="string">
            <text:p>AD</text:p>
          </table:table-cell>
          <table:table-cell office:value-type="string">
            <text:p>2C</text:p>
          </table:table-cell>
          <table:table-cell table:number-columns-repeated="3"/>
          <table:table-cell table:style-name="ce32" office:value-type="string">
            <text:p>737-01-03</text:p>
          </table:table-cell>
          <table:table-cell table:style-name="ce35" office:value-type="float" office:value="39">
            <text:p>39</text:p>
          </table:table-cell>
          <table:table-cell table:style-name="ce35" office:value-type="string">
            <text:p>5F</text:p>
          </table:table-cell>
          <table:table-cell office:value-type="string">
            <text:p>DA</text:p>
          </table:table-cell>
          <table:table-cell table:number-columns-repeated="3"/>
          <table:table-cell table:style-name="ce29" table:number-columns-repeated="15"/>
          <table:table-cell table:number-columns-repeated="96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Default"/>
          <table:table-cell table:style-name="ce29" table:number-columns-repeated="14"/>
          <table:table-cell table:number-columns-repeated="966"/>
        </table:table-row>
        <table:table-row table:style-name="ro1">
          <table:table-cell/>
          <table:table-cell office:value-type="string">
            <text:p>F111</text:p>
          </table:table-cell>
          <table:table-cell office:value-type="string" table:number-columns-spanned="6" table:number-rows-spanned="1">
            <text:p>P59V-188K1-</text:p>
          </table:table-cell>
          <table:covered-table-cell table:number-columns-repeated="5"/>
          <table:table-cell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32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32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32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32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F112</text:p>
          </table:table-cell>
          <table:table-cell office:value-type="string" table:number-columns-spanned="6" table:number-rows-spanned="1">
            <text:p>PSPR-18881-</text:p>
          </table:table-cell>
          <table:covered-table-cell table:number-columns-repeated="5"/>
          <table:table-cell office:value-type="string">
            <text:p>F112</text:p>
          </table:table-cell>
          <table:table-cell office:value-type="string" table:number-columns-spanned="6" table:number-rows-spanned="1">
            <text:p>PS5S-18881-B</text:p>
          </table:table-cell>
          <table:covered-table-cell table:number-columns-repeated="5"/>
          <table:table-cell table:style-name="ce32" office:value-type="string">
            <text:p>F112</text:p>
          </table:table-cell>
          <table:table-cell office:value-type="string" table:number-columns-spanned="6" table:number-rows-spanned="1">
            <text:p>PSM5-18881-B</text:p>
          </table:table-cell>
          <table:covered-table-cell table:number-columns-repeated="5"/>
          <table:table-cell table:style-name="ce32" office:value-type="string">
            <text:p>F112</text:p>
          </table:table-cell>
          <table:table-cell office:value-type="string" table:number-columns-spanned="6" table:number-rows-spanned="1">
            <text:p>PEA7-18881-</text:p>
          </table:table-cell>
          <table:covered-table-cell table:number-columns-repeated="5"/>
          <table:table-cell table:style-name="ce32" office:value-type="string">
            <text:p>F112</text:p>
          </table:table-cell>
          <table:table-cell office:value-type="string" table:number-columns-spanned="6" table:number-rows-spanned="1">
            <text:p>PS5S-18881-B</text:p>
          </table:table-cell>
          <table:covered-table-cell table:number-columns-repeated="5"/>
          <table:table-cell table:style-name="ce32" office:value-type="string">
            <text:p>F112</text:p>
          </table:table-cell>
          <table:table-cell office:value-type="string" table:number-columns-spanned="6" table:number-rows-spanned="1">
            <text:p>PEA7-18881-</text:p>
          </table:table-cell>
          <table:covered-table-cell table:number-columns-repeated="5"/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F113</text:p>
          </table:table-cell>
          <table:table-cell office:value-type="string" table:number-columns-spanned="6" table:number-rows-spanned="1">
            <text:p>P59V-18881-A</text:p>
          </table:table-cell>
          <table:covered-table-cell table:number-columns-repeated="5"/>
          <table:table-cell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32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32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32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32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F188</text:p>
          </table:table-cell>
          <table:table-cell office:value-type="string" table:number-columns-spanned="6" table:number-rows-spanned="1">
            <text:p>PSPR-188K2-</text:p>
          </table:table-cell>
          <table:covered-table-cell table:number-columns-repeated="5"/>
          <table:table-cell office:value-type="string">
            <text:p>F188</text:p>
          </table:table-cell>
          <table:table-cell office:value-type="string" table:number-columns-spanned="6" table:number-rows-spanned="1">
            <text:p>PS5S-188K2-B</text:p>
          </table:table-cell>
          <table:covered-table-cell table:number-columns-repeated="5"/>
          <table:table-cell table:style-name="ce32" office:value-type="string">
            <text:p>F188</text:p>
          </table:table-cell>
          <table:table-cell office:value-type="string" table:number-columns-spanned="6" table:number-rows-spanned="1">
            <text:p>PSM5-188K2-B</text:p>
          </table:table-cell>
          <table:covered-table-cell table:number-columns-repeated="5"/>
          <table:table-cell table:style-name="ce32" office:value-type="string">
            <text:p>F188</text:p>
          </table:table-cell>
          <table:table-cell office:value-type="string" table:number-columns-spanned="6" table:number-rows-spanned="1">
            <text:p>PEA7-188K2-</text:p>
          </table:table-cell>
          <table:covered-table-cell table:number-columns-repeated="5"/>
          <table:table-cell table:style-name="ce32" office:value-type="string">
            <text:p>F188</text:p>
          </table:table-cell>
          <table:table-cell office:value-type="string" table:number-columns-spanned="6" table:number-rows-spanned="1">
            <text:p>PS5S-188K2-B</text:p>
          </table:table-cell>
          <table:covered-table-cell table:number-columns-repeated="5"/>
          <table:table-cell table:style-name="ce32" office:value-type="string">
            <text:p>F188</text:p>
          </table:table-cell>
          <table:table-cell office:value-type="string" table:number-columns-spanned="6" table:number-rows-spanned="1">
            <text:p>PEA7-188K2-</text:p>
          </table:table-cell>
          <table:covered-table-cell table:number-columns-repeated="5"/>
          <table:table-cell table:style-name="ce29" table:number-columns-repeated="15"/>
          <table:table-cell table:number-columns-repeated="96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29" table:number-columns-repeated="15"/>
          <table:table-cell table:number-columns-repeated="96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29" table:number-columns-repeated="15"/>
          <table:table-cell table:number-columns-repeated="96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32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2D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office:value-type="string">
            <text:p>2C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32" office:value-type="string">
            <text:p>2D3C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32" office:value-type="string">
            <text:p>2D03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32" office:value-type="string">
            <text:p>2BC2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32" office:value-type="string">
            <text:p>2D03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string">
            <text:p>C1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table:style-name="ce32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table:style-name="ce32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table:style-name="ce32" office:value-type="string">
            <text:p>C100</text:p>
          </table:table-cell>
          <table:table-cell table:style-name="ce38" office:value-type="string">
            <text:p>4E</text:p>
          </table:table-cell>
          <table:table-cell table:style-name="ce38" office:value-type="float" office:value="44">
            <text:p>44</text:p>
          </table:table-cell>
          <table:table-cell table:style-name="ce38" office:value-type="float" office:value="45">
            <text:p>45</text:p>
          </table:table-cell>
          <table:table-cell table:style-name="ce38" office:value-type="float" office:value="52">
            <text:p>52</text:p>
          </table:table-cell>
          <table:table-cell table:style-name="ce38" office:value-type="float" office:value="43">
            <text:p>43</text:p>
          </table:table-cell>
          <table:table-cell table:style-name="ce38" office:value-type="float" office:value="32">
            <text:p>32</text:p>
          </table:table-cell>
          <table:table-cell table:style-name="ce32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string">
            <text:p>C1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 table:style-name="ce32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32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32" office:value-type="string">
            <text:p>C101</text:p>
          </table:table-cell>
          <table:table-cell table:number-columns-repeated="2" table:style-name="ce38" office:value-type="float" office:value="30">
            <text:p>30</text:p>
          </table:table-cell>
          <table:table-cell table:style-name="ce38" office:value-type="float" office:value="37">
            <text:p>37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35">
            <text:p>35</text:p>
          </table:table-cell>
          <table:table-cell table:style-name="ce38" office:value-type="string">
            <text:p>00</text:p>
          </table:table-cell>
          <table:table-cell table:style-name="ce32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C1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102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C10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00</text:p>
          </table:table-cell>
          <table:table-cell table:style-name="ce32" office:value-type="string">
            <text:p>C10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 table:style-name="ce32" office:value-type="string">
            <text:p>C102</text:p>
          </table:table-cell>
          <table:table-cell table:number-columns-repeated="6" table:style-name="ce38" office:value-type="string">
            <text:p>00</text:p>
          </table:table-cell>
          <table:table-cell table:style-name="ce32" office:value-type="string">
            <text:p>C10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3" office:value-type="float" office:value="14">
            <text:p>14</text:p>
          </table:table-cell>
          <table:table-cell office:value-type="string">
            <text:p>00</text:p>
          </table:table-cell>
          <table:table-cell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3" office:value-type="float" office:value="22">
            <text:p>22</text:p>
          </table:table-cell>
          <table:table-cell office:value-type="string">
            <text:p>00</text:p>
          </table:table-cell>
          <table:table-cell table:style-name="ce32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5" office:value-type="float" office:value="12">
            <text:p>12</text:p>
          </table:table-cell>
          <table:table-cell office:value-type="string">
            <text:p>00</text:p>
          </table:table-cell>
          <table:table-cell table:style-name="ce32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3" office:value-type="float" office:value="12">
            <text:p>12</text:p>
          </table:table-cell>
          <table:table-cell office:value-type="string">
            <text:p>00</text:p>
          </table:table-cell>
          <table:table-cell table:style-name="ce32" office:value-type="string">
            <text:p>C103</text:p>
          </table:table-cell>
          <table:table-cell table:style-name="ce38" office:value-type="float" office:value="38">
            <text:p>38</text:p>
          </table:table-cell>
          <table:table-cell table:style-name="ce38" office:value-type="string">
            <text:p>00</text:p>
          </table:table-cell>
          <table:table-cell table:style-name="ce38" office:value-type="string">
            <text:p>09</text:p>
          </table:table-cell>
          <table:table-cell table:style-name="ce38" office:value-type="string">
            <text:p>0A</text:p>
          </table:table-cell>
          <table:table-cell table:style-name="ce39" office:value-type="float" office:value="22">
            <text:p>22</text:p>
          </table:table-cell>
          <table:table-cell table:style-name="ce38" office:value-type="string">
            <text:p>00</text:p>
          </table:table-cell>
          <table:table-cell table:style-name="ce32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3" office:value-type="float" office:value="12">
            <text:p>12</text:p>
          </table:table-cell>
          <table:table-cell office:value-type="string">
            <text:p>00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ce32"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ce32"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ce32" office:value-type="string">
            <text:p>C104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string">
            <text:p>07</text:p>
          </table:table-cell>
          <table:table-cell table:style-name="ce38" office:value-type="float" office:value="57">
            <text:p>57</text:p>
          </table:table-cell>
          <table:table-cell table:number-columns-repeated="2" table:style-name="ce38" office:value-type="string">
            <text:p>00</text:p>
          </table:table-cell>
          <table:table-cell table:style-name="ce32"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BF01</text:p>
          </table:table-cell>
          <table:table-cell table:style-name="ce33" office:value-type="float" office:value="71">
            <text:p>71</text:p>
          </table:table-cell>
          <table:table-cell table:number-columns-repeated="5" office:value-type="string">
            <text:p>00</text:p>
          </table:table-cell>
          <table:table-cell office:value-type="string">
            <text:p>BF01</text:p>
          </table:table-cell>
          <table:table-cell table:style-name="ce33" office:value-type="float" office:value="11">
            <text:p>11</text:p>
          </table:table-cell>
          <table:table-cell table:number-columns-repeated="5" office:value-type="string">
            <text:p>00</text:p>
          </table:table-cell>
          <table:table-cell table:style-name="ce32" office:value-type="string">
            <text:p>BF01</text:p>
          </table:table-cell>
          <table:table-cell table:style-name="ce35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 table:style-name="ce32" office:value-type="string">
            <text:p>BF01</text:p>
          </table:table-cell>
          <table:table-cell table:style-name="ce33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 table:style-name="ce32" office:value-type="string">
            <text:p>BF01</text:p>
          </table:table-cell>
          <table:table-cell table:style-name="ce39" office:value-type="float" office:value="71">
            <text:p>71</text:p>
          </table:table-cell>
          <table:table-cell table:number-columns-repeated="5" table:style-name="ce38" office:value-type="string">
            <text:p>00</text:p>
          </table:table-cell>
          <table:table-cell table:style-name="ce32" office:value-type="string">
            <text:p>BF01</text:p>
          </table:table-cell>
          <table:table-cell table:style-name="ce33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33" office:value-type="string">
            <text:p>01</text:p>
          </table:table-cell>
          <table:table-cell table:style-name="ce33" office:value-type="string">
            <text:p>2B</text:p>
          </table:table-cell>
          <table:table-cell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33" office:value-type="string">
            <text:p>01</text:p>
          </table:table-cell>
          <table:table-cell table:style-name="ce33" office:value-type="string">
            <text:p>5D</text:p>
          </table:table-cell>
          <table:table-cell table:style-name="ce32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33" office:value-type="string">
            <text:p>00</text:p>
          </table:table-cell>
          <table:table-cell table:style-name="ce33" office:value-type="string">
            <text:p>5B</text:p>
          </table:table-cell>
          <table:table-cell table:style-name="ce32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33" office:value-type="string">
            <text:p>01</text:p>
          </table:table-cell>
          <table:table-cell table:style-name="ce33" office:value-type="string">
            <text:p>3B</text:p>
          </table:table-cell>
          <table:table-cell table:style-name="ce32" office:value-type="string">
            <text:p>BF02</text:p>
          </table:table-cell>
          <table:table-cell table:style-name="ce38" office:value-type="float" office:value="21">
            <text:p>21</text:p>
          </table:table-cell>
          <table:table-cell table:number-columns-repeated="3" table:style-name="ce38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2B</text:p>
          </table:table-cell>
          <table:table-cell table:style-name="ce32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33" office:value-type="string">
            <text:p>01</text:p>
          </table:table-cell>
          <table:table-cell table:style-name="ce33" office:value-type="string">
            <text:p>3B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BF03</text:p>
          </table:table-cell>
          <table:table-cell table:style-name="ce33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 office:value-type="string">
            <text:p>BF03</text:p>
          </table:table-cell>
          <table:table-cell table:style-name="ce33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table:number-columns-repeated="3" office:value-type="string">
            <text:p>00</text:p>
          </table:table-cell>
          <table:table-cell table:style-name="ce32" office:value-type="string">
            <text:p>BF03</text:p>
          </table:table-cell>
          <table:table-cell table:style-name="ce35"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 table:style-name="ce32" office:value-type="string">
            <text:p>BF03</text:p>
          </table:table-cell>
          <table:table-cell table:style-name="ce33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 table:style-name="ce32" office:value-type="string">
            <text:p>BF03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00</text:p>
          </table:table-cell>
          <table:table-cell table:style-name="ce39" office:value-type="string">
            <text:p>02</text:p>
          </table:table-cell>
          <table:table-cell table:number-columns-repeated="3" table:style-name="ce38" office:value-type="string">
            <text:p>00</text:p>
          </table:table-cell>
          <table:table-cell table:style-name="ce32" office:value-type="string">
            <text:p>BF03</text:p>
          </table:table-cell>
          <table:table-cell table:style-name="ce33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BF04</text:p>
          </table:table-cell>
          <table:table-cell table:style-name="ce33" office:value-type="float" office:value="32">
            <text:p>32</text:p>
          </table:table-cell>
          <table:table-cell table:style-name="ce33" office:value-type="string">
            <text:p>00</text:p>
          </table:table-cell>
          <table:table-cell table:number-columns-repeated="4" office:value-type="string">
            <text:p>00</text:p>
          </table:table-cell>
          <table:table-cell office:value-type="string">
            <text:p>BF04</text:p>
          </table:table-cell>
          <table:table-cell table:style-name="ce33" office:value-type="float" office:value="32">
            <text:p>32</text:p>
          </table:table-cell>
          <table:table-cell table:style-name="ce33" office:value-type="string">
            <text:p>00</text:p>
          </table:table-cell>
          <table:table-cell table:number-columns-repeated="4" office:value-type="string">
            <text:p>00</text:p>
          </table:table-cell>
          <table:table-cell table:style-name="ce32" office:value-type="string">
            <text:p>BF04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 table:style-name="ce32" office:value-type="string">
            <text:p>BF04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0">
            <text:p>0</text:p>
          </table:table-cell>
          <table:table-cell table:number-columns-repeated="4" office:value-type="string">
            <text:p>00</text:p>
          </table:table-cell>
          <table:table-cell table:style-name="ce32" office:value-type="string">
            <text:p>BF04</text:p>
          </table:table-cell>
          <table:table-cell table:style-name="ce39" office:value-type="float" office:value="32">
            <text:p>32</text:p>
          </table:table-cell>
          <table:table-cell table:style-name="ce39" office:value-type="string">
            <text:p>00</text:p>
          </table:table-cell>
          <table:table-cell table:number-columns-repeated="4" table:style-name="ce38" office:value-type="string">
            <text:p>00</text:p>
          </table:table-cell>
          <table:table-cell table:style-name="ce32" office:value-type="string">
            <text:p>BF04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0">
            <text:p>0</text:p>
          </table:table-cell>
          <table:table-cell table:number-columns-repeated="4" office:value-type="string">
            <text:p>00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ce32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ce32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ce32" office:value-type="string">
            <text:p>BF05</text:p>
          </table:table-cell>
          <table:table-cell table:style-name="ce38" office:value-type="float" office:value="10">
            <text:p>10</text:p>
          </table:table-cell>
          <table:table-cell table:number-columns-repeated="5" table:style-name="ce38" office:value-type="string">
            <text:p>00</text:p>
          </table:table-cell>
          <table:table-cell table:style-name="ce32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BF06</text:p>
          </table:table-cell>
          <table:table-cell table:style-name="ce33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office:value-type="string">
            <text:p>BF06</text:p>
          </table:table-cell>
          <table:table-cell table:style-name="ce33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32" office:value-type="string">
            <text:p>BF06</text:p>
          </table:table-cell>
          <table:table-cell table:style-name="ce35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32" office:value-type="string">
            <text:p>BF06</text:p>
          </table:table-cell>
          <table:table-cell table:style-name="ce33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32" office:value-type="string">
            <text:p>BF06</text:p>
          </table:table-cell>
          <table:table-cell table:style-name="ce39" office:value-type="float" office:value="22">
            <text:p>22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float" office:value="10">
            <text:p>10</text:p>
          </table:table-cell>
          <table:table-cell table:number-columns-repeated="2" table:style-name="ce38" office:value-type="string">
            <text:p>00</text:p>
          </table:table-cell>
          <table:table-cell table:style-name="ce32" office:value-type="string">
            <text:p>BF06</text:p>
          </table:table-cell>
          <table:table-cell table:style-name="ce33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33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33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table:style-name="ce32"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33"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32"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33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table:style-name="ce32" office:value-type="string">
            <text:p>BF07</text:p>
          </table:table-cell>
          <table:table-cell table:number-columns-repeated="3" table:style-name="ce38" office:value-type="string">
            <text:p>00</text:p>
          </table:table-cell>
          <table:table-cell table:style-name="ce39" office:value-type="float" office:value="33">
            <text:p>33</text:p>
          </table:table-cell>
          <table:table-cell table:number-columns-repeated="2" table:style-name="ce38" office:value-type="string">
            <text:p>00</text:p>
          </table:table-cell>
          <table:table-cell table:style-name="ce32"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33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ce32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ce32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ce32" office:value-type="string">
            <text:p>BF08</text:p>
          </table:table-cell>
          <table:table-cell table:style-name="ce38" office:value-type="float" office:value="21">
            <text:p>21</text:p>
          </table:table-cell>
          <table:table-cell table:style-name="ce38" office:value-type="float" office:value="22">
            <text:p>22</text:p>
          </table:table-cell>
          <table:table-cell table:style-name="ce38" office:value-type="string">
            <text:p>00</text:p>
          </table:table-cell>
          <table:table-cell table:number-columns-repeated="2" table:style-name="ce38" office:value-type="float" office:value="77">
            <text:p>77</text:p>
          </table:table-cell>
          <table:table-cell table:style-name="ce38" office:value-type="string">
            <text:p>00</text:p>
          </table:table-cell>
          <table:table-cell table:style-name="ce32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BF09</text:p>
          </table:table-cell>
          <table:table-cell table:style-name="ce33"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office:value-type="string">
            <text:p>BF09</text:p>
          </table:table-cell>
          <table:table-cell table:style-name="ce33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32" office:value-type="string">
            <text:p>BF09</text:p>
          </table:table-cell>
          <table:table-cell table:style-name="ce35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32" office:value-type="string">
            <text:p>BF09</text:p>
          </table:table-cell>
          <table:table-cell table:style-name="ce33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32" office:value-type="string">
            <text:p>BF09</text:p>
          </table:table-cell>
          <table:table-cell table:style-name="ce39" office:value-type="float" office:value="21">
            <text:p>21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float" office:value="10">
            <text:p>10</text:p>
          </table:table-cell>
          <table:table-cell table:number-columns-repeated="2" table:style-name="ce38" office:value-type="string">
            <text:p>00</text:p>
          </table:table-cell>
          <table:table-cell table:style-name="ce32" office:value-type="string">
            <text:p>BF09</text:p>
          </table:table-cell>
          <table:table-cell table:style-name="ce33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33" office:value-type="float" office:value="11">
            <text:p>11</text:p>
          </table:table-cell>
          <table:table-cell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33" office:value-type="float" office:value="11">
            <text:p>11</text:p>
          </table:table-cell>
          <table:table-cell table:style-name="ce32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33" office:value-type="string">
            <text:p>01</text:p>
          </table:table-cell>
          <table:table-cell table:style-name="ce32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33" office:value-type="float" office:value="11">
            <text:p>11</text:p>
          </table:table-cell>
          <table:table-cell table:style-name="ce32" office:value-type="string">
            <text:p>BF10</text:p>
          </table:table-cell>
          <table:table-cell table:style-name="ce38" office:value-type="float" office:value="20">
            <text:p>20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float" office:value="20">
            <text:p>20</text:p>
          </table:table-cell>
          <table:table-cell table:style-name="ce38" office:value-type="string">
            <text:p>00</text:p>
          </table:table-cell>
          <table:table-cell table:style-name="ce39" office:value-type="float" office:value="11">
            <text:p>11</text:p>
          </table:table-cell>
          <table:table-cell table:style-name="ce32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33" office:value-type="float" office:value="11">
            <text:p>11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BF11</text:p>
          </table:table-cell>
          <table:table-cell table:style-name="ce33" office:value-type="float" office:value="20">
            <text:p>20</text:p>
          </table:table-cell>
          <table:table-cell table:style-name="ce33"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office:value-type="string">
            <text:p>BF11</text:p>
          </table:table-cell>
          <table:table-cell table:style-name="ce33" office:value-type="float" office:value="30">
            <text:p>30</text:p>
          </table:table-cell>
          <table:table-cell table:style-name="ce33" office:value-type="string">
            <text:p>1F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ce32" office:value-type="string">
            <text:p>BF11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ce32" office:value-type="string">
            <text:p>BF11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ce32" office:value-type="string">
            <text:p>BF11</text:p>
          </table:table-cell>
          <table:table-cell table:style-name="ce39" office:value-type="float" office:value="20">
            <text:p>20</text:p>
          </table:table-cell>
          <table:table-cell table:style-name="ce39" office:value-type="string">
            <text:p>03</text:p>
          </table:table-cell>
          <table:table-cell table:style-name="ce38" office:value-type="float" office:value="80">
            <text:p>80</text:p>
          </table:table-cell>
          <table:table-cell table:number-columns-repeated="3" table:style-name="ce38" office:value-type="string">
            <text:p>00</text:p>
          </table:table-cell>
          <table:table-cell table:style-name="ce32" office:value-type="string">
            <text:p>BF11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32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32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32" office:value-type="string">
            <text:p>BF12</text:p>
          </table:table-cell>
          <table:table-cell table:style-name="ce38" office:value-type="string">
            <text:p>7A</text:p>
          </table:table-cell>
          <table:table-cell table:style-name="ce38" office:value-type="string">
            <text:p>5B</text:p>
          </table:table-cell>
          <table:table-cell table:style-name="ce38" office:value-type="float" office:value="95">
            <text:p>95</text:p>
          </table:table-cell>
          <table:table-cell table:style-name="ce38" office:value-type="string">
            <text:p>5A</text:p>
          </table:table-cell>
          <table:table-cell table:style-name="ce38" office:value-type="float" office:value="55">
            <text:p>55</text:p>
          </table:table-cell>
          <table:table-cell table:style-name="ce38" office:value-type="string">
            <text:p>F3</text:p>
          </table:table-cell>
          <table:table-cell table:style-name="ce32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BF13</text:p>
          </table:table-cell>
          <table:table-cell table:number-columns-repeated="6" office:value-type="string">
            <text:p>00</text:p>
          </table:table-cell>
          <table:table-cell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3</text:p>
          </table:table-cell>
          <table:table-cell table:number-columns-repeated="6" table:style-name="ce38" office:value-type="string">
            <text:p>00</text:p>
          </table:table-cell>
          <table:table-cell table:style-name="ce32"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ce29" table:number-columns-repeated="15"/>
          <table:table-cell table:number-columns-repeated="966"/>
        </table:table-row>
        <table:table-row table:style-name="ro1">
          <table:table-cell/>
          <table:table-cell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33" office:value-type="float" office:value="48">
            <text:p>48</text:p>
          </table:table-cell>
          <table:table-cell table:style-name="ce33" office:value-type="string">
            <text:p>A0</text:p>
          </table:table-cell>
          <table:table-cell office:value-type="float" office:value="28">
            <text:p>28</text:p>
          </table:table-cell>
          <table:table-cell table:style-name="ce32"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A0</text:p>
          </table:table-cell>
          <table:table-cell office:value-type="float" office:value="28">
            <text:p>28</text:p>
          </table:table-cell>
          <table:table-cell table:style-name="ce32"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33" office:value-type="float" office:value="40">
            <text:p>40</text:p>
          </table:table-cell>
          <table:table-cell table:style-name="ce33" office:value-type="string">
            <text:p>A0</text:p>
          </table:table-cell>
          <table:table-cell office:value-type="float" office:value="28">
            <text:p>28</text:p>
          </table:table-cell>
          <table:table-cell table:style-name="ce32" office:value-type="string">
            <text:p>BF14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string">
            <text:p>08</text:p>
          </table:table-cell>
          <table:table-cell table:style-name="ce39" office:value-type="float" office:value="40">
            <text:p>40</text:p>
          </table:table-cell>
          <table:table-cell table:style-name="ce39" office:value-type="string">
            <text:p>A0</text:p>
          </table:table-cell>
          <table:table-cell table:style-name="ce38" office:value-type="float" office:value="28">
            <text:p>28</text:p>
          </table:table-cell>
          <table:table-cell table:style-name="ce32"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33" office:value-type="float" office:value="40">
            <text:p>40</text:p>
          </table:table-cell>
          <table:table-cell table:style-name="ce33" office:value-type="string">
            <text:p>A0</text:p>
          </table:table-cell>
          <table:table-cell office:value-type="float" office:value="28">
            <text:p>28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BF15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34">
            <text:p>34</text:p>
          </table:table-cell>
          <table:table-cell office:value-type="string">
            <text:p>00</text:p>
          </table:table-cell>
          <table:table-cell table:style-name="ce33" office:value-type="float" office:value="32">
            <text:p>32</text:p>
          </table:table-cell>
          <table:table-cell table:style-name="ce33" office:value-type="string">
            <text:p>00</text:p>
          </table:table-cell>
          <table:table-cell office:value-type="string">
            <text:p>00</text:p>
          </table:table-cell>
          <table:table-cell office:value-type="string">
            <text:p>BF15</text:p>
          </table:table-cell>
          <table:table-cell table:style-name="ce33" office:value-type="float" office:value="61">
            <text:p>61</text:p>
          </table:table-cell>
          <table:table-cell table:style-name="ce33" office:value-type="string">
            <text:p>04</text:p>
          </table:table-cell>
          <table:table-cell office:value-type="string">
            <text:p>00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40">
            <text:p>40</text:p>
          </table:table-cell>
          <table:table-cell office:value-type="string">
            <text:p>00</text:p>
          </table:table-cell>
          <table:table-cell table:style-name="ce32" office:value-type="string">
            <text:p>BF15</text:p>
          </table:table-cell>
          <table:table-cell table:style-name="ce35" office:value-type="float" office:value="68">
            <text:p>68</text:p>
          </table:table-cell>
          <table:table-cell table:style-name="ce35" office:value-type="float" office:value="34">
            <text:p>34</text:p>
          </table:table-cell>
          <table:table-cell office:value-type="string">
            <text:p>00</text:p>
          </table:table-cell>
          <table:table-cell table:style-name="ce35" office:value-type="float" office:value="33">
            <text:p>33</text:p>
          </table:table-cell>
          <table:table-cell table:style-name="ce35" office:value-type="string">
            <text:p>00</text:p>
          </table:table-cell>
          <table:table-cell office:value-type="string">
            <text:p>00</text:p>
          </table:table-cell>
          <table:table-cell table:style-name="ce32" office:value-type="string">
            <text:p>BF15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34">
            <text:p>34</text:p>
          </table:table-cell>
          <table:table-cell office:value-type="string">
            <text:p>00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0">
            <text:p>0</text:p>
          </table:table-cell>
          <table:table-cell office:value-type="string">
            <text:p>00</text:p>
          </table:table-cell>
          <table:table-cell table:style-name="ce32" office:value-type="string">
            <text:p>BF15</text:p>
          </table:table-cell>
          <table:table-cell table:style-name="ce39" office:value-type="float" office:value="68">
            <text:p>68</text:p>
          </table:table-cell>
          <table:table-cell table:style-name="ce39" office:value-type="float" office:value="34">
            <text:p>34</text:p>
          </table:table-cell>
          <table:table-cell table:style-name="ce38" office:value-type="string">
            <text:p>00</text:p>
          </table:table-cell>
          <table:table-cell table:style-name="ce39" office:value-type="float" office:value="32">
            <text:p>32</text:p>
          </table:table-cell>
          <table:table-cell table:style-name="ce39" office:value-type="string">
            <text:p>00</text:p>
          </table:table-cell>
          <table:table-cell table:style-name="ce38" office:value-type="string">
            <text:p>00</text:p>
          </table:table-cell>
          <table:table-cell table:style-name="ce32" office:value-type="string">
            <text:p>BF15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34">
            <text:p>34</text:p>
          </table:table-cell>
          <table:table-cell office:value-type="string">
            <text:p>00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0">
            <text:p>0</text:p>
          </table:table-cell>
          <table:table-cell office:value-type="string">
            <text:p>0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BF16</text:p>
          </table:table-cell>
          <table:table-cell table:style-name="ce33" office:value-type="float" office:value="91">
            <text:p>91</text:p>
          </table:table-cell>
          <table:table-cell table:style-name="ce33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office:value-type="string">
            <text:p>BF16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table:style-name="ce32" office:value-type="string">
            <text:p>BF16</text:p>
          </table:table-cell>
          <table:table-cell table:style-name="ce35" office:value-type="float" office:value="90">
            <text:p>90</text:p>
          </table:table-cell>
          <table:table-cell table:style-name="ce35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table:style-name="ce32" office:value-type="string">
            <text:p>BF16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table:style-name="ce32" office:value-type="string">
            <text:p>BF16</text:p>
          </table:table-cell>
          <table:table-cell table:style-name="ce39" office:value-type="float" office:value="90">
            <text:p>90</text:p>
          </table:table-cell>
          <table:table-cell table:style-name="ce39" office:value-type="float" office:value="24">
            <text:p>24</text:p>
          </table:table-cell>
          <table:table-cell table:style-name="ce38" office:value-type="float" office:value="65">
            <text:p>65</text:p>
          </table:table-cell>
          <table:table-cell table:number-columns-repeated="3" table:style-name="ce38" office:value-type="string">
            <text:p>00</text:p>
          </table:table-cell>
          <table:table-cell table:style-name="ce32" office:value-type="string">
            <text:p>BF16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BF17</text:p>
          </table:table-cell>
          <table:table-cell table:style-name="ce33" office:value-type="float" office:value="74">
            <text:p>74</text:p>
          </table:table-cell>
          <table:table-cell office:value-type="float" office:value="22">
            <text:p>22</text:p>
          </table:table-cell>
          <table:table-cell table:style-name="ce33" office:value-type="string">
            <text:p>00</text:p>
          </table:table-cell>
          <table:table-cell table:number-columns-repeated="3" office:value-type="string">
            <text:p>00</text:p>
          </table:table-cell>
          <table:table-cell office:value-type="string">
            <text:p>BF17</text:p>
          </table:table-cell>
          <table:table-cell table:style-name="ce33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33" office:value-type="float" office:value="40">
            <text:p>40</text:p>
          </table:table-cell>
          <table:table-cell table:number-columns-repeated="3" office:value-type="string">
            <text:p>00</text:p>
          </table:table-cell>
          <table:table-cell table:style-name="ce32" office:value-type="string">
            <text:p>BF17</text:p>
          </table:table-cell>
          <table:table-cell table:style-name="ce35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35" office:value-type="string">
            <text:p>00</text:p>
          </table:table-cell>
          <table:table-cell table:number-columns-repeated="3" office:value-type="string">
            <text:p>00</text:p>
          </table:table-cell>
          <table:table-cell table:style-name="ce32" office:value-type="string">
            <text:p>BF17</text:p>
          </table:table-cell>
          <table:table-cell table:style-name="ce33" office:value-type="float" office:value="64">
            <text:p>64</text:p>
          </table:table-cell>
          <table:table-cell office:value-type="float" office:value="22">
            <text:p>22</text:p>
          </table:table-cell>
          <table:table-cell table:style-name="ce33" office:value-type="string">
            <text:p>00</text:p>
          </table:table-cell>
          <table:table-cell table:number-columns-repeated="3" office:value-type="string">
            <text:p>00</text:p>
          </table:table-cell>
          <table:table-cell table:style-name="ce32" office:value-type="string">
            <text:p>BF17</text:p>
          </table:table-cell>
          <table:table-cell table:style-name="ce39" office:value-type="float" office:value="74">
            <text:p>74</text:p>
          </table:table-cell>
          <table:table-cell table:style-name="ce38" office:value-type="float" office:value="22">
            <text:p>22</text:p>
          </table:table-cell>
          <table:table-cell table:style-name="ce39" office:value-type="string">
            <text:p>00</text:p>
          </table:table-cell>
          <table:table-cell table:number-columns-repeated="3" table:style-name="ce38" office:value-type="string">
            <text:p>00</text:p>
          </table:table-cell>
          <table:table-cell table:style-name="ce32" office:value-type="string">
            <text:p>BF17</text:p>
          </table:table-cell>
          <table:table-cell table:style-name="ce33" office:value-type="float" office:value="64">
            <text:p>64</text:p>
          </table:table-cell>
          <table:table-cell office:value-type="float" office:value="22">
            <text:p>22</text:p>
          </table:table-cell>
          <table:table-cell table:style-name="ce33" office:value-type="string">
            <text:p>00</text:p>
          </table:table-cell>
          <table:table-cell table:number-columns-repeated="3" office:value-type="string">
            <text:p>0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BF18</text:p>
          </table:table-cell>
          <table:table-cell table:number-columns-repeated="6" office:value-type="string">
            <text:p>00</text:p>
          </table:table-cell>
          <table:table-cell office:value-type="string">
            <text:p>BF18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8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8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8</text:p>
          </table:table-cell>
          <table:table-cell table:number-columns-repeated="6" table:style-name="ce38" office:value-type="string">
            <text:p>00</text:p>
          </table:table-cell>
          <table:table-cell table:style-name="ce32" office:value-type="string">
            <text:p>BF18</text:p>
          </table:table-cell>
          <table:table-cell table:number-columns-repeated="6" office:value-type="string">
            <text:p>0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BF19</text:p>
          </table:table-cell>
          <table:table-cell table:number-columns-repeated="6" office:value-type="string">
            <text:p>00</text:p>
          </table:table-cell>
          <table:table-cell office:value-type="string">
            <text:p>BF19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9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9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9</text:p>
          </table:table-cell>
          <table:table-cell table:number-columns-repeated="6" table:style-name="ce38" office:value-type="string">
            <text:p>00</text:p>
          </table:table-cell>
          <table:table-cell table:style-name="ce32" office:value-type="string">
            <text:p>BF19</text:p>
          </table:table-cell>
          <table:table-cell table:number-columns-repeated="6" office:value-type="string">
            <text:p>0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BF1A</text:p>
          </table:table-cell>
          <table:table-cell table:number-columns-repeated="6" office:value-type="string">
            <text:p>00</text:p>
          </table:table-cell>
          <table:table-cell office:value-type="string">
            <text:p>BF1A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A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A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A</text:p>
          </table:table-cell>
          <table:table-cell table:number-columns-repeated="6" table:style-name="ce38" office:value-type="string">
            <text:p>00</text:p>
          </table:table-cell>
          <table:table-cell table:style-name="ce32" office:value-type="string">
            <text:p>BF1A</text:p>
          </table:table-cell>
          <table:table-cell table:number-columns-repeated="6" office:value-type="string">
            <text:p>0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BF1B</text:p>
          </table:table-cell>
          <table:table-cell table:number-columns-repeated="6" office:value-type="string">
            <text:p>00</text:p>
          </table:table-cell>
          <table:table-cell office:value-type="string">
            <text:p>BF1B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B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B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B</text:p>
          </table:table-cell>
          <table:table-cell table:number-columns-repeated="6" table:style-name="ce38" office:value-type="string">
            <text:p>00</text:p>
          </table:table-cell>
          <table:table-cell table:style-name="ce32" office:value-type="string">
            <text:p>BF1B</text:p>
          </table:table-cell>
          <table:table-cell table:number-columns-repeated="6" office:value-type="string">
            <text:p>0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BF1C</text:p>
          </table:table-cell>
          <table:table-cell table:number-columns-repeated="6" office:value-type="string">
            <text:p>00</text:p>
          </table:table-cell>
          <table:table-cell office:value-type="string">
            <text:p>BF1C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C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C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C</text:p>
          </table:table-cell>
          <table:table-cell table:number-columns-repeated="6" table:style-name="ce38" office:value-type="string">
            <text:p>00</text:p>
          </table:table-cell>
          <table:table-cell table:style-name="ce32" office:value-type="string">
            <text:p>BF1C</text:p>
          </table:table-cell>
          <table:table-cell table:number-columns-repeated="6" office:value-type="string">
            <text:p>0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BF1D</text:p>
          </table:table-cell>
          <table:table-cell table:number-columns-repeated="6" office:value-type="string">
            <text:p>00</text:p>
          </table:table-cell>
          <table:table-cell office:value-type="string">
            <text:p>BF1D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D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D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D</text:p>
          </table:table-cell>
          <table:table-cell table:number-columns-repeated="6" table:style-name="ce38" office:value-type="string">
            <text:p>00</text:p>
          </table:table-cell>
          <table:table-cell table:style-name="ce32" office:value-type="string">
            <text:p>BF1D</text:p>
          </table:table-cell>
          <table:table-cell table:number-columns-repeated="6" office:value-type="string">
            <text:p>0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BF1E</text:p>
          </table:table-cell>
          <table:table-cell table:number-columns-repeated="6" office:value-type="string">
            <text:p>00</text:p>
          </table:table-cell>
          <table:table-cell office:value-type="string">
            <text:p>BF1E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E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E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E</text:p>
          </table:table-cell>
          <table:table-cell table:number-columns-repeated="6" table:style-name="ce38" office:value-type="string">
            <text:p>00</text:p>
          </table:table-cell>
          <table:table-cell table:style-name="ce32" office:value-type="string">
            <text:p>BF1E</text:p>
          </table:table-cell>
          <table:table-cell table:number-columns-repeated="6" office:value-type="string">
            <text:p>0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BF1F</text:p>
          </table:table-cell>
          <table:table-cell table:number-columns-repeated="6" office:value-type="string">
            <text:p>00</text:p>
          </table:table-cell>
          <table:table-cell office:value-type="string">
            <text:p>BF1F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F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F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1F</text:p>
          </table:table-cell>
          <table:table-cell table:number-columns-repeated="6" table:style-name="ce38" office:value-type="string">
            <text:p>00</text:p>
          </table:table-cell>
          <table:table-cell table:style-name="ce32" office:value-type="string">
            <text:p>BF1F</text:p>
          </table:table-cell>
          <table:table-cell table:number-columns-repeated="6" office:value-type="string">
            <text:p>0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BF20</text:p>
          </table:table-cell>
          <table:table-cell table:number-columns-repeated="6" office:value-type="string">
            <text:p>00</text:p>
          </table:table-cell>
          <table:table-cell office:value-type="string">
            <text:p>BF20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20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20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20</text:p>
          </table:table-cell>
          <table:table-cell table:number-columns-repeated="6" table:style-name="ce38" office:value-type="string">
            <text:p>00</text:p>
          </table:table-cell>
          <table:table-cell table:style-name="ce32" office:value-type="string">
            <text:p>BF20</text:p>
          </table:table-cell>
          <table:table-cell table:number-columns-repeated="6" office:value-type="string">
            <text:p>00</text:p>
          </table:table-cell>
          <table:table-cell table:number-columns-repeated="14"/>
          <table:table-cell table:style-name="ce31"/>
          <table:table-cell table:number-columns-repeated="966"/>
        </table:table-row>
        <table:table-row table:style-name="ro1">
          <table:table-cell/>
          <table:table-cell office:value-type="string">
            <text:p>BF21</text:p>
          </table:table-cell>
          <table:table-cell table:number-columns-repeated="6" office:value-type="string">
            <text:p>00</text:p>
          </table:table-cell>
          <table:table-cell office:value-type="string">
            <text:p>BF21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21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21</text:p>
          </table:table-cell>
          <table:table-cell table:number-columns-repeated="6" office:value-type="string">
            <text:p>00</text:p>
          </table:table-cell>
          <table:table-cell table:style-name="ce32" office:value-type="string">
            <text:p>BF21</text:p>
          </table:table-cell>
          <table:table-cell table:number-columns-repeated="6" table:style-name="ce38" office:value-type="string">
            <text:p>00</text:p>
          </table:table-cell>
          <table:table-cell table:style-name="ce32" office:value-type="string">
            <text:p>BF21</text:p>
          </table:table-cell>
          <table:table-cell table:number-columns-repeated="6" office:value-type="string">
            <text:p>00</text:p>
          </table:table-cell>
          <table:table-cell table:number-columns-repeated="14"/>
          <table:table-cell table:style-name="ce31"/>
          <table:table-cell table:number-columns-repeated="966"/>
        </table:table-row>
        <table:table-row table:style-name="ro1" table:number-rows-repeated="2">
          <table:table-cell/>
          <table:table-cell table:style-name="ce31" table:number-columns-repeated="6"/>
          <table:table-cell/>
          <table:table-cell table:style-name="ce1"/>
          <table:table-cell table:number-columns-repeated="4"/>
          <table:table-cell table:style-name="ce31" table:number-columns-repeated="16"/>
          <table:table-cell/>
          <table:table-cell table:style-name="ce31" table:number-columns-repeated="972"/>
          <table:table-cell table:number-columns-repeated="22"/>
        </table:table-row>
        <table:table-row table:style-name="ro1">
          <table:table-cell/>
          <table:table-cell table:style-name="ce31" table:number-columns-repeated="6"/>
          <table:table-cell/>
          <table:table-cell table:style-name="ce1"/>
          <table:table-cell table:number-columns-repeated="4"/>
          <table:table-cell table:style-name="ce31" table:number-columns-repeated="989"/>
          <table:table-cell table:number-columns-repeated="22"/>
        </table:table-row>
        <table:table-row table:style-name="ro1" table:number-rows-repeated="29">
          <table:table-cell table:style-name="ce29" table:number-columns-repeated="14"/>
          <table:table-cell table:number-columns-repeated="2"/>
          <table:table-cell table:style-name="ce31" table:number-columns-repeated="989"/>
          <table:table-cell table:number-columns-repeated="19"/>
        </table:table-row>
        <table:table-row table:style-name="ro1" table:number-rows-repeated="10">
          <table:table-cell table:style-name="ce29" table:number-columns-repeated="14"/>
          <table:table-cell table:style-name="ce31" table:number-columns-repeated="991"/>
          <table:table-cell table:number-columns-repeated="19"/>
        </table:table-row>
        <table:table-row table:style-name="ro1">
          <table:table-cell table:style-name="ce29" table:number-columns-repeated="14"/>
          <table:table-cell table:style-name="ce31" table:number-columns-repeated="988"/>
          <table:table-cell table:number-columns-repeated="22"/>
        </table:table-row>
        <table:table-row table:style-name="ro1" table:number-rows-repeated="59">
          <table:table-cell/>
          <table:table-cell table:style-name="ce31" table:number-columns-repeated="1001"/>
          <table:table-cell table:number-columns-repeated="22"/>
        </table:table-row>
        <table:table-row table:style-name="ro1" table:number-rows-repeated="2">
          <table:table-cell/>
          <table:table-cell table:style-name="ce31" table:number-columns-repeated="56"/>
          <table:table-cell/>
          <table:table-cell table:style-name="ce31" table:number-columns-repeated="944"/>
          <table:table-cell table:number-columns-repeated="22"/>
        </table:table-row>
        <table:table-row table:style-name="ro1" table:number-rows-repeated="2">
          <table:table-cell table:number-columns-repeated="29"/>
          <table:table-cell table:style-name="ce31"/>
          <table:table-cell table:number-columns-repeated="994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差異表" table:style-name="ta1" table:print="false">
        <table:table-column table:style-name="co10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column table:style-name="co13" table:number-columns-repeated="8" table:default-cell-style-name="Default"/>
        <table:table-column table:style-name="co5" table:default-cell-style-name="Default"/>
        <table:table-column table:style-name="co13" table:number-columns-repeated="8" table:default-cell-style-name="Default"/>
        <table:table-row table:style-name="ro1">
          <table:table-cell table:style-name="ce12" office:value-type="string">
            <text:p>MODULE</text:p>
          </table:table-cell>
          <table:table-cell table:style-name="ce15" office:value-type="string">
            <text:p>MODEL</text:p>
          </table:table-cell>
          <table:table-cell table:style-name="ce16" table:number-columns-spanned="9" table:number-rows-spanned="1"/>
          <table:covered-table-cell table:number-columns-repeated="8" table:style-name="ce15"/>
          <table:table-cell table:style-name="ce16" table:number-columns-spanned="9" table:number-rows-spanned="1"/>
          <table:covered-table-cell table:number-columns-repeated="8" table:style-name="ce15"/>
          <table:table-cell table:style-name="ce15" table:number-columns-spanned="9" table:number-rows-spanned="1"/>
          <table:covered-table-cell table:number-columns-repeated="8" table:style-name="ce15"/>
          <table:table-cell table:style-name="ce15"/>
          <table:table-cell table:style-name="ce26" table:number-columns-repeated="8"/>
        </table:table-row>
        <table:table-row table:style-name="ro1">
          <table:table-cell table:style-name="ce12" office:value-type="string" table:number-columns-spanned="1" table:number-rows-spanned="9">
            <text:p>FSC</text:p>
          </table:table-cell>
          <table:table-cell table:style-name="ce15"/>
          <table:table-cell table:style-name="ce16" office:value-type="string" table:number-columns-spanned="9" table:number-rows-spanned="1">
            <text:p>706-01-01B1</text:p>
          </table:table-cell>
          <table:covered-table-cell table:number-columns-repeated="8" table:style-name="ce15"/>
          <table:table-cell table:style-name="ce16" office:value-type="string" table:number-columns-spanned="9" table:number-rows-spanned="1">
            <text:p>706-01-01B3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06-01-01B4</text:p>
          </table:table-cell>
          <table:covered-table-cell table:number-columns-repeated="8" table:style-name="ce15"/>
          <table:table-cell table:style-name="ce16" office:value-type="string" table:number-columns-spanned="9" table:number-rows-spanned="1">
            <text:p>706-01-02B2</text:p>
          </table:table-cell>
          <table:covered-table-cell table:number-columns-repeated="8" table:style-name="ce26"/>
        </table:table-row>
        <table:table-row table:style-name="ro1">
          <table:covered-table-cell table:style-name="ce12"/>
          <table:table-cell table:style-name="ce15" office:value-type="string">
            <text:p>6AT RF</text:p>
          </table:table-cell>
          <table:table-cell table:style-name="ce17" office:value-type="string">
            <text:p>26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51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70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81</text:p>
          </table:table-cell>
          <table:table-cell table:style-name="ce15" office:value-type="string">
            <text:p>1</text:p>
          </table:table-cell>
          <table:table-cell table:number-columns-repeated="5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2"/>
          <table:table-cell table:style-name="ce15" office:value-type="string">
            <text:p>JDM6MT RF</text:p>
          </table:table-cell>
          <table:table-cell table:style-name="ce17" office:value-type="string">
            <text:p>A6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91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10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82</text:p>
          </table:table-cell>
          <table:table-cell table:style-name="ce15" office:value-type="string">
            <text:p>1</text:p>
          </table:table-cell>
          <table:table-cell table:number-columns-repeated="5"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0</text:p>
          </table:table-cell>
        </table:table-row>
        <table:table-row table:style-name="ro1">
          <table:covered-table-cell table:style-name="ce12"/>
          <table:table-cell table:style-name="ce15" office:value-type="string">
            <text:p>EU6MT ST</text:p>
          </table:table-cell>
          <table:table-cell table:style-name="ce17" office:value-type="string">
            <text:p>26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51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30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81</text:p>
          </table:table-cell>
          <table:table-cell table:style-name="ce15" office:value-type="string">
            <text:p>1</text:p>
          </table:table-cell>
          <table:table-cell table:number-columns-repeated="5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2"/>
          <table:table-cell table:style-name="ce15" office:value-type="string">
            <text:p>EU6MT RF</text:p>
          </table:table-cell>
          <table:table-cell table:style-name="ce17" office:value-type="string">
            <text:p>26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51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30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81</text:p>
          </table:table-cell>
          <table:table-cell table:style-name="ce15" office:value-type="string">
            <text:p>1</text:p>
          </table:table-cell>
          <table:table-cell table:number-columns-repeated="5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2"/>
          <table:table-cell table:style-name="ce15"/>
          <table:table-cell table:style-name="ce18" office:value-type="string" table:number-columns-spanned="9" table:number-rows-spanned="4">
            <text:p>JDM DIFF ONLY</text:p>
          </table:table-cell>
          <table:covered-table-cell table:number-columns-repeated="8" table:style-name="ce18"/>
          <table:table-cell table:style-name="ce18" office:value-type="string" table:number-columns-spanned="9" table:number-rows-spanned="4">
            <text:p>JDM DIFF ONLY</text:p>
          </table:table-cell>
          <table:covered-table-cell table:number-columns-repeated="8" table:style-name="ce18"/>
          <table:table-cell table:style-name="ce18" office:value-type="string" table:number-columns-spanned="9" table:number-rows-spanned="4">
            <text:p>國際規跟歐規差b6 可能是自動雨刷之類</text:p>
          </table:table-cell>
          <table:covered-table-cell table:number-columns-repeated="8" table:style-name="ce18"/>
          <table:table-cell table:style-name="ce18" office:value-type="string" table:number-columns-spanned="9" table:number-rows-spanned="4">
            <text:p>JDM DIFF ONLY</text:p>
          </table:table-cell>
          <table:covered-table-cell table:number-columns-repeated="8" table:style-name="ce27"/>
        </table:table-row>
        <table:table-row table:style-name="ro1">
          <table:covered-table-cell table:style-name="ce12"/>
          <table:table-cell table:style-name="ce15"/>
          <table:covered-table-cell table:number-columns-repeated="28" table:style-name="ce18"/>
          <table:covered-table-cell table:number-columns-repeated="8" table:style-name="ce27"/>
        </table:table-row>
        <table:table-row table:style-name="ro1">
          <table:covered-table-cell table:style-name="ce12"/>
          <table:table-cell table:style-name="ce15"/>
          <table:covered-table-cell table:number-columns-repeated="28" table:style-name="ce18"/>
          <table:covered-table-cell table:number-columns-repeated="8" table:style-name="ce27"/>
        </table:table-row>
        <table:table-row table:style-name="ro1">
          <table:covered-table-cell table:style-name="ce12"/>
          <table:table-cell table:style-name="ce15"/>
          <table:covered-table-cell table:number-columns-repeated="28" table:style-name="ce18"/>
          <table:covered-table-cell table:number-columns-repeated="8" table:style-name="ce27"/>
        </table:table-row>
        <table:table-row table:style-name="ro1">
          <table:table-cell table:style-name="ce12" office:value-type="string" table:number-columns-spanned="1" table:number-rows-spanned="9">
            <text:p>IC</text:p>
          </table:table-cell>
          <table:table-cell table:style-name="ce15"/>
          <table:table-cell table:style-name="ce15" office:value-type="string" table:number-columns-spanned="9" table:number-rows-spanned="1">
            <text:p>720-01-01B1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20-01-01B3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20-01-02B2</text:p>
          </table:table-cell>
          <table:covered-table-cell table:number-columns-repeated="8" table:style-name="ce15"/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 office:value-type="string">
            <text:p>6AT RF</text:p>
          </table:table-cell>
          <table:table-cell table:style-name="ce17" office:value-type="string">
            <text:p>2B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1</text:p>
          </table:table-cell>
          <table:table-cell table:style-name="ce17" office:value-type="string">
            <text:p>72 </text:p>
          </table:table-cell>
          <table:table-cell table:style-name="ce15" office:value-type="string">
            <text:p>0</text:p>
          </table:table-cell>
          <table:table-cell table:number-columns-repeated="3" table:style-name="ce15" office:value-type="string">
            <text:p>1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04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 office:value-type="string">
            <text:p>JDM6MT RF</text:p>
          </table:table-cell>
          <table:table-cell table:style-name="ce17" office:value-type="string">
            <text:p>60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0</text:p>
          </table:table-cell>
          <table:table-cell table:style-name="ce17" office:value-type="string">
            <text:p>72 </text:p>
          </table:table-cell>
          <table:table-cell table:style-name="ce15" office:value-type="string">
            <text:p>0</text:p>
          </table:table-cell>
          <table:table-cell table:number-columns-repeated="3" table:style-name="ce15" office:value-type="string">
            <text:p>1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20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 office:value-type="string">
            <text:p>EU6MT ST</text:p>
          </table:table-cell>
          <table:table-cell table:style-name="ce17" office:value-type="string">
            <text:p>63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1</text:p>
          </table:table-cell>
          <table:table-cell table:style-name="ce17" office:value-type="string">
            <text:p>7B</text:p>
          </table:table-cell>
          <table:table-cell table:style-name="ce15" office:value-type="string">
            <text:p>0</text:p>
          </table:table-cell>
          <table:table-cell table:number-columns-repeated="3" table:style-name="ce15" office:value-type="string">
            <text:p>1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7" office:value-type="string">
            <text:p>20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 office:value-type="string">
            <text:p>EU6MT RF</text:p>
          </table:table-cell>
          <table:table-cell table:style-name="ce17" office:value-type="string">
            <text:p>63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1</text:p>
          </table:table-cell>
          <table:table-cell table:style-name="ce17" office:value-type="string">
            <text:p>7B</text:p>
          </table:table-cell>
          <table:table-cell table:style-name="ce15" office:value-type="string">
            <text:p>0</text:p>
          </table:table-cell>
          <table:table-cell table:number-columns-repeated="3" table:style-name="ce15" office:value-type="string">
            <text:p>1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7" office:value-type="string">
            <text:p>20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/>
          <table:table-cell table:style-name="ce19" office:value-type="string" table:number-columns-spanned="9" table:number-rows-spanned="4">
            <text:p>b6/b3: AT/MT差異</text:p>
            <text:p>b1/b0: LHT/RHT差異</text:p>
          </table:table-cell>
          <table:covered-table-cell table:style-name="ce19"/>
          <table:covered-table-cell table:number-columns-repeated="7" table:style-name="ce20"/>
          <table:table-cell table:style-name="ce20" office:value-type="string" table:number-columns-spanned="9" table:number-rows-spanned="4">
            <text:p>b3 可能是行人保護燈號</text:p>
          </table:table-cell>
          <table:covered-table-cell table:number-columns-repeated="8" table:style-name="ce20"/>
          <table:table-cell table:style-name="ce20" office:value-type="string" table:number-columns-spanned="9" table:number-rows-spanned="4">
            <text:p>b5/b2: AT/MT差異</text:p>
          </table:table-cell>
          <table:covered-table-cell table:number-columns-repeated="8" table:style-name="ce20"/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/>
          <table:covered-table-cell table:number-columns-repeated="2" table:style-name="ce19"/>
          <table:covered-table-cell table:number-columns-repeated="25" table:style-name="ce20"/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/>
          <table:covered-table-cell table:number-columns-repeated="2" table:style-name="ce19"/>
          <table:covered-table-cell table:number-columns-repeated="25" table:style-name="ce20"/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/>
          <table:covered-table-cell table:number-columns-repeated="2" table:style-name="ce19"/>
          <table:covered-table-cell table:number-columns-repeated="25" table:style-name="ce20"/>
          <table:table-cell table:style-name="ce15"/>
          <table:table-cell table:style-name="ce26" table:number-columns-repeated="8"/>
        </table:table-row>
        <table:table-row table:style-name="ro1">
          <table:table-cell table:style-name="ce13" office:value-type="string" table:number-columns-spanned="1" table:number-rows-spanned="19">
            <text:p>SSU</text:p>
          </table:table-cell>
          <table:table-cell table:style-name="ce15"/>
          <table:table-cell table:style-name="ce15" office:value-type="string" table:number-columns-spanned="9" table:number-rows-spanned="1">
            <text:p>731-01-01B1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1B2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1B4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1B5</text:p>
          </table:table-cell>
          <table:covered-table-cell table:number-columns-repeated="8" table:style-name="ce15"/>
        </table:table-row>
        <table:table-row table:style-name="ro1">
          <table:covered-table-cell table:style-name="ce13"/>
          <table:table-cell table:style-name="ce15" office:value-type="string">
            <text:p>6AT RF</text:p>
          </table:table-cell>
          <table:table-cell table:style-name="ce17" office:value-type="string">
            <text:p>5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10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04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7" office:value-type="string">
            <text:p>2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24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 office:value-type="string">
            <text:p>JDM6MT RF</text:p>
          </table:table-cell>
          <table:table-cell table:style-name="ce17" office:value-type="string">
            <text:p>58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30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04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7" office:value-type="string">
            <text:p>A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24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ST</text:p>
          </table:table-cell>
          <table:table-cell table:style-name="ce17" office:value-type="string">
            <text:p>5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30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24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7" office:value-type="string">
            <text:p>2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24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RF</text:p>
          </table:table-cell>
          <table:table-cell table:style-name="ce17" office:value-type="string">
            <text:p>5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30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24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7" office:value-type="string">
            <text:p>2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24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/>
          <table:table-cell table:style-name="ce19" office:value-type="string" table:number-columns-spanned="9" table:number-rows-spanned="4">
            <text:p>b3: LHT/RHT差異</text:p>
          </table:table-cell>
          <table:covered-table-cell table:number-columns-repeated="8" table:style-name="ce20"/>
          <table:table-cell table:style-name="ce20" office:value-type="string" table:number-columns-spanned="9" table:number-rows-spanned="4">
            <text:p>b5: AT/MT差異</text:p>
          </table:table-cell>
          <table:covered-table-cell table:number-columns-repeated="8" table:style-name="ce20"/>
          <table:table-cell table:style-name="ce20" office:value-type="string" table:number-columns-spanned="9" table:number-rows-spanned="4">
            <text:p>b5: 可能是防盜免鑰匙</text:p>
          </table:table-cell>
          <table:covered-table-cell table:number-columns-repeated="8" table:style-name="ce20"/>
          <table:table-cell table:style-name="ce19" office:value-type="string" table:number-columns-spanned="9" table:number-rows-spanned="4">
            <text:p>b7: LHT/RHT差異</text:p>
            <text:p>b0: ST/RF差異 </text:p>
          </table:table-cell>
          <table:covered-table-cell table:number-columns-repeated="8" table:style-name="ce21"/>
        </table:table-row>
        <table:table-row table:style-name="ro1">
          <table:covered-table-cell table:style-name="ce13"/>
          <table:table-cell table:style-name="ce15"/>
          <table:covered-table-cell table:style-name="ce19"/>
          <table:covered-table-cell table:number-columns-repeated="26" table:style-name="ce20"/>
          <table:covered-table-cell table:style-name="ce19"/>
          <table:covered-table-cell table:number-columns-repeated="8" table:style-name="ce21"/>
        </table:table-row>
        <table:table-row table:style-name="ro1">
          <table:covered-table-cell table:style-name="ce13"/>
          <table:table-cell table:style-name="ce15"/>
          <table:covered-table-cell table:style-name="ce19"/>
          <table:covered-table-cell table:number-columns-repeated="26" table:style-name="ce20"/>
          <table:covered-table-cell table:style-name="ce19"/>
          <table:covered-table-cell table:number-columns-repeated="8" table:style-name="ce21"/>
        </table:table-row>
        <table:table-row table:style-name="ro1">
          <table:covered-table-cell table:style-name="ce13"/>
          <table:table-cell table:style-name="ce15"/>
          <table:covered-table-cell table:style-name="ce19"/>
          <table:covered-table-cell table:number-columns-repeated="26" table:style-name="ce20"/>
          <table:covered-table-cell table:style-name="ce19"/>
          <table:covered-table-cell table:number-columns-repeated="8" table:style-name="ce21"/>
        </table:table-row>
        <table:table-row table:style-name="ro1">
          <table:covered-table-cell table:style-name="ce13"/>
          <table:table-cell table:style-name="ce15"/>
          <table:table-cell table:style-name="ce15" office:value-type="string" table:number-columns-spanned="9" table:number-rows-spanned="1">
            <text:p>731-01-02B1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2B2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2B3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3B2</text:p>
          </table:table-cell>
          <table:covered-table-cell table:number-columns-repeated="8" table:style-name="ce15"/>
        </table:table-row>
        <table:table-row table:style-name="ro1">
          <table:covered-table-cell table:style-name="ce13"/>
          <table:table-cell table:style-name="ce15" office:value-type="string">
            <text:p>6AT RF</text:p>
          </table:table-cell>
          <table:table-cell table:style-name="ce17" office:value-type="string">
            <text:p>08</text:p>
          </table:table-cell>
          <table:table-cell table:number-columns-repeated="3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09</text:p>
          </table:table-cell>
          <table:table-cell table:number-columns-repeated="4"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17" office:value-type="string">
            <text:p>03</text:p>
          </table:table-cell>
          <table:table-cell table:number-columns-repeated="3" table:style-name="ce15" office:value-type="string">
            <text:p>0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24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15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 office:value-type="string">
            <text:p>JDM6MT RF</text:p>
          </table:table-cell>
          <table:table-cell table:style-name="ce17" office:value-type="string">
            <text:p>08</text:p>
          </table:table-cell>
          <table:table-cell table:number-columns-repeated="3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0D</text:p>
          </table:table-cell>
          <table:table-cell table:number-columns-repeated="4"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17" office:value-type="string">
            <text:p>03</text:p>
          </table:table-cell>
          <table:table-cell table:number-columns-repeated="3" table:style-name="ce15" office:value-type="string">
            <text:p>0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24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15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ST</text:p>
          </table:table-cell>
          <table:table-cell table:style-name="ce17" office:value-type="string">
            <text:p>18</text:p>
          </table:table-cell>
          <table:table-cell table:number-columns-repeated="3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0D</text:p>
          </table:table-cell>
          <table:table-cell table:number-columns-repeated="4"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17" office:value-type="string">
            <text:p>19</text:p>
          </table:table-cell>
          <table:table-cell table:number-columns-repeated="3" table:style-name="ce15" office:value-type="string">
            <text:p>0</text:p>
          </table:table-cell>
          <table:table-cell table:number-columns-repeated="2"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20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number-columns-repeated="2" table:style-name="ce15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RF</text:p>
          </table:table-cell>
          <table:table-cell table:style-name="ce17" office:value-type="string">
            <text:p>18</text:p>
          </table:table-cell>
          <table:table-cell table:number-columns-repeated="3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0D</text:p>
          </table:table-cell>
          <table:table-cell table:number-columns-repeated="4"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17" office:value-type="string">
            <text:p>19</text:p>
          </table:table-cell>
          <table:table-cell table:number-columns-repeated="3" table:style-name="ce15" office:value-type="string">
            <text:p>0</text:p>
          </table:table-cell>
          <table:table-cell table:number-columns-repeated="2"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20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number-columns-repeated="2" table:style-name="ce15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/>
          <table:table-cell table:style-name="ce20" office:value-type="string" table:number-columns-spanned="9" table:number-rows-spanned="5">
            <text:p>b4: 可能是防盜免鑰匙</text:p>
          </table:table-cell>
          <table:covered-table-cell table:number-columns-repeated="8" table:style-name="ce20"/>
          <table:table-cell table:style-name="ce20" office:value-type="string" table:number-columns-spanned="9" table:number-rows-spanned="5">
            <text:p>b2: <text:s/>AT/MT差異</text:p>
          </table:table-cell>
          <table:covered-table-cell table:number-columns-repeated="8" table:style-name="ce20"/>
          <table:table-cell table:style-name="ce19" office:value-type="string" table:number-columns-spanned="9" table:number-rows-spanned="5">
            <text:p>b4/b3/b1: 可能是防盜免鑰匙</text:p>
          </table:table-cell>
          <table:covered-table-cell table:number-columns-repeated="8" table:style-name="ce21"/>
          <table:table-cell table:style-name="ce21" office:value-type="string" table:number-columns-spanned="9" table:number-rows-spanned="5">
            <text:p>b2: 可能是防盜免鑰匙</text:p>
          </table:table-cell>
          <table:covered-table-cell table:number-columns-repeated="8" table:style-name="ce21"/>
        </table:table-row>
        <table:table-row table:style-name="ro1">
          <table:covered-table-cell table:style-name="ce13"/>
          <table:table-cell table:style-name="ce15"/>
          <table:covered-table-cell table:number-columns-repeated="18" table:style-name="ce20"/>
          <table:covered-table-cell table:style-name="ce19"/>
          <table:covered-table-cell table:number-columns-repeated="17" table:style-name="ce21"/>
        </table:table-row>
        <table:table-row table:style-name="ro1">
          <table:covered-table-cell table:style-name="ce13"/>
          <table:table-cell table:style-name="ce15"/>
          <table:covered-table-cell table:number-columns-repeated="18" table:style-name="ce20"/>
          <table:covered-table-cell table:style-name="ce19"/>
          <table:covered-table-cell table:number-columns-repeated="17" table:style-name="ce21"/>
        </table:table-row>
        <table:table-row table:style-name="ro1">
          <table:covered-table-cell table:style-name="ce13"/>
          <table:table-cell table:style-name="ce15"/>
          <table:covered-table-cell table:number-columns-repeated="18" table:style-name="ce20"/>
          <table:covered-table-cell table:style-name="ce19"/>
          <table:covered-table-cell table:number-columns-repeated="17" table:style-name="ce21"/>
        </table:table-row>
        <table:table-row table:style-name="ro1">
          <table:covered-table-cell table:style-name="ce13"/>
          <table:table-cell table:style-name="ce15"/>
          <table:covered-table-cell table:number-columns-repeated="18" table:style-name="ce21"/>
          <table:covered-table-cell table:number-columns-repeated="10" table:style-name="ce19"/>
          <table:covered-table-cell table:number-columns-repeated="8" table:style-name="ce21"/>
        </table:table-row>
        <table:table-row table:style-name="ro1">
          <table:table-cell table:style-name="ce13" office:value-type="string" table:number-columns-spanned="1" table:number-rows-spanned="18">
            <text:p>RCM</text:p>
          </table:table-cell>
          <table:table-cell table:style-name="ce15"/>
          <table:table-cell table:style-name="ce15" office:value-type="string" table:number-columns-spanned="9" table:number-rows-spanned="1">
            <text:p>737-01-01B1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7-01-01B3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7-01-01B4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7-01-03B1</text:p>
          </table:table-cell>
          <table:covered-table-cell table:number-columns-repeated="8" table:style-name="ce15"/>
        </table:table-row>
        <table:table-row table:style-name="ro1">
          <table:covered-table-cell table:style-name="ce13"/>
          <table:table-cell table:style-name="ce15" office:value-type="string">
            <text:p>6AT RF</text:p>
          </table:table-cell>
          <table:table-cell table:style-name="ce17" office:value-type="string">
            <text:p>AA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E7</text:p>
          </table:table-cell>
          <table:table-cell table:number-columns-repeated="3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number-columns-repeated="3" table:style-name="ce15" office:value-type="string">
            <text:p>1</text:p>
          </table:table-cell>
          <table:table-cell table:style-name="ce17" office:value-type="string">
            <text:p>25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ED</text:p>
          </table:table-cell>
          <table:table-cell table:number-columns-repeated="2"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 office:value-type="string">
            <text:p>JDM6MT RF</text:p>
          </table:table-cell>
          <table:table-cell table:style-name="ce17" office:value-type="string">
            <text:p>AE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EF</text:p>
          </table:table-cell>
          <table:table-cell table:number-columns-repeated="3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3" table:style-name="ce15" office:value-type="string">
            <text:p>1</text:p>
          </table:table-cell>
          <table:table-cell table:style-name="ce17" office:value-type="string">
            <text:p>27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3E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2" table:style-name="ce24" office:value-type="string">
            <text:p>1</text:p>
          </table:table-cell>
          <table:table-cell table:style-name="ce22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ST</text:p>
          </table:table-cell>
          <table:table-cell table:style-name="ce17" office:value-type="string">
            <text:p>AA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EF</text:p>
          </table:table-cell>
          <table:table-cell table:number-columns-repeated="3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3" table:style-name="ce15" office:value-type="string">
            <text:p>1</text:p>
          </table:table-cell>
          <table:table-cell table:style-name="ce17" office:value-type="string">
            <text:p>1D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39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2" table:style-name="ce24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RF</text:p>
          </table:table-cell>
          <table:table-cell table:style-name="ce17" office:value-type="string">
            <text:p>AA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EF</text:p>
          </table:table-cell>
          <table:table-cell table:number-columns-repeated="3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3" table:style-name="ce15" office:value-type="string">
            <text:p>1</text:p>
          </table:table-cell>
          <table:table-cell table:style-name="ce17" office:value-type="string">
            <text:p>1D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39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2" table:style-name="ce24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/>
          <table:table-cell table:style-name="ce15" office:value-type="string" table:number-columns-spanned="9" table:number-rows-spanned="4">
            <text:p>b2: LHT/RHT差異</text:p>
          </table:table-cell>
          <table:covered-table-cell table:number-columns-repeated="8" table:style-name="ce23"/>
          <table:table-cell table:style-name="ce23" office:value-type="string" table:number-columns-spanned="9" table:number-rows-spanned="4">
            <text:p>b3: AT/MT差異</text:p>
          </table:table-cell>
          <table:covered-table-cell table:number-columns-repeated="8" table:style-name="ce23"/>
          <table:table-cell table:style-name="ce23" table:number-columns-spanned="9" table:number-rows-spanned="4"/>
          <table:covered-table-cell table:number-columns-repeated="8" table:style-name="ce23"/>
          <table:table-cell table:style-name="ce15" table:number-columns-spanned="9" table:number-rows-spanned="4"/>
          <table:covered-table-cell table:number-columns-repeated="8" table:style-name="ce26"/>
        </table:table-row>
        <table:table-row table:style-name="ro1">
          <table:covered-table-cell table:style-name="ce13"/>
          <table:table-cell table:style-name="ce15"/>
          <table:covered-table-cell table:style-name="ce15"/>
          <table:covered-table-cell table:number-columns-repeated="26" table:style-name="ce23"/>
          <table:covered-table-cell table:style-name="ce15"/>
          <table:covered-table-cell table:number-columns-repeated="8" table:style-name="ce26"/>
        </table:table-row>
        <table:table-row table:style-name="ro1">
          <table:covered-table-cell table:style-name="ce13"/>
          <table:table-cell table:style-name="ce15"/>
          <table:covered-table-cell table:style-name="ce15"/>
          <table:covered-table-cell table:number-columns-repeated="26" table:style-name="ce23"/>
          <table:covered-table-cell table:style-name="ce15"/>
          <table:covered-table-cell table:number-columns-repeated="8" table:style-name="ce26"/>
        </table:table-row>
        <table:table-row table:style-name="ro1">
          <table:covered-table-cell table:style-name="ce13"/>
          <table:table-cell table:style-name="ce15"/>
          <table:covered-table-cell table:style-name="ce15"/>
          <table:covered-table-cell table:number-columns-repeated="26" table:style-name="ce23"/>
          <table:covered-table-cell table:style-name="ce15"/>
          <table:covered-table-cell table:number-columns-repeated="8" table:style-name="ce26"/>
        </table:table-row>
        <table:table-row table:style-name="ro1">
          <table:covered-table-cell table:style-name="ce13"/>
          <table:table-cell table:style-name="ce15"/>
          <table:table-cell table:style-name="ce15" office:value-type="string" table:number-columns-spanned="9" table:number-rows-spanned="1">
            <text:p>737-01-03B2</text:p>
          </table:table-cell>
          <table:covered-table-cell table:number-columns-repeated="8" table:style-name="ce15"/>
          <table:table-cell table:style-name="ce15" table:number-columns-repeated="10"/>
          <table:table-cell table:style-name="ce26" table:number-columns-repeated="17"/>
        </table:table-row>
        <table:table-row table:style-name="ro1">
          <table:covered-table-cell table:style-name="ce13"/>
          <table:table-cell table:style-name="ce15" office:value-type="string">
            <text:p>6AT RF</text:p>
          </table:table-cell>
          <table:table-cell table:style-name="ce17" office:value-type="string">
            <text:p>A5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table:number-columns-repeated="10"/>
          <table:table-cell table:style-name="ce26" table:number-columns-repeated="17"/>
        </table:table-row>
        <table:table-row table:style-name="ro1">
          <table:covered-table-cell table:style-name="ce13"/>
          <table:table-cell table:style-name="ce15" office:value-type="string">
            <text:p>JDM6MT RF</text:p>
          </table:table-cell>
          <table:table-cell table:style-name="ce17" office:value-type="string">
            <text:p>A9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table:number-columns-repeated="10"/>
          <table:table-cell table:style-name="ce26" table:number-columns-repeated="17"/>
        </table:table-row>
        <table:table-row table:style-name="ro1">
          <table:covered-table-cell table:style-name="ce13"/>
          <table:table-cell table:style-name="ce15" office:value-type="string">
            <text:p>EU6MT ST</text:p>
          </table:table-cell>
          <table:table-cell table:style-name="ce17" office:value-type="string">
            <text:p>5F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number-columns-repeated="4"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table:number-columns-repeated="10"/>
          <table:table-cell table:style-name="ce26" table:number-columns-repeated="17"/>
        </table:table-row>
        <table:table-row table:style-name="ro1">
          <table:covered-table-cell table:style-name="ce13"/>
          <table:table-cell table:style-name="ce15" office:value-type="string">
            <text:p>EU6MT RF</text:p>
          </table:table-cell>
          <table:table-cell table:style-name="ce17" office:value-type="string">
            <text:p>5F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number-columns-repeated="4"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table:number-columns-repeated="10"/>
          <table:table-cell table:style-name="ce26" table:number-columns-repeated="17"/>
        </table:table-row>
        <table:table-row table:style-name="ro1">
          <table:covered-table-cell table:style-name="ce13"/>
          <table:table-cell table:style-name="ce15"/>
          <table:table-cell table:style-name="ce15" table:number-columns-spanned="9" table:number-rows-spanned="4"/>
          <table:covered-table-cell table:number-columns-repeated="8" table:style-name="ce15"/>
          <table:table-cell table:style-name="ce15" table:number-columns-repeated="19"/>
          <table:table-cell table:style-name="ce26" table:number-columns-repeated="8"/>
        </table:table-row>
        <table:table-row table:style-name="ro1">
          <table:covered-table-cell table:style-name="ce13"/>
          <table:table-cell table:style-name="ce15"/>
          <table:covered-table-cell table:number-columns-repeated="9" table:style-name="ce15"/>
          <table:table-cell table:style-name="ce15" table:number-columns-repeated="19"/>
          <table:table-cell table:style-name="ce26" table:number-columns-repeated="8"/>
        </table:table-row>
        <table:table-row table:style-name="ro1">
          <table:covered-table-cell table:style-name="ce13"/>
          <table:table-cell table:style-name="ce15"/>
          <table:covered-table-cell table:number-columns-repeated="9" table:style-name="ce15"/>
          <table:table-cell table:style-name="ce15" table:number-columns-repeated="19"/>
          <table:table-cell table:style-name="ce26" table:number-columns-repeated="8"/>
        </table:table-row>
        <table:table-row table:style-name="ro1">
          <table:covered-table-cell table:style-name="ce13"/>
          <table:table-cell table:style-name="ce15"/>
          <table:covered-table-cell table:number-columns-repeated="9" table:style-name="ce15"/>
          <table:table-cell table:style-name="ce15" table:number-columns-repeated="4"/>
          <table:table-cell table:style-name="ce25" table:number-columns-repeated="15"/>
          <table:table-cell table:style-name="ce26" table:number-columns-repeated="8"/>
        </table:table-row>
        <table:table-row table:style-name="ro1" table:number-rows-repeated="4">
          <table:table-cell/>
          <table:table-cell table:style-name="ce1" table:number-columns-repeated="14"/>
          <table:table-cell table:number-columns-repeated="23"/>
        </table:table-row>
        <table:table-row table:style-name="ro1" table:number-rows-repeated="104851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CC" table:style-name="ta1" table:print="false">
        <table:table-column table:style-name="co20" table:default-cell-style-name="ce40"/>
        <table:table-column table:style-name="co21" table:number-columns-repeated="22" table:default-cell-style-name="ce1"/>
        <table:table-column table:style-name="co21" table:number-columns-repeated="2" table:default-cell-style-name="ce49"/>
        <table:table-column table:style-name="co21" table:number-columns-repeated="999" table:default-cell-style-name="ce1"/>
        <table:table-row table:style-name="ro2">
          <table:table-cell table:style-name="ce13"/>
          <table:table-cell table:style-name="ce41" office:value-type="string" table:number-columns-spanned="7" table:number-rows-spanned="1">
            <text:p>TW 6AT <text:span text:style-name="T1">RF JM7ND2E7AJ0101090</text:span></text:p>
          </table:table-cell>
          <table:covered-table-cell table:number-columns-repeated="6" table:style-name="ce41"/>
          <table:table-cell table:style-name="ce45" office:value-type="string" table:number-columns-spanned="7" table:number-rows-spanned="1">
            <text:p>JDM 6MT RF NDERC200705</text:p>
          </table:table-cell>
          <table:covered-table-cell table:number-columns-repeated="6" table:style-name="ce41"/>
          <table:table-cell table:style-name="ce45" office:value-type="string" table:number-columns-spanned="7" table:number-rows-spanned="1">
            <text:p>EU 6MT ST JMZND6E7640116963</text:p>
          </table:table-cell>
          <table:covered-table-cell table:number-columns-repeated="6" table:style-name="ce41"/>
          <table:table-cell table:style-name="ce45" office:value-type="string" table:number-columns-spanned="7" table:number-rows-spanned="1">
            <text:p>EU 6MT RF JMZND6E7600126985</text:p>
          </table:table-cell>
          <table:covered-table-cell table:number-columns-repeated="2" table:style-name="ce46"/>
          <table:covered-table-cell table:number-columns-repeated="4" table:style-name="ce41"/>
          <table:table-cell table:number-columns-repeated="995"/>
        </table:table-row>
        <table:table-row table:style-name="ro1">
          <table:table-cell table:style-name="ce13"/>
          <table:table-cell table:style-name="ce41" office:value-type="string">
            <text:p>2D7F</text:p>
          </table:table-cell>
          <table:table-cell table:style-name="ce15" office:value-type="string">
            <text:p>01</text:p>
          </table:table-cell>
          <table:table-cell table:style-name="ce15" office:value-type="string">
            <text:p>00</text:p>
          </table:table-cell>
          <table:table-cell table:number-columns-repeated="4" table:style-name="ce15" office:value-type="string">
            <text:p>FF</text:p>
          </table:table-cell>
          <table:table-cell table:style-name="ce41" office:value-type="string">
            <text:p>2C54</text:p>
          </table:table-cell>
          <table:table-cell table:style-name="ce15" office:value-type="string">
            <text:p>01</text:p>
          </table:table-cell>
          <table:table-cell table:style-name="ce15" office:value-type="string">
            <text:p>00</text:p>
          </table:table-cell>
          <table:table-cell table:number-columns-repeated="4" table:style-name="ce15" office:value-type="string">
            <text:p>FF</text:p>
          </table:table-cell>
          <table:table-cell table:style-name="ce41" office:value-type="string">
            <text:p>2D3C</text:p>
          </table:table-cell>
          <table:table-cell table:style-name="ce15" office:value-type="string">
            <text:p>01</text:p>
          </table:table-cell>
          <table:table-cell table:style-name="ce15" office:value-type="string">
            <text:p>00</text:p>
          </table:table-cell>
          <table:table-cell table:number-columns-repeated="4" table:style-name="ce15" office:value-type="string">
            <text:p>FF</text:p>
          </table:table-cell>
          <table:table-cell table:style-name="ce41" office:value-type="string">
            <text:p>2D03</text:p>
          </table:table-cell>
          <table:table-cell table:style-name="ce47" office:value-type="string">
            <text:p>01</text:p>
          </table:table-cell>
          <table:table-cell table:style-name="ce47" office:value-type="string">
            <text:p>00</text:p>
          </table:table-cell>
          <table:table-cell table:number-columns-repeated="4" table:style-name="ce15" office:value-type="string">
            <text:p>FF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VIN 01-06</text:p>
          </table:table-cell>
          <table:table-cell table:style-name="ce41" office:value-type="string">
            <text:p>C100</text:p>
          </table:table-cell>
          <table:table-cell table:style-name="ce15" office:value-type="string">
            <text:p>4A</text:p>
          </table:table-cell>
          <table:table-cell table:style-name="ce15" office:value-type="string">
            <text:p>4D</text:p>
          </table:table-cell>
          <table:table-cell table:style-name="ce15" office:value-type="float" office:value="37">
            <text:p>37</text:p>
          </table:table-cell>
          <table:table-cell table:style-name="ce15" office:value-type="string">
            <text:p>4E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2">
            <text:p>32</text:p>
          </table:table-cell>
          <table:table-cell table:style-name="ce41" office:value-type="string">
            <text:p>C100</text:p>
          </table:table-cell>
          <table:table-cell table:style-name="ce15" office:value-type="string">
            <text:p>4E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52">
            <text:p>52</text:p>
          </table:table-cell>
          <table:table-cell table:style-name="ce15" office:value-type="float" office:value="43">
            <text:p>43</text:p>
          </table:table-cell>
          <table:table-cell table:style-name="ce15" office:value-type="float" office:value="32">
            <text:p>32</text:p>
          </table:table-cell>
          <table:table-cell table:style-name="ce41" office:value-type="string">
            <text:p>C100</text:p>
          </table:table-cell>
          <table:table-cell table:style-name="ce15" office:value-type="string">
            <text:p>4A</text:p>
          </table:table-cell>
          <table:table-cell table:style-name="ce15" office:value-type="string">
            <text:p>4D</text:p>
          </table:table-cell>
          <table:table-cell table:style-name="ce15" office:value-type="string">
            <text:p>5A</text:p>
          </table:table-cell>
          <table:table-cell table:style-name="ce15" office:value-type="string">
            <text:p>4E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6">
            <text:p>36</text:p>
          </table:table-cell>
          <table:table-cell table:style-name="ce41" office:value-type="string">
            <text:p>C100</text:p>
          </table:table-cell>
          <table:table-cell table:style-name="ce47" office:value-type="string">
            <text:p>4A</text:p>
          </table:table-cell>
          <table:table-cell table:style-name="ce47" office:value-type="string">
            <text:p>4D</text:p>
          </table:table-cell>
          <table:table-cell table:style-name="ce15" office:value-type="string">
            <text:p>5A</text:p>
          </table:table-cell>
          <table:table-cell table:style-name="ce15" office:value-type="string">
            <text:p>4E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6">
            <text:p>36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VIN 07-12</text:p>
          </table:table-cell>
          <table:table-cell table:style-name="ce41" office:value-type="string">
            <text:p>C101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41">
            <text:p>41</text:p>
          </table:table-cell>
          <table:table-cell table:style-name="ce15" office:value-type="string">
            <text:p>4A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41" office:value-type="string">
            <text:p>C101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5">
            <text:p>35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C101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41" office:value-type="string">
            <text:p>C101</text:p>
          </table:table-cell>
          <table:table-cell table:style-name="ce47" office:value-type="float" office:value="45">
            <text:p>45</text:p>
          </table:table-cell>
          <table:table-cell table:style-name="ce47" office:value-type="float" office:value="37">
            <text:p>37</text:p>
          </table:table-cell>
          <table:table-cell table:style-name="ce15" office:value-type="float" office:value="36">
            <text:p>36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VIN 13-17</text:p>
          </table:table-cell>
          <table:table-cell table:style-name="ce41" office:value-type="string">
            <text:p>C102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C102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C102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3">
            <text:p>33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C102</text:p>
          </table:table-cell>
          <table:table-cell table:style-name="ce47" office:value-type="float" office:value="32">
            <text:p>32</text:p>
          </table:table-cell>
          <table:table-cell table:style-name="ce47" office:value-type="float" office:value="36">
            <text:p>36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5">
            <text:p>35</text:p>
          </table:table-cell>
          <table:table-cell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/>
          <table:table-cell table:style-name="ce41" office:value-type="string">
            <text:p>C103</text:p>
          </table:table-cell>
          <table:table-cell table:style-name="ce15" office:value-type="float" office:value="38">
            <text:p>38</text:p>
          </table:table-cell>
          <table:table-cell table:style-name="ce15" office:value-type="string">
            <text:p>00</text:p>
          </table:table-cell>
          <table:table-cell table:style-name="ce15" office:value-type="string">
            <text:p>09</text:p>
          </table:table-cell>
          <table:table-cell table:style-name="ce15" office:value-type="string">
            <text:p>0A</text:p>
          </table:table-cell>
          <table:table-cell table:style-name="ce43" office:value-type="float" office:value="14">
            <text:p>14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C103</text:p>
          </table:table-cell>
          <table:table-cell table:style-name="ce15" office:value-type="float" office:value="38">
            <text:p>38</text:p>
          </table:table-cell>
          <table:table-cell table:style-name="ce15" office:value-type="string">
            <text:p>00</text:p>
          </table:table-cell>
          <table:table-cell table:style-name="ce15" office:value-type="string">
            <text:p>09</text:p>
          </table:table-cell>
          <table:table-cell table:style-name="ce15" office:value-type="string">
            <text:p>0A</text:p>
          </table:table-cell>
          <table:table-cell table:style-name="ce43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C103</text:p>
          </table:table-cell>
          <table:table-cell table:style-name="ce15" office:value-type="float" office:value="38">
            <text:p>38</text:p>
          </table:table-cell>
          <table:table-cell table:style-name="ce15" office:value-type="string">
            <text:p>00</text:p>
          </table:table-cell>
          <table:table-cell table:style-name="ce15" office:value-type="string">
            <text:p>09</text:p>
          </table:table-cell>
          <table:table-cell table:style-name="ce15" office:value-type="string">
            <text:p>0A</text:p>
          </table:table-cell>
          <table:table-cell table:style-name="ce43" office:value-type="float" office:value="12">
            <text:p>12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C103</text:p>
          </table:table-cell>
          <table:table-cell table:style-name="ce47" office:value-type="float" office:value="38">
            <text:p>38</text:p>
          </table:table-cell>
          <table:table-cell table:style-name="ce47" office:value-type="string">
            <text:p>00</text:p>
          </table:table-cell>
          <table:table-cell table:style-name="ce15" office:value-type="string">
            <text:p>09</text:p>
          </table:table-cell>
          <table:table-cell table:style-name="ce15" office:value-type="string">
            <text:p>0A</text:p>
          </table:table-cell>
          <table:table-cell table:style-name="ce43" office:value-type="float" office:value="12">
            <text:p>12</text:p>
          </table:table-cell>
          <table:table-cell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C10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7</text:p>
          </table:table-cell>
          <table:table-cell table:style-name="ce15" office:value-type="float" office:value="57">
            <text:p>57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C10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7</text:p>
          </table:table-cell>
          <table:table-cell table:style-name="ce15" office:value-type="float" office:value="57">
            <text:p>57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C10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7</text:p>
          </table:table-cell>
          <table:table-cell table:style-name="ce15" office:value-type="float" office:value="57">
            <text:p>57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C104</text:p>
          </table:table-cell>
          <table:table-cell table:number-columns-repeated="2" table:style-name="ce47" office:value-type="string">
            <text:p>00</text:p>
          </table:table-cell>
          <table:table-cell table:style-name="ce15" office:value-type="string">
            <text:p>07</text:p>
          </table:table-cell>
          <table:table-cell table:style-name="ce15" office:value-type="float" office:value="57">
            <text:p>57</text:p>
          </table:table-cell>
          <table:table-cell table:number-columns-repeated="2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檢視監視攝影機</text:p>
          </table:table-cell>
          <table:table-cell table:style-name="ce41" office:value-type="string">
            <text:p>BF01</text:p>
          </table:table-cell>
          <table:table-cell table:style-name="ce43" office:value-type="float" office:value="71">
            <text:p>71</text:p>
          </table:table-cell>
          <table:table-cell table:number-columns-repeated="5" table:style-name="ce15" office:value-type="string">
            <text:p>00</text:p>
          </table:table-cell>
          <table:table-cell table:style-name="ce41" office:value-type="string">
            <text:p>BF01</text:p>
          </table:table-cell>
          <table:table-cell table:style-name="ce43" office:value-type="float" office:value="11">
            <text:p>11</text:p>
          </table:table-cell>
          <table:table-cell table:number-columns-repeated="5" table:style-name="ce15" office:value-type="string">
            <text:p>00</text:p>
          </table:table-cell>
          <table:table-cell table:style-name="ce41" office:value-type="string">
            <text:p>BF01</text:p>
          </table:table-cell>
          <table:table-cell table:style-name="ce43" office:value-type="float" office:value="31">
            <text:p>31</text:p>
          </table:table-cell>
          <table:table-cell table:number-columns-repeated="5" table:style-name="ce15" office:value-type="string">
            <text:p>00</text:p>
          </table:table-cell>
          <table:table-cell table:style-name="ce41" office:value-type="string">
            <text:p>BF01</text:p>
          </table:table-cell>
          <table:table-cell table:style-name="ce48" office:value-type="float" office:value="31">
            <text:p>31</text:p>
          </table:table-cell>
          <table:table-cell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胎壓監視</text:p>
          </table:table-cell>
          <table:table-cell table:style-name="ce41" office:value-type="string">
            <text:p>BF02</text:p>
          </table:table-cell>
          <table:table-cell table:style-name="ce15" office:value-type="float" office:value="21">
            <text:p>21</text:p>
          </table:table-cell>
          <table:table-cell table:number-columns-repeated="3" table:style-name="ce15" office:value-type="string">
            <text:p>00</text:p>
          </table:table-cell>
          <table:table-cell table:style-name="ce43" office:value-type="string">
            <text:p>01</text:p>
          </table:table-cell>
          <table:table-cell table:style-name="ce43" office:value-type="string">
            <text:p>2B</text:p>
          </table:table-cell>
          <table:table-cell table:style-name="ce41" office:value-type="string">
            <text:p>BF02</text:p>
          </table:table-cell>
          <table:table-cell table:style-name="ce15" office:value-type="float" office:value="21">
            <text:p>21</text:p>
          </table:table-cell>
          <table:table-cell table:number-columns-repeated="3" table:style-name="ce15" office:value-type="string">
            <text:p>00</text:p>
          </table:table-cell>
          <table:table-cell table:style-name="ce43" office:value-type="string">
            <text:p>01</text:p>
          </table:table-cell>
          <table:table-cell table:style-name="ce43" office:value-type="string">
            <text:p>5D</text:p>
          </table:table-cell>
          <table:table-cell table:style-name="ce41" office:value-type="string">
            <text:p>BF02</text:p>
          </table:table-cell>
          <table:table-cell table:style-name="ce15" office:value-type="float" office:value="21">
            <text:p>21</text:p>
          </table:table-cell>
          <table:table-cell table:number-columns-repeated="3" table:style-name="ce15" office:value-type="string">
            <text:p>00</text:p>
          </table:table-cell>
          <table:table-cell table:style-name="ce43" office:value-type="string">
            <text:p>00</text:p>
          </table:table-cell>
          <table:table-cell table:style-name="ce43" office:value-type="string">
            <text:p>5B</text:p>
          </table:table-cell>
          <table:table-cell table:style-name="ce41" office:value-type="string">
            <text:p>BF02</text:p>
          </table:table-cell>
          <table:table-cell table:style-name="ce47" office:value-type="float" office:value="21">
            <text:p>21</text:p>
          </table:table-cell>
          <table:table-cell table:style-name="ce47" office:value-type="string">
            <text:p>00</text:p>
          </table:table-cell>
          <table:table-cell table:number-columns-repeated="2" table:style-name="ce15" office:value-type="string">
            <text:p>00</text:p>
          </table:table-cell>
          <table:table-cell table:style-name="ce43" office:value-type="string">
            <text:p>01</text:p>
          </table:table-cell>
          <table:table-cell table:style-name="ce43" office:value-type="string">
            <text:p>3B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自動調整前照明</text:p>
          </table:table-cell>
          <table:table-cell table:style-name="ce41" office:value-type="string">
            <text:p>BF03</text:p>
          </table:table-cell>
          <table:table-cell table:style-name="ce43" office:value-type="float" office:value="30">
            <text:p>30</text:p>
          </table:table-cell>
          <table:table-cell table:style-name="ce15" office:value-type="string">
            <text:p>00</text:p>
          </table:table-cell>
          <table:table-cell table:style-name="ce43" office:value-type="string">
            <text:p>02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03</text:p>
          </table:table-cell>
          <table:table-cell table:style-name="ce43" office:value-type="float" office:value="40">
            <text:p>40</text:p>
          </table:table-cell>
          <table:table-cell table:style-name="ce15" office:value-type="string">
            <text:p>00</text:p>
          </table:table-cell>
          <table:table-cell table:style-name="ce43" office:value-type="string">
            <text:p>01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03</text:p>
          </table:table-cell>
          <table:table-cell table:style-name="ce43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43" office:value-type="string">
            <text:p>02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03</text:p>
          </table:table-cell>
          <table:table-cell table:style-name="ce48" office:value-type="float" office:value="30">
            <text:p>30</text:p>
          </table:table-cell>
          <table:table-cell table:style-name="ce47" office:value-type="string">
            <text:p>00</text:p>
          </table:table-cell>
          <table:table-cell table:style-name="ce43" office:value-type="string">
            <text:p>02</text:p>
          </table:table-cell>
          <table:table-cell table:number-columns-repeated="3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停車感測器模組</text:p>
          </table:table-cell>
          <table:table-cell table:style-name="ce41" office:value-type="string">
            <text:p>BF04</text:p>
          </table:table-cell>
          <table:table-cell table:style-name="ce43" office:value-type="float" office:value="32">
            <text:p>32</text:p>
          </table:table-cell>
          <table:table-cell table:style-name="ce43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style-name="ce41" office:value-type="string">
            <text:p>BF04</text:p>
          </table:table-cell>
          <table:table-cell table:style-name="ce43" office:value-type="float" office:value="32">
            <text:p>32</text:p>
          </table:table-cell>
          <table:table-cell table:style-name="ce43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style-name="ce41" office:value-type="string">
            <text:p>BF04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80">
            <text:p>80</text:p>
          </table:table-cell>
          <table:table-cell table:number-columns-repeated="4" table:style-name="ce15" office:value-type="string">
            <text:p>00</text:p>
          </table:table-cell>
          <table:table-cell table:style-name="ce41" office:value-type="string">
            <text:p>BF04</text:p>
          </table:table-cell>
          <table:table-cell table:style-name="ce48" office:value-type="float" office:value="32">
            <text:p>32</text:p>
          </table:table-cell>
          <table:table-cell table:style-name="ce48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05</text:p>
          </table:table-cell>
          <table:table-cell table:style-name="ce15" office:value-type="float" office:value="10">
            <text:p>10</text:p>
          </table:table-cell>
          <table:table-cell table:number-columns-repeated="5" table:style-name="ce15" office:value-type="string">
            <text:p>00</text:p>
          </table:table-cell>
          <table:table-cell table:style-name="ce41" office:value-type="string">
            <text:p>BF05</text:p>
          </table:table-cell>
          <table:table-cell table:style-name="ce15" office:value-type="float" office:value="10">
            <text:p>10</text:p>
          </table:table-cell>
          <table:table-cell table:number-columns-repeated="5" table:style-name="ce15" office:value-type="string">
            <text:p>00</text:p>
          </table:table-cell>
          <table:table-cell table:style-name="ce41" office:value-type="string">
            <text:p>BF05</text:p>
          </table:table-cell>
          <table:table-cell table:style-name="ce15" office:value-type="float" office:value="10">
            <text:p>10</text:p>
          </table:table-cell>
          <table:table-cell table:number-columns-repeated="5" table:style-name="ce15" office:value-type="string">
            <text:p>00</text:p>
          </table:table-cell>
          <table:table-cell table:style-name="ce41" office:value-type="string">
            <text:p>BF05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RVM LHT/RHT</text:p>
          </table:table-cell>
          <table:table-cell table:style-name="ce41" office:value-type="string">
            <text:p>BF06</text:p>
          </table:table-cell>
          <table:table-cell table:style-name="ce43" office:value-type="float" office:value="22">
            <text:p>22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6</text:p>
          </table:table-cell>
          <table:table-cell table:style-name="ce43" office:value-type="string">
            <text:p>A2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6</text:p>
          </table:table-cell>
          <table:table-cell table:style-name="ce43" office:value-type="float" office:value="22">
            <text:p>22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6</text:p>
          </table:table-cell>
          <table:table-cell table:style-name="ce48" office:value-type="float" office:value="22">
            <text:p>22</text:p>
          </table:table-cell>
          <table:table-cell table:style-name="ce47" office:value-type="string">
            <text:p>00</text:p>
          </table:table-cell>
          <table:table-cell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5" office:value-type="string">
            <text:p>BSM</text:p>
          </table:table-cell>
          <table:table-cell table:style-name="ce41" office:value-type="string">
            <text:p>BF07</text:p>
          </table:table-cell>
          <table:table-cell table:number-columns-repeated="3" table:style-name="ce15" office:value-type="string">
            <text:p>00</text:p>
          </table:table-cell>
          <table:table-cell table:style-name="ce43" office:value-type="float" office:value="33">
            <text:p>33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7</text:p>
          </table:table-cell>
          <table:table-cell table:number-columns-repeated="3" table:style-name="ce15" office:value-type="string">
            <text:p>00</text:p>
          </table:table-cell>
          <table:table-cell table:style-name="ce43" office:value-type="float" office:value="33">
            <text:p>33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7</text:p>
          </table:table-cell>
          <table:table-cell table:number-columns-repeated="3" table:style-name="ce15" office:value-type="string">
            <text:p>00</text:p>
          </table:table-cell>
          <table:table-cell table:style-name="ce43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7</text:p>
          </table:table-cell>
          <table:table-cell table:number-columns-repeated="2" table:style-name="ce47" office:value-type="string">
            <text:p>00</text:p>
          </table:table-cell>
          <table:table-cell table:style-name="ce15" office:value-type="string">
            <text:p>00</text:p>
          </table:table-cell>
          <table:table-cell table:style-name="ce43" office:value-type="float" office:value="33">
            <text:p>33</text:p>
          </table:table-cell>
          <table:table-cell table:number-columns-repeated="2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EATC</text:p>
          </table:table-cell>
          <table:table-cell table:style-name="ce41" office:value-type="string">
            <text:p>BF08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number-columns-repeated="2" table:style-name="ce15" office:value-type="float" office:value="77">
            <text:p>77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BF08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number-columns-repeated="2" table:style-name="ce15" office:value-type="float" office:value="77">
            <text:p>77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BF08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number-columns-repeated="2" table:style-name="ce15" office:value-type="float" office:value="77">
            <text:p>77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BF08</text:p>
          </table:table-cell>
          <table:table-cell table:style-name="ce47" office:value-type="float" office:value="21">
            <text:p>21</text:p>
          </table:table-cell>
          <table:table-cell table:style-name="ce47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number-columns-repeated="2" table:style-name="ce15" office:value-type="float" office:value="77">
            <text:p>77</text:p>
          </table:table-cell>
          <table:table-cell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巡航</text:p>
          </table:table-cell>
          <table:table-cell table:style-name="ce41" office:value-type="string">
            <text:p>BF09</text:p>
          </table:table-cell>
          <table:table-cell table:style-name="ce43" office:value-type="float" office:value="21">
            <text:p>21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9</text:p>
          </table:table-cell>
          <table:table-cell table:style-name="ce43" office:value-type="float" office:value="11">
            <text:p>11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9</text:p>
          </table:table-cell>
          <table:table-cell table:style-name="ce43" office:value-type="float" office:value="41">
            <text:p>41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9</text:p>
          </table:table-cell>
          <table:table-cell table:style-name="ce48" office:value-type="float" office:value="41">
            <text:p>41</text:p>
          </table:table-cell>
          <table:table-cell table:style-name="ce47" office:value-type="string">
            <text:p>00</text:p>
          </table:table-cell>
          <table:table-cell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" office:value-type="string">
            <text:p>ST/RF</text:p>
          </table:table-cell>
          <table:table-cell table:style-name="ce41" office:value-type="string">
            <text:p>BF10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43" office:value-type="float" office:value="11">
            <text:p>11</text:p>
          </table:table-cell>
          <table:table-cell table:style-name="ce41" office:value-type="string">
            <text:p>BF10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43" office:value-type="float" office:value="11">
            <text:p>11</text:p>
          </table:table-cell>
          <table:table-cell table:style-name="ce41" office:value-type="string">
            <text:p>BF10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43" office:value-type="string">
            <text:p>01</text:p>
          </table:table-cell>
          <table:table-cell table:style-name="ce41" office:value-type="string">
            <text:p>BF10</text:p>
          </table:table-cell>
          <table:table-cell table:style-name="ce47" office:value-type="float" office:value="20">
            <text:p>20</text:p>
          </table:table-cell>
          <table:table-cell table:style-name="ce47" office:value-type="string">
            <text:p>00</text:p>
          </table:table-cell>
          <table:table-cell table:style-name="ce15" office:value-type="string">
            <text:p>00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43" office:value-type="float" office:value="11">
            <text:p>11</text:p>
          </table:table-cell>
          <table:table-cell table:number-columns-repeated="995"/>
        </table:table-row>
        <table:table-row table:style-name="ro1">
          <table:table-cell table:style-name="ce1" office:value-type="string">
            <text:p>LHT/RHT</text:p>
          </table:table-cell>
          <table:table-cell table:style-name="ce41" office:value-type="string">
            <text:p>BF11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03</text:p>
          </table:table-cell>
          <table:table-cell table:style-name="ce15" office:value-type="float" office:value="80">
            <text:p>80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1</text:p>
          </table:table-cell>
          <table:table-cell table:style-name="ce43" office:value-type="float" office:value="30">
            <text:p>30</text:p>
          </table:table-cell>
          <table:table-cell table:style-name="ce43" office:value-type="string">
            <text:p>1F</text:p>
          </table:table-cell>
          <table:table-cell table:style-name="ce15" office:value-type="float" office:value="80">
            <text:p>80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1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03</text:p>
          </table:table-cell>
          <table:table-cell table:style-name="ce15" office:value-type="float" office:value="80">
            <text:p>80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1</text:p>
          </table:table-cell>
          <table:table-cell table:style-name="ce48" office:value-type="float" office:value="20">
            <text:p>20</text:p>
          </table:table-cell>
          <table:table-cell table:style-name="ce48" office:value-type="string">
            <text:p>03</text:p>
          </table:table-cell>
          <table:table-cell table:style-name="ce15" office:value-type="float" office:value="80">
            <text:p>80</text:p>
          </table:table-cell>
          <table:table-cell table:number-columns-repeated="3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2</text:p>
          </table:table-cell>
          <table:table-cell table:style-name="ce15" office:value-type="string">
            <text:p>7A</text:p>
          </table:table-cell>
          <table:table-cell table:style-name="ce15" office:value-type="string">
            <text:p>5B</text:p>
          </table:table-cell>
          <table:table-cell table:style-name="ce15" office:value-type="float" office:value="95">
            <text:p>95</text:p>
          </table:table-cell>
          <table:table-cell table:style-name="ce15" office:value-type="string">
            <text:p>5A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F3</text:p>
          </table:table-cell>
          <table:table-cell table:style-name="ce41" office:value-type="string">
            <text:p>BF12</text:p>
          </table:table-cell>
          <table:table-cell table:style-name="ce15" office:value-type="string">
            <text:p>7A</text:p>
          </table:table-cell>
          <table:table-cell table:style-name="ce15" office:value-type="string">
            <text:p>5B</text:p>
          </table:table-cell>
          <table:table-cell table:style-name="ce15" office:value-type="float" office:value="95">
            <text:p>95</text:p>
          </table:table-cell>
          <table:table-cell table:style-name="ce15" office:value-type="string">
            <text:p>5A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F3</text:p>
          </table:table-cell>
          <table:table-cell table:style-name="ce41" office:value-type="string">
            <text:p>BF12</text:p>
          </table:table-cell>
          <table:table-cell table:style-name="ce15" office:value-type="string">
            <text:p>7A</text:p>
          </table:table-cell>
          <table:table-cell table:style-name="ce15" office:value-type="string">
            <text:p>5B</text:p>
          </table:table-cell>
          <table:table-cell table:style-name="ce15" office:value-type="float" office:value="95">
            <text:p>95</text:p>
          </table:table-cell>
          <table:table-cell table:style-name="ce15" office:value-type="string">
            <text:p>5A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F3</text:p>
          </table:table-cell>
          <table:table-cell table:style-name="ce41" office:value-type="string">
            <text:p>BF12</text:p>
          </table:table-cell>
          <table:table-cell table:style-name="ce47" office:value-type="string">
            <text:p>7A</text:p>
          </table:table-cell>
          <table:table-cell table:style-name="ce47" office:value-type="string">
            <text:p>5B</text:p>
          </table:table-cell>
          <table:table-cell table:style-name="ce15" office:value-type="float" office:value="95">
            <text:p>95</text:p>
          </table:table-cell>
          <table:table-cell table:style-name="ce15" office:value-type="string">
            <text:p>5A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F3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3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3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3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3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40 A0</text:p>
          </table:table-cell>
          <table:table-cell table:style-name="ce41" office:value-type="string">
            <text:p>BF1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8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90">
            <text:p>90</text:p>
          </table:table-cell>
          <table:table-cell table:style-name="ce15" office:value-type="float" office:value="28">
            <text:p>28</text:p>
          </table:table-cell>
          <table:table-cell table:style-name="ce41" office:value-type="string">
            <text:p>BF1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8</text:p>
          </table:table-cell>
          <table:table-cell table:style-name="ce43" office:value-type="float" office:value="48">
            <text:p>48</text:p>
          </table:table-cell>
          <table:table-cell table:style-name="ce43" office:value-type="string">
            <text:p>A0</text:p>
          </table:table-cell>
          <table:table-cell table:style-name="ce15" office:value-type="float" office:value="28">
            <text:p>28</text:p>
          </table:table-cell>
          <table:table-cell table:style-name="ce41" office:value-type="string">
            <text:p>BF1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8</text:p>
          </table:table-cell>
          <table:table-cell table:style-name="ce43" office:value-type="float" office:value="40">
            <text:p>40</text:p>
          </table:table-cell>
          <table:table-cell table:style-name="ce43" office:value-type="string">
            <text:p>A0</text:p>
          </table:table-cell>
          <table:table-cell table:style-name="ce15" office:value-type="float" office:value="28">
            <text:p>28</text:p>
          </table:table-cell>
          <table:table-cell table:style-name="ce41" office:value-type="string">
            <text:p>BF14</text:p>
          </table:table-cell>
          <table:table-cell table:number-columns-repeated="2" table:style-name="ce47" office:value-type="string">
            <text:p>00</text:p>
          </table:table-cell>
          <table:table-cell table:style-name="ce15" office:value-type="string">
            <text:p>08</text:p>
          </table:table-cell>
          <table:table-cell table:style-name="ce43" office:value-type="float" office:value="40">
            <text:p>40</text:p>
          </table:table-cell>
          <table:table-cell table:style-name="ce43" office:value-type="string">
            <text:p>A0</text:p>
          </table:table-cell>
          <table:table-cell table:style-name="ce15" office:value-type="float" office:value="28">
            <text:p>28</text:p>
          </table:table-cell>
          <table:table-cell table:number-columns-repeated="995"/>
        </table:table-row>
        <table:table-row table:style-name="ro1">
          <table:table-cell table:style-name="ce1" office:value-type="string">
            <text:p>LHT/RHT</text:p>
          </table:table-cell>
          <table:table-cell table:style-name="ce41" office:value-type="string">
            <text:p>BF15</text:p>
          </table:table-cell>
          <table:table-cell table:style-name="ce43" office:value-type="float" office:value="68">
            <text:p>68</text:p>
          </table:table-cell>
          <table:table-cell table:style-name="ce43" office:value-type="float" office:value="34">
            <text:p>34</text:p>
          </table:table-cell>
          <table:table-cell table:style-name="ce15" office:value-type="string">
            <text:p>00</text:p>
          </table:table-cell>
          <table:table-cell table:style-name="ce43" office:value-type="float" office:value="32">
            <text:p>32</text:p>
          </table:table-cell>
          <table:table-cell table:style-name="ce43" office:value-type="string">
            <text:p>00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BF15</text:p>
          </table:table-cell>
          <table:table-cell table:style-name="ce43" office:value-type="float" office:value="61">
            <text:p>61</text:p>
          </table:table-cell>
          <table:table-cell table:style-name="ce43" office:value-type="string">
            <text:p>04</text:p>
          </table:table-cell>
          <table:table-cell table:style-name="ce15" office:value-type="string">
            <text:p>00</text:p>
          </table:table-cell>
          <table:table-cell table:style-name="ce43" office:value-type="float" office:value="26">
            <text:p>26</text:p>
          </table:table-cell>
          <table:table-cell table:style-name="ce43" office:value-type="float" office:value="40">
            <text:p>40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BF15</text:p>
          </table:table-cell>
          <table:table-cell table:style-name="ce43" office:value-type="float" office:value="68">
            <text:p>68</text:p>
          </table:table-cell>
          <table:table-cell table:style-name="ce43" office:value-type="float" office:value="34">
            <text:p>34</text:p>
          </table:table-cell>
          <table:table-cell table:style-name="ce15" office:value-type="string">
            <text:p>00</text:p>
          </table:table-cell>
          <table:table-cell table:style-name="ce43" office:value-type="float" office:value="33">
            <text:p>33</text:p>
          </table:table-cell>
          <table:table-cell table:style-name="ce43" office:value-type="string">
            <text:p>00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BF15</text:p>
          </table:table-cell>
          <table:table-cell table:style-name="ce48" office:value-type="float" office:value="68">
            <text:p>68</text:p>
          </table:table-cell>
          <table:table-cell table:style-name="ce48" office:value-type="float" office:value="34">
            <text:p>34</text:p>
          </table:table-cell>
          <table:table-cell table:style-name="ce15" office:value-type="string">
            <text:p>00</text:p>
          </table:table-cell>
          <table:table-cell table:style-name="ce43" office:value-type="float" office:value="33">
            <text:p>33</text:p>
          </table:table-cell>
          <table:table-cell table:style-name="ce43" office:value-type="string">
            <text:p>00</text:p>
          </table:table-cell>
          <table:table-cell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" office:value-type="string">
            <text:p>AT/MT</text:p>
          </table:table-cell>
          <table:table-cell table:style-name="ce41" office:value-type="string">
            <text:p>BF16</text:p>
          </table:table-cell>
          <table:table-cell table:style-name="ce43" office:value-type="float" office:value="91">
            <text:p>91</text:p>
          </table:table-cell>
          <table:table-cell table:style-name="ce43" office:value-type="string">
            <text:p>A4</text:p>
          </table:table-cell>
          <table:table-cell table:style-name="ce15" office:value-type="float" office:value="65">
            <text:p>65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6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24">
            <text:p>24</text:p>
          </table:table-cell>
          <table:table-cell table:style-name="ce15" office:value-type="float" office:value="65">
            <text:p>65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6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24">
            <text:p>24</text:p>
          </table:table-cell>
          <table:table-cell table:style-name="ce15" office:value-type="float" office:value="65">
            <text:p>65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6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24">
            <text:p>24</text:p>
          </table:table-cell>
          <table:table-cell table:style-name="ce15" office:value-type="float" office:value="65">
            <text:p>65</text:p>
          </table:table-cell>
          <table:table-cell table:number-columns-repeated="3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74 00</text:p>
          </table:table-cell>
          <table:table-cell table:style-name="ce41" office:value-type="string">
            <text:p>BF17</text:p>
          </table:table-cell>
          <table:table-cell table:style-name="ce43" office:value-type="float" office:value="74">
            <text:p>74</text:p>
          </table:table-cell>
          <table:table-cell table:style-name="ce15" office:value-type="float" office:value="22">
            <text:p>22</text:p>
          </table:table-cell>
          <table:table-cell table:style-name="ce43" office:value-type="string">
            <text:p>00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7</text:p>
          </table:table-cell>
          <table:table-cell table:style-name="ce43" office:value-type="float" office:value="44">
            <text:p>44</text:p>
          </table:table-cell>
          <table:table-cell table:style-name="ce15" office:value-type="float" office:value="22">
            <text:p>22</text:p>
          </table:table-cell>
          <table:table-cell table:style-name="ce43" office:value-type="float" office:value="40">
            <text:p>40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7</text:p>
          </table:table-cell>
          <table:table-cell table:style-name="ce43" office:value-type="float" office:value="44">
            <text:p>44</text:p>
          </table:table-cell>
          <table:table-cell table:style-name="ce15" office:value-type="float" office:value="22">
            <text:p>22</text:p>
          </table:table-cell>
          <table:table-cell table:style-name="ce43" office:value-type="string">
            <text:p>00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7</text:p>
          </table:table-cell>
          <table:table-cell table:style-name="ce48" office:value-type="float" office:value="64">
            <text:p>64</text:p>
          </table:table-cell>
          <table:table-cell table:style-name="ce47" office:value-type="float" office:value="22">
            <text:p>22</text:p>
          </table:table-cell>
          <table:table-cell table:style-name="ce43" office:value-type="string">
            <text:p>00</text:p>
          </table:table-cell>
          <table:table-cell table:number-columns-repeated="3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8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8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8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8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9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9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9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9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A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A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A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A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B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B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B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B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C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C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C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C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D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D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D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D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E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E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E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E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F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F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F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F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20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20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20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20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21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21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21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21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 table:number-rows-repeated="2">
          <table:table-cell table:style-name="ce13"/>
          <table:table-cell table:style-name="ce41"/>
          <table:table-cell table:style-name="ce15" table:number-columns-repeated="6"/>
          <table:table-cell table:style-name="ce41"/>
          <table:table-cell table:style-name="ce15" table:number-columns-repeated="6"/>
          <table:table-cell table:style-name="ce41"/>
          <table:table-cell table:style-name="ce15" table:number-columns-repeated="6"/>
          <table:table-cell table:style-name="ce41"/>
          <table:table-cell table:style-name="ce47" table:number-columns-repeated="2"/>
          <table:table-cell table:style-name="ce15" table:number-columns-repeated="4"/>
          <table:table-cell table:number-columns-repeated="995"/>
        </table:table-row>
        <table:table-row table:style-name="ro3">
          <table:table-cell office:value-type="string" table:number-columns-spanned="22" table:number-rows-spanned="1">
            <text:p>以下是CHECKSUM計算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 office:value-type="string" table:number-columns-spanned="1" table:number-rows-spanned="33">
            <text:p>6AT</text:p>
            <text:p>RF</text:p>
          </table:table-cell>
          <table:table-cell table:style-name="ce42" table:formula="of:=LEFT([.M70];2)" office:value-type="string" office:string-value="2D">
            <text:p>2D</text:p>
          </table:table-cell>
          <table:table-cell table:style-name="ce42" table:formula="of:=RIGHT([.M70];2)" office:value-type="string" office:string-value="7F">
            <text:p>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D38])+HEX2DEC([.E38])+HEX2DEC([.F38])+HEX2DEC([.G38])+HEX2DEC([.H38])+HEX2DEC([.I38])" office:value-type="float" office:value="1021">
            <text:p>1021</text:p>
          </table:table-cell>
          <table:table-cell table:formula="of:=DEC2HEX([.K38])" office:value-type="string" office:string-value="3FD">
            <text:p>3FD</text:p>
          </table:table-cell>
          <table:table-cell table:number-columns-repeated="2"/>
          <table:table-cell office:value-type="string">
            <text:p>2B</text:p>
          </table:table-cell>
          <table:table-cell office:value-type="string">
            <text:p>C2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Q38])+HEX2DEC([.R38])+HEX2DEC([.S38])+HEX2DEC([.T38])+HEX2DEC([.U38])+HEX2DEC([.V38])" office:value-type="float" office:value="1021">
            <text:p>1021</text:p>
          </table:table-cell>
          <table:table-cell table:formula="of:=DEC2HEX([.X38])" office:value-type="string" office:string-value="3FD">
            <text:p>3FD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/>
          <table:table-cell table:formula="of:=HEX2DEC([.B39])+HEX2DEC([.C39])+HEX2DEC([.D39])+HEX2DEC([.E39])+HEX2DEC([.F39])+HEX2DEC([.G39])+HEX2DEC([.H39])+HEX2DEC([.I39])" office:value-type="float" office:value="595">
            <text:p>595</text:p>
          </table:table-cell>
          <table:table-cell table:formula="of:=DEC2HEX([.K39])" office:value-type="string" office:string-value="253">
            <text:p>253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0</text:p>
          </table:table-cell>
          <table:table-cell table:style-name="ce38" office:value-type="string">
            <text:p>4E</text:p>
          </table:table-cell>
          <table:table-cell table:style-name="ce38" office:value-type="float" office:value="44">
            <text:p>44</text:p>
          </table:table-cell>
          <table:table-cell table:style-name="ce38" office:value-type="float" office:value="45">
            <text:p>45</text:p>
          </table:table-cell>
          <table:table-cell table:style-name="ce38" office:value-type="float" office:value="52">
            <text:p>52</text:p>
          </table:table-cell>
          <table:table-cell table:style-name="ce38" office:value-type="float" office:value="43">
            <text:p>43</text:p>
          </table:table-cell>
          <table:table-cell table:style-name="ce38" office:value-type="float" office:value="32">
            <text:p>32</text:p>
          </table:table-cell>
          <table:table-cell/>
          <table:table-cell table:formula="of:=HEX2DEC([.O39])+HEX2DEC([.P39])+HEX2DEC([.Q39])+HEX2DEC([.R39])+HEX2DEC([.S39])+HEX2DEC([.T39])+HEX2DEC([.U39])+HEX2DEC([.V39])" office:value-type="float" office:value="607">
            <text:p>607</text:p>
          </table:table-cell>
          <table:table-cell table:formula="of:=DEC2HEX([.X39])" office:value-type="string" office:string-value="25F">
            <text:p>25F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formula="of:=HEX2DEC([.B40])+HEX2DEC([.C40])+HEX2DEC([.D40])+HEX2DEC([.E40])+HEX2DEC([.F40])+HEX2DEC([.G40])+HEX2DEC([.H40])+HEX2DEC([.I40])" office:value-type="float" office:value="554">
            <text:p>554</text:p>
          </table:table-cell>
          <table:table-cell table:formula="of:=DEC2HEX([.K40])" office:value-type="string" office:string-value="22A">
            <text:p>22A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table:style-name="ce38" office:value-type="float" office:value="30">
            <text:p>30</text:p>
          </table:table-cell>
          <table:table-cell table:style-name="ce38" office:value-type="float" office:value="37">
            <text:p>37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35">
            <text:p>35</text:p>
          </table:table-cell>
          <table:table-cell table:style-name="ce38" office:value-type="string">
            <text:p>00</text:p>
          </table:table-cell>
          <table:table-cell/>
          <table:table-cell table:formula="of:=HEX2DEC([.O40])+HEX2DEC([.P40])+HEX2DEC([.Q40])+HEX2DEC([.R40])+HEX2DEC([.S40])+HEX2DEC([.T40])+HEX2DEC([.U40])+HEX2DEC([.V40])" office:value-type="float" office:value="446">
            <text:p>446</text:p>
          </table:table-cell>
          <table:table-cell table:formula="of:=DEC2HEX([.X40])" office:value-type="string" office:string-value="1BE">
            <text:p>1BE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/>
          <table:table-cell table:formula="of:=HEX2DEC([.B41])+HEX2DEC([.C41])+HEX2DEC([.D41])+HEX2DEC([.E41])+HEX2DEC([.F41])+HEX2DEC([.G41])+HEX2DEC([.H41])+HEX2DEC([.I41])" office:value-type="float" office:value="445">
            <text:p>445</text:p>
          </table:table-cell>
          <table:table-cell table:formula="of:=DEC2HEX([.K41])" office:value-type="string" office:string-value="1BD">
            <text:p>1BD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41])+HEX2DEC([.P41])+HEX2DEC([.Q41])+HEX2DEC([.R41])+HEX2DEC([.S41])+HEX2DEC([.T41])+HEX2DEC([.U41])+HEX2DEC([.V41])" office:value-type="float" office:value="195">
            <text:p>195</text:p>
          </table:table-cell>
          <table:table-cell table:formula="of:=DEC2HEX([.X41])" office:value-type="string" office:string-value="C3">
            <text:p>C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3" office:value-type="float" office:value="14">
            <text:p>14</text:p>
          </table:table-cell>
          <table:table-cell office:value-type="string">
            <text:p>00</text:p>
          </table:table-cell>
          <table:table-cell/>
          <table:table-cell table:formula="of:=HEX2DEC([.B42])+HEX2DEC([.C42])+HEX2DEC([.D42])+HEX2DEC([.E42])+HEX2DEC([.F42])+HEX2DEC([.G42])+HEX2DEC([.H42])+HEX2DEC([.I42])" office:value-type="float" office:value="291">
            <text:p>291</text:p>
          </table:table-cell>
          <table:table-cell table:formula="of:=DEC2HEX([.K42])" office:value-type="string" office:string-value="123">
            <text:p>123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3</text:p>
          </table:table-cell>
          <table:table-cell table:style-name="ce38" office:value-type="float" office:value="38">
            <text:p>38</text:p>
          </table:table-cell>
          <table:table-cell table:style-name="ce38" office:value-type="string">
            <text:p>00</text:p>
          </table:table-cell>
          <table:table-cell table:style-name="ce38" office:value-type="string">
            <text:p>09</text:p>
          </table:table-cell>
          <table:table-cell table:style-name="ce38" office:value-type="string">
            <text:p>0A</text:p>
          </table:table-cell>
          <table:table-cell table:style-name="ce39" office:value-type="float" office:value="22">
            <text:p>22</text:p>
          </table:table-cell>
          <table:table-cell table:style-name="ce38" office:value-type="string">
            <text:p>00</text:p>
          </table:table-cell>
          <table:table-cell/>
          <table:table-cell table:formula="of:=HEX2DEC([.O42])+HEX2DEC([.P42])+HEX2DEC([.Q42])+HEX2DEC([.R42])+HEX2DEC([.S42])+HEX2DEC([.T42])+HEX2DEC([.U42])+HEX2DEC([.V42])" office:value-type="float" office:value="305">
            <text:p>305</text:p>
          </table:table-cell>
          <table:table-cell table:formula="of:=DEC2HEX([.X42])" office:value-type="string" office:string-value="131">
            <text:p>131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43])+HEX2DEC([.C43])+HEX2DEC([.D43])+HEX2DEC([.E43])+HEX2DEC([.F43])+HEX2DEC([.G43])+HEX2DEC([.H43])+HEX2DEC([.I43])" office:value-type="float" office:value="291">
            <text:p>291</text:p>
          </table:table-cell>
          <table:table-cell table:formula="of:=DEC2HEX([.K43])" office:value-type="string" office:string-value="123">
            <text:p>123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string">
            <text:p>07</text:p>
          </table:table-cell>
          <table:table-cell table:style-name="ce38" office:value-type="float" office:value="57">
            <text:p>57</text:p>
          </table:table-cell>
          <table:table-cell table:number-columns-repeated="2" table:style-name="ce38" office:value-type="string">
            <text:p>00</text:p>
          </table:table-cell>
          <table:table-cell/>
          <table:table-cell table:formula="of:=HEX2DEC([.O43])+HEX2DEC([.P43])+HEX2DEC([.Q43])+HEX2DEC([.R43])+HEX2DEC([.S43])+HEX2DEC([.T43])+HEX2DEC([.U43])+HEX2DEC([.V43])" office:value-type="float" office:value="291">
            <text:p>291</text:p>
          </table:table-cell>
          <table:table-cell table:formula="of:=DEC2HEX([.X43])" office:value-type="string" office:string-value="123">
            <text:p>12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33" office:value-type="float" office:value="71">
            <text:p>71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44])+HEX2DEC([.C44])+HEX2DEC([.D44])+HEX2DEC([.E44])+HEX2DEC([.F44])+HEX2DEC([.G44])+HEX2DEC([.H44])+HEX2DEC([.I44])" office:value-type="float" office:value="305">
            <text:p>305</text:p>
          </table:table-cell>
          <table:table-cell table:formula="of:=DEC2HEX([.K44])" office:value-type="string" office:string-value="131">
            <text:p>131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39" office:value-type="float" office:value="71">
            <text:p>71</text:p>
          </table:table-cell>
          <table:table-cell table:number-columns-repeated="5" table:style-name="ce38" office:value-type="string">
            <text:p>00</text:p>
          </table:table-cell>
          <table:table-cell/>
          <table:table-cell table:formula="of:=HEX2DEC([.O44])+HEX2DEC([.P44])+HEX2DEC([.Q44])+HEX2DEC([.R44])+HEX2DEC([.S44])+HEX2DEC([.T44])+HEX2DEC([.U44])+HEX2DEC([.V44])" office:value-type="float" office:value="305">
            <text:p>305</text:p>
          </table:table-cell>
          <table:table-cell table:formula="of:=DEC2HEX([.X44])" office:value-type="string" office:string-value="131">
            <text:p>131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office:value-type="string">
            <text:p>01</text:p>
          </table:table-cell>
          <table:table-cell table:style-name="ce33" office:value-type="string">
            <text:p>2B</text:p>
          </table:table-cell>
          <table:table-cell/>
          <table:table-cell table:formula="of:=HEX2DEC([.B45])+HEX2DEC([.C45])+HEX2DEC([.D45])+HEX2DEC([.E45])+HEX2DEC([.F45])+HEX2DEC([.G45])+HEX2DEC([.H45])+HEX2DEC([.I45])" office:value-type="float" office:value="270">
            <text:p>270</text:p>
          </table:table-cell>
          <table:table-cell table:formula="of:=DEC2HEX([.K45])" office:value-type="string" office:string-value="10E">
            <text:p>10E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2</text:p>
          </table:table-cell>
          <table:table-cell table:style-name="ce38" office:value-type="float" office:value="21">
            <text:p>21</text:p>
          </table:table-cell>
          <table:table-cell table:number-columns-repeated="3" table:style-name="ce38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2B</text:p>
          </table:table-cell>
          <table:table-cell/>
          <table:table-cell table:formula="of:=HEX2DEC([.O45])+HEX2DEC([.P45])+HEX2DEC([.Q45])+HEX2DEC([.R45])+HEX2DEC([.S45])+HEX2DEC([.T45])+HEX2DEC([.U45])+HEX2DEC([.V45])" office:value-type="float" office:value="270">
            <text:p>270</text:p>
          </table:table-cell>
          <table:table-cell table:formula="of:=DEC2HEX([.X45])" office:value-type="string" office:string-value="10E">
            <text:p>10E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33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46])+HEX2DEC([.C46])+HEX2DEC([.D46])+HEX2DEC([.E46])+HEX2DEC([.F46])+HEX2DEC([.G46])+HEX2DEC([.H46])+HEX2DEC([.I46])" office:value-type="float" office:value="244">
            <text:p>244</text:p>
          </table:table-cell>
          <table:table-cell table:formula="of:=DEC2HEX([.K46])" office:value-type="string" office:string-value="F4">
            <text:p>F4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00</text:p>
          </table:table-cell>
          <table:table-cell table:style-name="ce39" office:value-type="string">
            <text:p>02</text:p>
          </table:table-cell>
          <table:table-cell table:number-columns-repeated="3" table:style-name="ce38" office:value-type="string">
            <text:p>00</text:p>
          </table:table-cell>
          <table:table-cell/>
          <table:table-cell table:formula="of:=HEX2DEC([.O46])+HEX2DEC([.P46])+HEX2DEC([.Q46])+HEX2DEC([.R46])+HEX2DEC([.S46])+HEX2DEC([.T46])+HEX2DEC([.U46])+HEX2DEC([.V46])" office:value-type="float" office:value="244">
            <text:p>244</text:p>
          </table:table-cell>
          <table:table-cell table:formula="of:=DEC2HEX([.X46])" office:value-type="string" office:string-value="F4">
            <text:p>F4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2">
            <text:p>32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47])+HEX2DEC([.C47])+HEX2DEC([.D47])+HEX2DEC([.E47])+HEX2DEC([.F47])+HEX2DEC([.G47])+HEX2DEC([.H47])+HEX2DEC([.I47])" office:value-type="float" office:value="245">
            <text:p>245</text:p>
          </table:table-cell>
          <table:table-cell table:formula="of:=DEC2HEX([.K47])" office:value-type="string" office:string-value="F5">
            <text:p>F5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4</text:p>
          </table:table-cell>
          <table:table-cell table:style-name="ce39" office:value-type="float" office:value="32">
            <text:p>32</text:p>
          </table:table-cell>
          <table:table-cell table:style-name="ce39" office:value-type="string">
            <text:p>00</text:p>
          </table:table-cell>
          <table:table-cell table:number-columns-repeated="4" table:style-name="ce38" office:value-type="string">
            <text:p>00</text:p>
          </table:table-cell>
          <table:table-cell/>
          <table:table-cell table:formula="of:=HEX2DEC([.O47])+HEX2DEC([.P47])+HEX2DEC([.Q47])+HEX2DEC([.R47])+HEX2DEC([.S47])+HEX2DEC([.T47])+HEX2DEC([.U47])+HEX2DEC([.V47])" office:value-type="float" office:value="245">
            <text:p>245</text:p>
          </table:table-cell>
          <table:table-cell table:formula="of:=DEC2HEX([.X47])" office:value-type="string" office:string-value="F5">
            <text:p>F5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48])+HEX2DEC([.C48])+HEX2DEC([.D48])+HEX2DEC([.E48])+HEX2DEC([.F48])+HEX2DEC([.G48])+HEX2DEC([.H48])+HEX2DEC([.I48])" office:value-type="float" office:value="212">
            <text:p>212</text:p>
          </table:table-cell>
          <table:table-cell table:formula="of:=DEC2HEX([.K48])" office:value-type="string" office:string-value="D4">
            <text:p>D4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5</text:p>
          </table:table-cell>
          <table:table-cell table:style-name="ce38" office:value-type="float" office:value="10">
            <text:p>10</text:p>
          </table:table-cell>
          <table:table-cell table:number-columns-repeated="5" table:style-name="ce38" office:value-type="string">
            <text:p>00</text:p>
          </table:table-cell>
          <table:table-cell/>
          <table:table-cell table:formula="of:=HEX2DEC([.O48])+HEX2DEC([.P48])+HEX2DEC([.Q48])+HEX2DEC([.R48])+HEX2DEC([.S48])+HEX2DEC([.T48])+HEX2DEC([.U48])+HEX2DEC([.V48])" office:value-type="float" office:value="212">
            <text:p>212</text:p>
          </table:table-cell>
          <table:table-cell table:formula="of:=DEC2HEX([.X48])" office:value-type="string" office:string-value="D4">
            <text:p>D4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33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49])+HEX2DEC([.C49])+HEX2DEC([.D49])+HEX2DEC([.E49])+HEX2DEC([.F49])+HEX2DEC([.G49])+HEX2DEC([.H49])+HEX2DEC([.I49])" office:value-type="float" office:value="247">
            <text:p>247</text:p>
          </table:table-cell>
          <table:table-cell table:formula="of:=DEC2HEX([.K49])" office:value-type="string" office:string-value="F7">
            <text:p>F7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39" office:value-type="float" office:value="22">
            <text:p>22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float" office:value="10">
            <text:p>10</text:p>
          </table:table-cell>
          <table:table-cell table:number-columns-repeated="2" table:style-name="ce38" office:value-type="string">
            <text:p>00</text:p>
          </table:table-cell>
          <table:table-cell/>
          <table:table-cell table:formula="of:=HEX2DEC([.O49])+HEX2DEC([.P49])+HEX2DEC([.Q49])+HEX2DEC([.R49])+HEX2DEC([.S49])+HEX2DEC([.T49])+HEX2DEC([.U49])+HEX2DEC([.V49])" office:value-type="float" office:value="247">
            <text:p>247</text:p>
          </table:table-cell>
          <table:table-cell table:formula="of:=DEC2HEX([.X49])" office:value-type="string" office:string-value="F7">
            <text:p>F7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50])+HEX2DEC([.C50])+HEX2DEC([.D50])+HEX2DEC([.E50])+HEX2DEC([.F50])+HEX2DEC([.G50])+HEX2DEC([.H50])+HEX2DEC([.I50])" office:value-type="float" office:value="249">
            <text:p>249</text:p>
          </table:table-cell>
          <table:table-cell table:formula="of:=DEC2HEX([.K50])" office:value-type="string" office:string-value="F9">
            <text:p>F9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table:style-name="ce38" office:value-type="string">
            <text:p>00</text:p>
          </table:table-cell>
          <table:table-cell table:style-name="ce39" office:value-type="float" office:value="33">
            <text:p>33</text:p>
          </table:table-cell>
          <table:table-cell table:number-columns-repeated="2" table:style-name="ce38" office:value-type="string">
            <text:p>00</text:p>
          </table:table-cell>
          <table:table-cell/>
          <table:table-cell table:formula="of:=HEX2DEC([.O50])+HEX2DEC([.P50])+HEX2DEC([.Q50])+HEX2DEC([.R50])+HEX2DEC([.S50])+HEX2DEC([.T50])+HEX2DEC([.U50])+HEX2DEC([.V50])" office:value-type="float" office:value="249">
            <text:p>249</text:p>
          </table:table-cell>
          <table:table-cell table:formula="of:=DEC2HEX([.X50])" office:value-type="string" office:string-value="F9">
            <text:p>F9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formula="of:=HEX2DEC([.B51])+HEX2DEC([.C51])+HEX2DEC([.D51])+HEX2DEC([.E51])+HEX2DEC([.F51])+HEX2DEC([.G51])+HEX2DEC([.H51])+HEX2DEC([.I51])" office:value-type="float" office:value="504">
            <text:p>504</text:p>
          </table:table-cell>
          <table:table-cell table:formula="of:=DEC2HEX([.K51])" office:value-type="string" office:string-value="1F8">
            <text:p>1F8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8</text:p>
          </table:table-cell>
          <table:table-cell table:style-name="ce38" office:value-type="float" office:value="21">
            <text:p>21</text:p>
          </table:table-cell>
          <table:table-cell table:style-name="ce38" office:value-type="float" office:value="22">
            <text:p>22</text:p>
          </table:table-cell>
          <table:table-cell table:style-name="ce38" office:value-type="string">
            <text:p>00</text:p>
          </table:table-cell>
          <table:table-cell table:number-columns-repeated="2" table:style-name="ce38" office:value-type="float" office:value="77">
            <text:p>77</text:p>
          </table:table-cell>
          <table:table-cell table:style-name="ce38" office:value-type="string">
            <text:p>00</text:p>
          </table:table-cell>
          <table:table-cell/>
          <table:table-cell table:formula="of:=HEX2DEC([.O51])+HEX2DEC([.P51])+HEX2DEC([.Q51])+HEX2DEC([.R51])+HEX2DEC([.S51])+HEX2DEC([.T51])+HEX2DEC([.U51])+HEX2DEC([.V51])" office:value-type="float" office:value="504">
            <text:p>504</text:p>
          </table:table-cell>
          <table:table-cell table:formula="of:=DEC2HEX([.X51])" office:value-type="string" office:string-value="1F8">
            <text:p>1F8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33"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52])+HEX2DEC([.C52])+HEX2DEC([.D52])+HEX2DEC([.E52])+HEX2DEC([.F52])+HEX2DEC([.G52])+HEX2DEC([.H52])+HEX2DEC([.I52])" office:value-type="float" office:value="249">
            <text:p>249</text:p>
          </table:table-cell>
          <table:table-cell table:formula="of:=DEC2HEX([.K52])" office:value-type="string" office:string-value="F9">
            <text:p>F9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39" office:value-type="float" office:value="21">
            <text:p>21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float" office:value="10">
            <text:p>10</text:p>
          </table:table-cell>
          <table:table-cell table:number-columns-repeated="2" table:style-name="ce38" office:value-type="string">
            <text:p>00</text:p>
          </table:table-cell>
          <table:table-cell/>
          <table:table-cell table:formula="of:=HEX2DEC([.O52])+HEX2DEC([.P52])+HEX2DEC([.Q52])+HEX2DEC([.R52])+HEX2DEC([.S52])+HEX2DEC([.T52])+HEX2DEC([.U52])+HEX2DEC([.V52])" office:value-type="float" office:value="249">
            <text:p>249</text:p>
          </table:table-cell>
          <table:table-cell table:formula="of:=DEC2HEX([.X52])" office:value-type="string" office:string-value="F9">
            <text:p>F9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float" office:value="11">
            <text:p>11</text:p>
          </table:table-cell>
          <table:table-cell/>
          <table:table-cell table:formula="of:=HEX2DEC([.B53])+HEX2DEC([.C53])+HEX2DEC([.D53])+HEX2DEC([.E53])+HEX2DEC([.F53])+HEX2DEC([.G53])+HEX2DEC([.H53])+HEX2DEC([.I53])" office:value-type="float" office:value="288">
            <text:p>288</text:p>
          </table:table-cell>
          <table:table-cell table:formula="of:=DEC2HEX([.K53])" office:value-type="string" office:string-value="120">
            <text:p>120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0</text:p>
          </table:table-cell>
          <table:table-cell table:style-name="ce38" office:value-type="float" office:value="20">
            <text:p>20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float" office:value="20">
            <text:p>20</text:p>
          </table:table-cell>
          <table:table-cell table:style-name="ce38" office:value-type="string">
            <text:p>00</text:p>
          </table:table-cell>
          <table:table-cell table:style-name="ce39" office:value-type="float" office:value="11">
            <text:p>11</text:p>
          </table:table-cell>
          <table:table-cell/>
          <table:table-cell table:formula="of:=HEX2DEC([.O53])+HEX2DEC([.P53])+HEX2DEC([.Q53])+HEX2DEC([.R53])+HEX2DEC([.S53])+HEX2DEC([.T53])+HEX2DEC([.U53])+HEX2DEC([.V53])" office:value-type="float" office:value="288">
            <text:p>288</text:p>
          </table:table-cell>
          <table:table-cell table:formula="of:=DEC2HEX([.X53])" office:value-type="string" office:string-value="120">
            <text:p>120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33" office:value-type="float" office:value="20">
            <text:p>20</text:p>
          </table:table-cell>
          <table:table-cell table:style-name="ce33"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54])+HEX2DEC([.C54])+HEX2DEC([.D54])+HEX2DEC([.E54])+HEX2DEC([.F54])+HEX2DEC([.G54])+HEX2DEC([.H54])+HEX2DEC([.I54])" office:value-type="float" office:value="371">
            <text:p>371</text:p>
          </table:table-cell>
          <table:table-cell table:formula="of:=DEC2HEX([.K54])" office:value-type="string" office:string-value="173">
            <text:p>173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39" office:value-type="float" office:value="20">
            <text:p>20</text:p>
          </table:table-cell>
          <table:table-cell table:style-name="ce39" office:value-type="string">
            <text:p>03</text:p>
          </table:table-cell>
          <table:table-cell table:style-name="ce38" office:value-type="float" office:value="80">
            <text:p>80</text:p>
          </table:table-cell>
          <table:table-cell table:number-columns-repeated="3" table:style-name="ce38" office:value-type="string">
            <text:p>00</text:p>
          </table:table-cell>
          <table:table-cell/>
          <table:table-cell table:formula="of:=HEX2DEC([.O54])+HEX2DEC([.P54])+HEX2DEC([.Q54])+HEX2DEC([.R54])+HEX2DEC([.S54])+HEX2DEC([.T54])+HEX2DEC([.U54])+HEX2DEC([.V54])" office:value-type="float" office:value="371">
            <text:p>371</text:p>
          </table:table-cell>
          <table:table-cell table:formula="of:=DEC2HEX([.X54])" office:value-type="string" office:string-value="173">
            <text:p>17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formula="of:=HEX2DEC([.B55])+HEX2DEC([.C55])+HEX2DEC([.D55])+HEX2DEC([.E55])+HEX2DEC([.F55])+HEX2DEC([.G55])+HEX2DEC([.H55])+HEX2DEC([.I55])" office:value-type="float" office:value="989">
            <text:p>989</text:p>
          </table:table-cell>
          <table:table-cell table:formula="of:=DEC2HEX([.K55])" office:value-type="string" office:string-value="3DD">
            <text:p>3DD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table:style-name="ce38" office:value-type="string">
            <text:p>7A</text:p>
          </table:table-cell>
          <table:table-cell table:style-name="ce38" office:value-type="string">
            <text:p>5B</text:p>
          </table:table-cell>
          <table:table-cell table:style-name="ce38" office:value-type="float" office:value="95">
            <text:p>95</text:p>
          </table:table-cell>
          <table:table-cell table:style-name="ce38" office:value-type="string">
            <text:p>5A</text:p>
          </table:table-cell>
          <table:table-cell table:style-name="ce38" office:value-type="float" office:value="55">
            <text:p>55</text:p>
          </table:table-cell>
          <table:table-cell table:style-name="ce38" office:value-type="string">
            <text:p>F3</text:p>
          </table:table-cell>
          <table:table-cell/>
          <table:table-cell table:formula="of:=HEX2DEC([.O55])+HEX2DEC([.P55])+HEX2DEC([.Q55])+HEX2DEC([.R55])+HEX2DEC([.S55])+HEX2DEC([.T55])+HEX2DEC([.U55])+HEX2DEC([.V55])" office:value-type="float" office:value="989">
            <text:p>989</text:p>
          </table:table-cell>
          <table:table-cell table:formula="of:=DEC2HEX([.X55])" office:value-type="string" office:string-value="3DD">
            <text:p>3DD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56])+HEX2DEC([.C56])+HEX2DEC([.D56])+HEX2DEC([.E56])+HEX2DEC([.F56])+HEX2DEC([.G56])+HEX2DEC([.H56])+HEX2DEC([.I56])" office:value-type="float" office:value="210">
            <text:p>210</text:p>
          </table:table-cell>
          <table:table-cell table:formula="of:=DEC2HEX([.K56])" office:value-type="string" office:string-value="D2">
            <text:p>D2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56])+HEX2DEC([.P56])+HEX2DEC([.Q56])+HEX2DEC([.R56])+HEX2DEC([.S56])+HEX2DEC([.T56])+HEX2DEC([.U56])+HEX2DEC([.V56])" office:value-type="float" office:value="210">
            <text:p>210</text:p>
          </table:table-cell>
          <table:table-cell table:formula="of:=DEC2HEX([.X56])" office:value-type="string" office:string-value="D2">
            <text:p>D2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0">
            <text:p>90</text:p>
          </table:table-cell>
          <table:table-cell office:value-type="float" office:value="28">
            <text:p>28</text:p>
          </table:table-cell>
          <table:table-cell/>
          <table:table-cell table:formula="of:=HEX2DEC([.B57])+HEX2DEC([.C57])+HEX2DEC([.D57])+HEX2DEC([.E57])+HEX2DEC([.F57])+HEX2DEC([.G57])+HEX2DEC([.H57])+HEX2DEC([.I57])" office:value-type="float" office:value="467">
            <text:p>467</text:p>
          </table:table-cell>
          <table:table-cell table:formula="of:=DEC2HEX([.K57])" office:value-type="string" office:string-value="1D3">
            <text:p>1D3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string">
            <text:p>08</text:p>
          </table:table-cell>
          <table:table-cell table:style-name="ce39" office:value-type="float" office:value="40">
            <text:p>40</text:p>
          </table:table-cell>
          <table:table-cell table:style-name="ce39" office:value-type="string">
            <text:p>A0</text:p>
          </table:table-cell>
          <table:table-cell table:style-name="ce38" office:value-type="float" office:value="28">
            <text:p>28</text:p>
          </table:table-cell>
          <table:table-cell/>
          <table:table-cell table:formula="of:=HEX2DEC([.O57])+HEX2DEC([.P57])+HEX2DEC([.Q57])+HEX2DEC([.R57])+HEX2DEC([.S57])+HEX2DEC([.T57])+HEX2DEC([.U57])+HEX2DEC([.V57])" office:value-type="float" office:value="483">
            <text:p>483</text:p>
          </table:table-cell>
          <table:table-cell table:formula="of:=DEC2HEX([.X57])" office:value-type="string" office:string-value="1E3">
            <text:p>1E3</text:p>
          </table:table-cell>
          <table:table-cell office:value-type="string">
            <text:p>EU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34">
            <text:p>34</text:p>
          </table:table-cell>
          <table:table-cell office:value-type="string">
            <text:p>00</text:p>
          </table:table-cell>
          <table:table-cell table:style-name="ce33" office:value-type="float" office:value="32">
            <text:p>32</text:p>
          </table:table-cell>
          <table:table-cell table:style-name="ce33" office:value-type="string">
            <text:p>00</text:p>
          </table:table-cell>
          <table:table-cell office:value-type="string">
            <text:p>00</text:p>
          </table:table-cell>
          <table:table-cell/>
          <table:table-cell table:formula="of:=HEX2DEC([.B58])+HEX2DEC([.C58])+HEX2DEC([.D58])+HEX2DEC([.E58])+HEX2DEC([.F58])+HEX2DEC([.G58])+HEX2DEC([.H58])+HEX2DEC([.I58])" office:value-type="float" office:value="418">
            <text:p>418</text:p>
          </table:table-cell>
          <table:table-cell table:formula="of:=DEC2HEX([.K58])" office:value-type="string" office:string-value="1A2">
            <text:p>1A2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39" office:value-type="float" office:value="68">
            <text:p>68</text:p>
          </table:table-cell>
          <table:table-cell table:style-name="ce39" office:value-type="float" office:value="34">
            <text:p>34</text:p>
          </table:table-cell>
          <table:table-cell table:style-name="ce38" office:value-type="string">
            <text:p>00</text:p>
          </table:table-cell>
          <table:table-cell table:style-name="ce39" office:value-type="float" office:value="32">
            <text:p>32</text:p>
          </table:table-cell>
          <table:table-cell table:style-name="ce39" office:value-type="string">
            <text:p>00</text:p>
          </table:table-cell>
          <table:table-cell table:style-name="ce38" office:value-type="string">
            <text:p>00</text:p>
          </table:table-cell>
          <table:table-cell/>
          <table:table-cell table:formula="of:=HEX2DEC([.O58])+HEX2DEC([.P58])+HEX2DEC([.Q58])+HEX2DEC([.R58])+HEX2DEC([.S58])+HEX2DEC([.T58])+HEX2DEC([.U58])+HEX2DEC([.V58])" office:value-type="float" office:value="418">
            <text:p>418</text:p>
          </table:table-cell>
          <table:table-cell table:formula="of:=DEC2HEX([.X58])" office:value-type="string" office:string-value="1A2">
            <text:p>1A2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33" office:value-type="float" office:value="91">
            <text:p>91</text:p>
          </table:table-cell>
          <table:table-cell table:style-name="ce33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59])+HEX2DEC([.C59])+HEX2DEC([.D59])+HEX2DEC([.E59])+HEX2DEC([.F59])+HEX2DEC([.G59])+HEX2DEC([.H59])+HEX2DEC([.I59])" office:value-type="float" office:value="623">
            <text:p>623</text:p>
          </table:table-cell>
          <table:table-cell table:formula="of:=DEC2HEX([.K59])" office:value-type="string" office:string-value="26F">
            <text:p>26F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39" office:value-type="float" office:value="90">
            <text:p>90</text:p>
          </table:table-cell>
          <table:table-cell table:style-name="ce39" office:value-type="float" office:value="24">
            <text:p>24</text:p>
          </table:table-cell>
          <table:table-cell table:style-name="ce38" office:value-type="float" office:value="65">
            <text:p>65</text:p>
          </table:table-cell>
          <table:table-cell table:number-columns-repeated="3" table:style-name="ce38" office:value-type="string">
            <text:p>00</text:p>
          </table:table-cell>
          <table:table-cell/>
          <table:table-cell table:formula="of:=HEX2DEC([.O59])+HEX2DEC([.P59])+HEX2DEC([.Q59])+HEX2DEC([.R59])+HEX2DEC([.S59])+HEX2DEC([.T59])+HEX2DEC([.U59])+HEX2DEC([.V59])" office:value-type="float" office:value="494">
            <text:p>494</text:p>
          </table:table-cell>
          <table:table-cell table:formula="of:=DEC2HEX([.X59])" office:value-type="string" office:string-value="1EE">
            <text:p>1EE</text:p>
          </table:table-cell>
          <table:table-cell office:value-type="string">
            <text:p>EU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33" office:value-type="float" office:value="74">
            <text:p>7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60])+HEX2DEC([.C60])+HEX2DEC([.D60])+HEX2DEC([.E60])+HEX2DEC([.F60])+HEX2DEC([.G60])+HEX2DEC([.H60])+HEX2DEC([.I60])" office:value-type="float" office:value="364">
            <text:p>364</text:p>
          </table:table-cell>
          <table:table-cell table:formula="of:=DEC2HEX([.K60])" office:value-type="string" office:string-value="16C">
            <text:p>16C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39" office:value-type="float" office:value="74">
            <text:p>74</text:p>
          </table:table-cell>
          <table:table-cell table:style-name="ce38" office:value-type="float" office:value="22">
            <text:p>22</text:p>
          </table:table-cell>
          <table:table-cell table:style-name="ce39" office:value-type="string">
            <text:p>00</text:p>
          </table:table-cell>
          <table:table-cell table:number-columns-repeated="3" table:style-name="ce38" office:value-type="string">
            <text:p>00</text:p>
          </table:table-cell>
          <table:table-cell/>
          <table:table-cell table:formula="of:=HEX2DEC([.O60])+HEX2DEC([.P60])+HEX2DEC([.Q60])+HEX2DEC([.R60])+HEX2DEC([.S60])+HEX2DEC([.T60])+HEX2DEC([.U60])+HEX2DEC([.V60])" office:value-type="float" office:value="364">
            <text:p>364</text:p>
          </table:table-cell>
          <table:table-cell table:formula="of:=DEC2HEX([.X60])" office:value-type="string" office:string-value="16C">
            <text:p>16C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1])+HEX2DEC([.C61])+HEX2DEC([.D61])+HEX2DEC([.E61])+HEX2DEC([.F61])+HEX2DEC([.G61])+HEX2DEC([.H61])+HEX2DEC([.I61])" office:value-type="float" office:value="215">
            <text:p>215</text:p>
          </table:table-cell>
          <table:table-cell table:formula="of:=DEC2HEX([.K61])" office:value-type="string" office:string-value="D7">
            <text:p>D7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1])+HEX2DEC([.P61])+HEX2DEC([.Q61])+HEX2DEC([.R61])+HEX2DEC([.S61])+HEX2DEC([.T61])+HEX2DEC([.U61])+HEX2DEC([.V61])" office:value-type="float" office:value="215">
            <text:p>215</text:p>
          </table:table-cell>
          <table:table-cell table:formula="of:=DEC2HEX([.X61])" office:value-type="string" office:string-value="D7">
            <text:p>D7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2])+HEX2DEC([.C62])+HEX2DEC([.D62])+HEX2DEC([.E62])+HEX2DEC([.F62])+HEX2DEC([.G62])+HEX2DEC([.H62])+HEX2DEC([.I62])" office:value-type="float" office:value="216">
            <text:p>216</text:p>
          </table:table-cell>
          <table:table-cell table:formula="of:=DEC2HEX([.K62])" office:value-type="string" office:string-value="D8">
            <text:p>D8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2])+HEX2DEC([.P62])+HEX2DEC([.Q62])+HEX2DEC([.R62])+HEX2DEC([.S62])+HEX2DEC([.T62])+HEX2DEC([.U62])+HEX2DEC([.V62])" office:value-type="float" office:value="216">
            <text:p>216</text:p>
          </table:table-cell>
          <table:table-cell table:formula="of:=DEC2HEX([.X62])" office:value-type="string" office:string-value="D8">
            <text:p>D8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2" office:value-type="string">
            <text:p>00</text:p>
          </table:table-cell>
          <table:table-cell table:style-name="ce44" office:value-type="string">
            <text:p>0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63])+HEX2DEC([.C63])+HEX2DEC([.D63])+HEX2DEC([.E63])+HEX2DEC([.F63])+HEX2DEC([.G63])+HEX2DEC([.H63])+HEX2DEC([.I63])" office:value-type="float" office:value="217">
            <text:p>217</text:p>
          </table:table-cell>
          <table:table-cell table:formula="of:=DEC2HEX([.K63])" office:value-type="string" office:string-value="D9">
            <text:p>D9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3])+HEX2DEC([.P63])+HEX2DEC([.Q63])+HEX2DEC([.R63])+HEX2DEC([.S63])+HEX2DEC([.T63])+HEX2DEC([.U63])+HEX2DEC([.V63])" office:value-type="float" office:value="217">
            <text:p>217</text:p>
          </table:table-cell>
          <table:table-cell table:formula="of:=DEC2HEX([.X63])" office:value-type="string" office:string-value="D9">
            <text:p>D9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4])+HEX2DEC([.C64])+HEX2DEC([.D64])+HEX2DEC([.E64])+HEX2DEC([.F64])+HEX2DEC([.G64])+HEX2DEC([.H64])+HEX2DEC([.I64])" office:value-type="float" office:value="218">
            <text:p>218</text:p>
          </table:table-cell>
          <table:table-cell table:formula="of:=DEC2HEX([.K64])" office:value-type="string" office:string-value="DA">
            <text:p>DA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4])+HEX2DEC([.P64])+HEX2DEC([.Q64])+HEX2DEC([.R64])+HEX2DEC([.S64])+HEX2DEC([.T64])+HEX2DEC([.U64])+HEX2DEC([.V64])" office:value-type="float" office:value="218">
            <text:p>218</text:p>
          </table:table-cell>
          <table:table-cell table:formula="of:=DEC2HEX([.X64])" office:value-type="string" office:string-value="DA">
            <text:p>DA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5])+HEX2DEC([.C65])+HEX2DEC([.D65])+HEX2DEC([.E65])+HEX2DEC([.F65])+HEX2DEC([.G65])+HEX2DEC([.H65])+HEX2DEC([.I65])" office:value-type="float" office:value="219">
            <text:p>219</text:p>
          </table:table-cell>
          <table:table-cell table:formula="of:=DEC2HEX([.K65])" office:value-type="string" office:string-value="DB">
            <text:p>DB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5])+HEX2DEC([.P65])+HEX2DEC([.Q65])+HEX2DEC([.R65])+HEX2DEC([.S65])+HEX2DEC([.T65])+HEX2DEC([.U65])+HEX2DEC([.V65])" office:value-type="float" office:value="219">
            <text:p>219</text:p>
          </table:table-cell>
          <table:table-cell table:formula="of:=DEC2HEX([.X65])" office:value-type="string" office:string-value="DB">
            <text:p>DB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6])+HEX2DEC([.C66])+HEX2DEC([.D66])+HEX2DEC([.E66])+HEX2DEC([.F66])+HEX2DEC([.G66])+HEX2DEC([.H66])+HEX2DEC([.I66])" office:value-type="float" office:value="220">
            <text:p>220</text:p>
          </table:table-cell>
          <table:table-cell table:formula="of:=DEC2HEX([.K66])" office:value-type="string" office:string-value="DC">
            <text:p>DC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6])+HEX2DEC([.P66])+HEX2DEC([.Q66])+HEX2DEC([.R66])+HEX2DEC([.S66])+HEX2DEC([.T66])+HEX2DEC([.U66])+HEX2DEC([.V66])" office:value-type="float" office:value="220">
            <text:p>220</text:p>
          </table:table-cell>
          <table:table-cell table:formula="of:=DEC2HEX([.X66])" office:value-type="string" office:string-value="DC">
            <text:p>DC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7])+HEX2DEC([.C67])+HEX2DEC([.D67])+HEX2DEC([.E67])+HEX2DEC([.F67])+HEX2DEC([.G67])+HEX2DEC([.H67])+HEX2DEC([.I67])" office:value-type="float" office:value="221">
            <text:p>221</text:p>
          </table:table-cell>
          <table:table-cell table:formula="of:=DEC2HEX([.K67])" office:value-type="string" office:string-value="DD">
            <text:p>DD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7])+HEX2DEC([.P67])+HEX2DEC([.Q67])+HEX2DEC([.R67])+HEX2DEC([.S67])+HEX2DEC([.T67])+HEX2DEC([.U67])+HEX2DEC([.V67])" office:value-type="float" office:value="221">
            <text:p>221</text:p>
          </table:table-cell>
          <table:table-cell table:formula="of:=DEC2HEX([.X67])" office:value-type="string" office:string-value="DD">
            <text:p>DD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8])+HEX2DEC([.C68])+HEX2DEC([.D68])+HEX2DEC([.E68])+HEX2DEC([.F68])+HEX2DEC([.G68])+HEX2DEC([.H68])+HEX2DEC([.I68])" office:value-type="float" office:value="222">
            <text:p>222</text:p>
          </table:table-cell>
          <table:table-cell table:formula="of:=DEC2HEX([.K68])" office:value-type="string" office:string-value="DE">
            <text:p>DE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8])+HEX2DEC([.P68])+HEX2DEC([.Q68])+HEX2DEC([.R68])+HEX2DEC([.S68])+HEX2DEC([.T68])+HEX2DEC([.U68])+HEX2DEC([.V68])" office:value-type="float" office:value="222">
            <text:p>222</text:p>
          </table:table-cell>
          <table:table-cell table:formula="of:=DEC2HEX([.X68])" office:value-type="string" office:string-value="DE">
            <text:p>DE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9])+HEX2DEC([.C69])+HEX2DEC([.D69])+HEX2DEC([.E69])+HEX2DEC([.F69])+HEX2DEC([.G69])+HEX2DEC([.H69])+HEX2DEC([.I69])" office:value-type="float" office:value="223">
            <text:p>223</text:p>
          </table:table-cell>
          <table:table-cell table:formula="of:=DEC2HEX([.K69])" office:value-type="string" office:string-value="DF">
            <text:p>DF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9])+HEX2DEC([.P69])+HEX2DEC([.Q69])+HEX2DEC([.R69])+HEX2DEC([.S69])+HEX2DEC([.T69])+HEX2DEC([.U69])+HEX2DEC([.V69])" office:value-type="float" office:value="223">
            <text:p>223</text:p>
          </table:table-cell>
          <table:table-cell table:formula="of:=DEC2HEX([.X69])" office:value-type="string" office:string-value="DF">
            <text:p>DF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70])+HEX2DEC([.C70])+HEX2DEC([.D70])+HEX2DEC([.E70])+HEX2DEC([.F70])+HEX2DEC([.G70])+HEX2DEC([.H70])+HEX2DEC([.I70])" office:value-type="float" office:value="224">
            <text:p>224</text:p>
          </table:table-cell>
          <table:table-cell table:formula="of:=DEC2HEX([.K70])" office:value-type="string" office:string-value="E0">
            <text:p>E0</text:p>
          </table:table-cell>
          <table:table-cell table:formula="of:=DEC2HEX(SUM([.K38:.K70]))" office:value-type="string" office:string-value="2D7F">
            <text:p>2D7F</text:p>
          </table:table-cell>
          <table: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70])+HEX2DEC([.P70])+HEX2DEC([.Q70])+HEX2DEC([.R70])+HEX2DEC([.S70])+HEX2DEC([.T70])+HEX2DEC([.U70])+HEX2DEC([.V70])" office:value-type="float" office:value="224">
            <text:p>224</text:p>
          </table:table-cell>
          <table:table-cell table:formula="of:=DEC2HEX([.X70])" office:value-type="string" office:string-value="E0">
            <text:p>E0</text:p>
          </table:table-cell>
          <table:table-cell table:formula="of:=DEC2HEX(SUM([.X38:.X70]))" office:value-type="string" office:string-value="2BC2">
            <text:p>2BC2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1" table:number-rows-spanned="33">
            <text:p>JDM</text:p>
            <text:p>6MT</text:p>
            <text:p>RF</text:p>
          </table:table-cell>
          <table:table-cell office:value-type="string">
            <text:p>2C</text:p>
          </table:table-cell>
          <table:table-cell office:value-type="float" office:value="54">
            <text:p>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D72])+HEX2DEC([.E72])+HEX2DEC([.F72])+HEX2DEC([.G72])+HEX2DEC([.H72])+HEX2DEC([.I72])" office:value-type="float" office:value="1021">
            <text:p>1021</text:p>
          </table:table-cell>
          <table:table-cell table:formula="of:=DEC2HEX([.K72])" office:value-type="string" office:string-value="3FD">
            <text:p>3FD</text:p>
          </table:table-cell>
          <table:table-cell table:number-columns-repeated="2"/>
          <table:table-cell office:value-type="string">
            <text:p>2B</text:p>
          </table:table-cell>
          <table:table-cell office:value-type="string">
            <text:p>A3</text:p>
          </table:table-cell>
          <table:table-cell table:style-name="ce15" office:value-type="string">
            <text:p>01</text:p>
          </table:table-cell>
          <table:table-cell table:style-name="ce15" office:value-type="string">
            <text:p>00</text:p>
          </table:table-cell>
          <table:table-cell table:number-columns-repeated="4" table:style-name="ce15" office:value-type="string">
            <text:p>FF</text:p>
          </table:table-cell>
          <table:table-cell/>
          <table:table-cell table:formula="of:=HEX2DEC([.Q72])+HEX2DEC([.R72])+HEX2DEC([.S72])+HEX2DEC([.T72])+HEX2DEC([.U72])+HEX2DEC([.V72])" office:value-type="float" office:value="1021">
            <text:p>1021</text:p>
          </table:table-cell>
          <table:table-cell table:formula="of:=DEC2HEX([.X72])" office:value-type="string" office:string-value="3FD">
            <text:p>3FD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/>
          <table:table-cell table:formula="of:=HEX2DEC([.B73])+HEX2DEC([.C73])+HEX2DEC([.D73])+HEX2DEC([.E73])+HEX2DEC([.F73])+HEX2DEC([.G73])+HEX2DEC([.H73])+HEX2DEC([.I73])" office:value-type="float" office:value="607">
            <text:p>607</text:p>
          </table:table-cell>
          <table:table-cell table:formula="of:=DEC2HEX([.K73])" office:value-type="string" office:string-value="25F">
            <text:p>25F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0</text:p>
          </table:table-cell>
          <table:table-cell table:style-name="ce15" office:value-type="string">
            <text:p>4E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52">
            <text:p>52</text:p>
          </table:table-cell>
          <table:table-cell table:style-name="ce15" office:value-type="float" office:value="43">
            <text:p>43</text:p>
          </table:table-cell>
          <table:table-cell table:style-name="ce15" office:value-type="float" office:value="32">
            <text:p>32</text:p>
          </table:table-cell>
          <table:table-cell/>
          <table:table-cell table:formula="of:=HEX2DEC([.O73])+HEX2DEC([.P73])+HEX2DEC([.Q73])+HEX2DEC([.R73])+HEX2DEC([.S73])+HEX2DEC([.T73])+HEX2DEC([.U73])+HEX2DEC([.V73])" office:value-type="float" office:value="607">
            <text:p>607</text:p>
          </table:table-cell>
          <table:table-cell table:formula="of:=DEC2HEX([.X73])" office:value-type="string" office:string-value="25F">
            <text:p>25F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formula="of:=HEX2DEC([.B74])+HEX2DEC([.C74])+HEX2DEC([.D74])+HEX2DEC([.E74])+HEX2DEC([.F74])+HEX2DEC([.G74])+HEX2DEC([.H74])+HEX2DEC([.I74])" office:value-type="float" office:value="446">
            <text:p>446</text:p>
          </table:table-cell>
          <table:table-cell table:formula="of:=DEC2HEX([.K74])" office:value-type="string" office:string-value="1BE">
            <text:p>1BE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5">
            <text:p>35</text:p>
          </table:table-cell>
          <table:table-cell table:style-name="ce15" office:value-type="string">
            <text:p>00</text:p>
          </table:table-cell>
          <table:table-cell/>
          <table:table-cell table:formula="of:=HEX2DEC([.O74])+HEX2DEC([.P74])+HEX2DEC([.Q74])+HEX2DEC([.R74])+HEX2DEC([.S74])+HEX2DEC([.T74])+HEX2DEC([.U74])+HEX2DEC([.V74])" office:value-type="float" office:value="446">
            <text:p>446</text:p>
          </table:table-cell>
          <table:table-cell table:formula="of:=DEC2HEX([.X74])" office:value-type="string" office:string-value="1BE">
            <text:p>1BE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75])+HEX2DEC([.C75])+HEX2DEC([.D75])+HEX2DEC([.E75])+HEX2DEC([.F75])+HEX2DEC([.G75])+HEX2DEC([.H75])+HEX2DEC([.I75])" office:value-type="float" office:value="195">
            <text:p>195</text:p>
          </table:table-cell>
          <table:table-cell table:formula="of:=DEC2HEX([.K75])" office:value-type="string" office:string-value="C3">
            <text:p>C3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75])+HEX2DEC([.P75])+HEX2DEC([.Q75])+HEX2DEC([.R75])+HEX2DEC([.S75])+HEX2DEC([.T75])+HEX2DEC([.U75])+HEX2DEC([.V75])" office:value-type="float" office:value="195">
            <text:p>195</text:p>
          </table:table-cell>
          <table:table-cell table:formula="of:=DEC2HEX([.X75])" office:value-type="string" office:string-value="C3">
            <text:p>C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3" office:value-type="float" office:value="22">
            <text:p>22</text:p>
          </table:table-cell>
          <table:table-cell office:value-type="string">
            <text:p>00</text:p>
          </table:table-cell>
          <table:table-cell/>
          <table:table-cell table:formula="of:=HEX2DEC([.B76])+HEX2DEC([.C76])+HEX2DEC([.D76])+HEX2DEC([.E76])+HEX2DEC([.F76])+HEX2DEC([.G76])+HEX2DEC([.H76])+HEX2DEC([.I76])" office:value-type="float" office:value="305">
            <text:p>305</text:p>
          </table:table-cell>
          <table:table-cell table:formula="of:=DEC2HEX([.K76])" office:value-type="string" office:string-value="131">
            <text:p>131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3</text:p>
          </table:table-cell>
          <table:table-cell table:style-name="ce15" office:value-type="float" office:value="38">
            <text:p>38</text:p>
          </table:table-cell>
          <table:table-cell table:style-name="ce15" office:value-type="string">
            <text:p>00</text:p>
          </table:table-cell>
          <table:table-cell table:style-name="ce15" office:value-type="string">
            <text:p>09</text:p>
          </table:table-cell>
          <table:table-cell table:style-name="ce15" office:value-type="string">
            <text:p>0A</text:p>
          </table:table-cell>
          <table:table-cell table:style-name="ce43" office:value-type="float" office:value="22">
            <text:p>22</text:p>
          </table:table-cell>
          <table:table-cell table:style-name="ce15" office:value-type="string">
            <text:p>00</text:p>
          </table:table-cell>
          <table:table-cell/>
          <table:table-cell table:formula="of:=HEX2DEC([.O76])+HEX2DEC([.P76])+HEX2DEC([.Q76])+HEX2DEC([.R76])+HEX2DEC([.S76])+HEX2DEC([.T76])+HEX2DEC([.U76])+HEX2DEC([.V76])" office:value-type="float" office:value="305">
            <text:p>305</text:p>
          </table:table-cell>
          <table:table-cell table:formula="of:=DEC2HEX([.X76])" office:value-type="string" office:string-value="131">
            <text:p>131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77])+HEX2DEC([.C77])+HEX2DEC([.D77])+HEX2DEC([.E77])+HEX2DEC([.F77])+HEX2DEC([.G77])+HEX2DEC([.H77])+HEX2DEC([.I77])" office:value-type="float" office:value="291">
            <text:p>291</text:p>
          </table:table-cell>
          <table:table-cell table:formula="of:=DEC2HEX([.K77])" office:value-type="string" office:string-value="123">
            <text:p>123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7</text:p>
          </table:table-cell>
          <table:table-cell table:style-name="ce15" office:value-type="float" office:value="57">
            <text:p>57</text:p>
          </table:table-cell>
          <table:table-cell table:number-columns-repeated="2" table:style-name="ce15" office:value-type="string">
            <text:p>00</text:p>
          </table:table-cell>
          <table:table-cell/>
          <table:table-cell table:formula="of:=HEX2DEC([.O77])+HEX2DEC([.P77])+HEX2DEC([.Q77])+HEX2DEC([.R77])+HEX2DEC([.S77])+HEX2DEC([.T77])+HEX2DEC([.U77])+HEX2DEC([.V77])" office:value-type="float" office:value="291">
            <text:p>291</text:p>
          </table:table-cell>
          <table:table-cell table:formula="of:=DEC2HEX([.X77])" office:value-type="string" office:string-value="123">
            <text:p>12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33" office:value-type="float" office:value="11">
            <text:p>11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78])+HEX2DEC([.C78])+HEX2DEC([.D78])+HEX2DEC([.E78])+HEX2DEC([.F78])+HEX2DEC([.G78])+HEX2DEC([.H78])+HEX2DEC([.I78])" office:value-type="float" office:value="209">
            <text:p>209</text:p>
          </table:table-cell>
          <table:table-cell table:formula="of:=DEC2HEX([.K78])" office:value-type="string" office:string-value="D1">
            <text:p>D1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43" office:value-type="float" office:value="31">
            <text:p>31</text:p>
          </table:table-cell>
          <table:table-cell table:number-columns-repeated="5" table:style-name="ce15" office:value-type="string">
            <text:p>00</text:p>
          </table:table-cell>
          <table:table-cell/>
          <table:table-cell table:formula="of:=HEX2DEC([.O78])+HEX2DEC([.P78])+HEX2DEC([.Q78])+HEX2DEC([.R78])+HEX2DEC([.S78])+HEX2DEC([.T78])+HEX2DEC([.U78])+HEX2DEC([.V78])" office:value-type="float" office:value="241">
            <text:p>241</text:p>
          </table:table-cell>
          <table:table-cell table:formula="of:=DEC2HEX([.X78])" office:value-type="string" office:string-value="F1">
            <text:p>F1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office:value-type="string">
            <text:p>01</text:p>
          </table:table-cell>
          <table:table-cell table:style-name="ce33" office:value-type="string">
            <text:p>5D</text:p>
          </table:table-cell>
          <table:table-cell/>
          <table:table-cell table:formula="of:=HEX2DEC([.B79])+HEX2DEC([.C79])+HEX2DEC([.D79])+HEX2DEC([.E79])+HEX2DEC([.F79])+HEX2DEC([.G79])+HEX2DEC([.H79])+HEX2DEC([.I79])" office:value-type="float" office:value="320">
            <text:p>320</text:p>
          </table:table-cell>
          <table:table-cell table:formula="of:=DEC2HEX([.K79])" office:value-type="string" office:string-value="140">
            <text:p>140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2</text:p>
          </table:table-cell>
          <table:table-cell table:style-name="ce15" office:value-type="float" office:value="21">
            <text:p>21</text:p>
          </table:table-cell>
          <table:table-cell table:number-columns-repeated="3" table:style-name="ce15" office:value-type="string">
            <text:p>00</text:p>
          </table:table-cell>
          <table:table-cell table:style-name="ce43" office:value-type="string">
            <text:p>01</text:p>
          </table:table-cell>
          <table:table-cell table:style-name="ce43" office:value-type="string">
            <text:p>3B</text:p>
          </table:table-cell>
          <table:table-cell/>
          <table:table-cell table:formula="of:=HEX2DEC([.O79])+HEX2DEC([.P79])+HEX2DEC([.Q79])+HEX2DEC([.R79])+HEX2DEC([.S79])+HEX2DEC([.T79])+HEX2DEC([.U79])+HEX2DEC([.V79])" office:value-type="float" office:value="286">
            <text:p>286</text:p>
          </table:table-cell>
          <table:table-cell table:formula="of:=DEC2HEX([.X79])" office:value-type="string" office:string-value="11E">
            <text:p>11E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33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80])+HEX2DEC([.C80])+HEX2DEC([.D80])+HEX2DEC([.E80])+HEX2DEC([.F80])+HEX2DEC([.G80])+HEX2DEC([.H80])+HEX2DEC([.I80])" office:value-type="float" office:value="259">
            <text:p>259</text:p>
          </table:table-cell>
          <table:table-cell table:formula="of:=DEC2HEX([.K80])" office:value-type="string" office:string-value="103">
            <text:p>103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43" office:value-type="float" office:value="30">
            <text:p>30</text:p>
          </table:table-cell>
          <table:table-cell table:style-name="ce15" office:value-type="string">
            <text:p>00</text:p>
          </table:table-cell>
          <table:table-cell table:style-name="ce43" office:value-type="string">
            <text:p>02</text:p>
          </table:table-cell>
          <table:table-cell table:number-columns-repeated="3" table:style-name="ce15" office:value-type="string">
            <text:p>00</text:p>
          </table:table-cell>
          <table:table-cell/>
          <table:table-cell table:formula="of:=HEX2DEC([.O80])+HEX2DEC([.P80])+HEX2DEC([.Q80])+HEX2DEC([.R80])+HEX2DEC([.S80])+HEX2DEC([.T80])+HEX2DEC([.U80])+HEX2DEC([.V80])" office:value-type="float" office:value="244">
            <text:p>244</text:p>
          </table:table-cell>
          <table:table-cell table:formula="of:=DEC2HEX([.X80])" office:value-type="string" office:string-value="F4">
            <text:p>F4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2">
            <text:p>32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81])+HEX2DEC([.C81])+HEX2DEC([.D81])+HEX2DEC([.E81])+HEX2DEC([.F81])+HEX2DEC([.G81])+HEX2DEC([.H81])+HEX2DEC([.I81])" office:value-type="float" office:value="245">
            <text:p>245</text:p>
          </table:table-cell>
          <table:table-cell table:formula="of:=DEC2HEX([.K81])" office:value-type="string" office:string-value="F5">
            <text:p>F5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4</text:p>
          </table:table-cell>
          <table:table-cell table:style-name="ce43" office:value-type="float" office:value="32">
            <text:p>32</text:p>
          </table:table-cell>
          <table:table-cell table:style-name="ce43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/>
          <table:table-cell table:formula="of:=HEX2DEC([.O81])+HEX2DEC([.P81])+HEX2DEC([.Q81])+HEX2DEC([.R81])+HEX2DEC([.S81])+HEX2DEC([.T81])+HEX2DEC([.U81])+HEX2DEC([.V81])" office:value-type="float" office:value="245">
            <text:p>245</text:p>
          </table:table-cell>
          <table:table-cell table:formula="of:=DEC2HEX([.X81])" office:value-type="string" office:string-value="F5">
            <text:p>F5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82])+HEX2DEC([.C82])+HEX2DEC([.D82])+HEX2DEC([.E82])+HEX2DEC([.F82])+HEX2DEC([.G82])+HEX2DEC([.H82])+HEX2DEC([.I82])" office:value-type="float" office:value="212">
            <text:p>212</text:p>
          </table:table-cell>
          <table:table-cell table:formula="of:=DEC2HEX([.K82])" office:value-type="string" office:string-value="D4">
            <text:p>D4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5</text:p>
          </table:table-cell>
          <table:table-cell table:style-name="ce15" office:value-type="float" office:value="10">
            <text:p>10</text:p>
          </table:table-cell>
          <table:table-cell table:number-columns-repeated="5" table:style-name="ce15" office:value-type="string">
            <text:p>00</text:p>
          </table:table-cell>
          <table:table-cell/>
          <table:table-cell table:formula="of:=HEX2DEC([.O82])+HEX2DEC([.P82])+HEX2DEC([.Q82])+HEX2DEC([.R82])+HEX2DEC([.S82])+HEX2DEC([.T82])+HEX2DEC([.U82])+HEX2DEC([.V82])" office:value-type="float" office:value="212">
            <text:p>212</text:p>
          </table:table-cell>
          <table:table-cell table:formula="of:=DEC2HEX([.X82])" office:value-type="string" office:string-value="D4">
            <text:p>D4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33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83])+HEX2DEC([.C83])+HEX2DEC([.D83])+HEX2DEC([.E83])+HEX2DEC([.F83])+HEX2DEC([.G83])+HEX2DEC([.H83])+HEX2DEC([.I83])" office:value-type="float" office:value="375">
            <text:p>375</text:p>
          </table:table-cell>
          <table:table-cell table:formula="of:=DEC2HEX([.K83])" office:value-type="string" office:string-value="177">
            <text:p>177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43" office:value-type="float" office:value="22">
            <text:p>22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/>
          <table:table-cell table:formula="of:=HEX2DEC([.O83])+HEX2DEC([.P83])+HEX2DEC([.Q83])+HEX2DEC([.R83])+HEX2DEC([.S83])+HEX2DEC([.T83])+HEX2DEC([.U83])+HEX2DEC([.V83])" office:value-type="float" office:value="247">
            <text:p>247</text:p>
          </table:table-cell>
          <table:table-cell table:formula="of:=DEC2HEX([.X83])" office:value-type="string" office:string-value="F7">
            <text:p>F7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84])+HEX2DEC([.C84])+HEX2DEC([.D84])+HEX2DEC([.E84])+HEX2DEC([.F84])+HEX2DEC([.G84])+HEX2DEC([.H84])+HEX2DEC([.I84])" office:value-type="float" office:value="249">
            <text:p>249</text:p>
          </table:table-cell>
          <table:table-cell table:formula="of:=DEC2HEX([.K84])" office:value-type="string" office:string-value="F9">
            <text:p>F9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table:style-name="ce15" office:value-type="string">
            <text:p>00</text:p>
          </table:table-cell>
          <table:table-cell table:style-name="ce43" office:value-type="float" office:value="33">
            <text:p>33</text:p>
          </table:table-cell>
          <table:table-cell table:number-columns-repeated="2" table:style-name="ce15" office:value-type="string">
            <text:p>00</text:p>
          </table:table-cell>
          <table:table-cell/>
          <table:table-cell table:formula="of:=HEX2DEC([.O84])+HEX2DEC([.P84])+HEX2DEC([.Q84])+HEX2DEC([.R84])+HEX2DEC([.S84])+HEX2DEC([.T84])+HEX2DEC([.U84])+HEX2DEC([.V84])" office:value-type="float" office:value="249">
            <text:p>249</text:p>
          </table:table-cell>
          <table:table-cell table:formula="of:=DEC2HEX([.X84])" office:value-type="string" office:string-value="F9">
            <text:p>F9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formula="of:=HEX2DEC([.B85])+HEX2DEC([.C85])+HEX2DEC([.D85])+HEX2DEC([.E85])+HEX2DEC([.F85])+HEX2DEC([.G85])+HEX2DEC([.H85])+HEX2DEC([.I85])" office:value-type="float" office:value="504">
            <text:p>504</text:p>
          </table:table-cell>
          <table:table-cell table:formula="of:=DEC2HEX([.K85])" office:value-type="string" office:string-value="1F8">
            <text:p>1F8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8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number-columns-repeated="2" table:style-name="ce15" office:value-type="float" office:value="77">
            <text:p>77</text:p>
          </table:table-cell>
          <table:table-cell table:style-name="ce15" office:value-type="string">
            <text:p>00</text:p>
          </table:table-cell>
          <table:table-cell/>
          <table:table-cell table:formula="of:=HEX2DEC([.O85])+HEX2DEC([.P85])+HEX2DEC([.Q85])+HEX2DEC([.R85])+HEX2DEC([.S85])+HEX2DEC([.T85])+HEX2DEC([.U85])+HEX2DEC([.V85])" office:value-type="float" office:value="504">
            <text:p>504</text:p>
          </table:table-cell>
          <table:table-cell table:formula="of:=DEC2HEX([.X85])" office:value-type="string" office:string-value="1F8">
            <text:p>1F8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33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86])+HEX2DEC([.C86])+HEX2DEC([.D86])+HEX2DEC([.E86])+HEX2DEC([.F86])+HEX2DEC([.G86])+HEX2DEC([.H86])+HEX2DEC([.I86])" office:value-type="float" office:value="233">
            <text:p>233</text:p>
          </table:table-cell>
          <table:table-cell table:formula="of:=DEC2HEX([.K86])" office:value-type="string" office:string-value="E9">
            <text:p>E9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43" office:value-type="float" office:value="41">
            <text:p>41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/>
          <table:table-cell table:formula="of:=HEX2DEC([.O86])+HEX2DEC([.P86])+HEX2DEC([.Q86])+HEX2DEC([.R86])+HEX2DEC([.S86])+HEX2DEC([.T86])+HEX2DEC([.U86])+HEX2DEC([.V86])" office:value-type="float" office:value="281">
            <text:p>281</text:p>
          </table:table-cell>
          <table:table-cell table:formula="of:=DEC2HEX([.X86])" office:value-type="string" office:string-value="119">
            <text:p>119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float" office:value="11">
            <text:p>11</text:p>
          </table:table-cell>
          <table:table-cell/>
          <table:table-cell table:formula="of:=HEX2DEC([.B87])+HEX2DEC([.C87])+HEX2DEC([.D87])+HEX2DEC([.E87])+HEX2DEC([.F87])+HEX2DEC([.G87])+HEX2DEC([.H87])+HEX2DEC([.I87])" office:value-type="float" office:value="288">
            <text:p>288</text:p>
          </table:table-cell>
          <table:table-cell table:formula="of:=DEC2HEX([.K87])" office:value-type="string" office:string-value="120">
            <text:p>120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0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43" office:value-type="float" office:value="11">
            <text:p>11</text:p>
          </table:table-cell>
          <table:table-cell/>
          <table:table-cell table:formula="of:=HEX2DEC([.O87])+HEX2DEC([.P87])+HEX2DEC([.Q87])+HEX2DEC([.R87])+HEX2DEC([.S87])+HEX2DEC([.T87])+HEX2DEC([.U87])+HEX2DEC([.V87])" office:value-type="float" office:value="288">
            <text:p>288</text:p>
          </table:table-cell>
          <table:table-cell table:formula="of:=DEC2HEX([.X87])" office:value-type="string" office:string-value="120">
            <text:p>120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33" office:value-type="float" office:value="30">
            <text:p>30</text:p>
          </table:table-cell>
          <table:table-cell table:style-name="ce33" office:value-type="string">
            <text:p>1F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88])+HEX2DEC([.C88])+HEX2DEC([.D88])+HEX2DEC([.E88])+HEX2DEC([.F88])+HEX2DEC([.G88])+HEX2DEC([.H88])+HEX2DEC([.I88])" office:value-type="float" office:value="415">
            <text:p>415</text:p>
          </table:table-cell>
          <table:table-cell table:formula="of:=DEC2HEX([.K88])" office:value-type="string" office:string-value="19F">
            <text:p>19F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03</text:p>
          </table:table-cell>
          <table:table-cell table:style-name="ce15" office:value-type="float" office:value="80">
            <text:p>80</text:p>
          </table:table-cell>
          <table:table-cell table:number-columns-repeated="3" table:style-name="ce15" office:value-type="string">
            <text:p>00</text:p>
          </table:table-cell>
          <table:table-cell/>
          <table:table-cell table:formula="of:=HEX2DEC([.O88])+HEX2DEC([.P88])+HEX2DEC([.Q88])+HEX2DEC([.R88])+HEX2DEC([.S88])+HEX2DEC([.T88])+HEX2DEC([.U88])+HEX2DEC([.V88])" office:value-type="float" office:value="371">
            <text:p>371</text:p>
          </table:table-cell>
          <table:table-cell table:formula="of:=DEC2HEX([.X88])" office:value-type="string" office:string-value="173">
            <text:p>17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formula="of:=HEX2DEC([.B89])+HEX2DEC([.C89])+HEX2DEC([.D89])+HEX2DEC([.E89])+HEX2DEC([.F89])+HEX2DEC([.G89])+HEX2DEC([.H89])+HEX2DEC([.I89])" office:value-type="float" office:value="989">
            <text:p>989</text:p>
          </table:table-cell>
          <table:table-cell table:formula="of:=DEC2HEX([.K89])" office:value-type="string" office:string-value="3DD">
            <text:p>3DD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table:style-name="ce15" office:value-type="string">
            <text:p>7A</text:p>
          </table:table-cell>
          <table:table-cell table:style-name="ce15" office:value-type="string">
            <text:p>5B</text:p>
          </table:table-cell>
          <table:table-cell table:style-name="ce15" office:value-type="float" office:value="95">
            <text:p>95</text:p>
          </table:table-cell>
          <table:table-cell table:style-name="ce15" office:value-type="string">
            <text:p>5A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F3</text:p>
          </table:table-cell>
          <table:table-cell/>
          <table:table-cell table:formula="of:=HEX2DEC([.O89])+HEX2DEC([.P89])+HEX2DEC([.Q89])+HEX2DEC([.R89])+HEX2DEC([.S89])+HEX2DEC([.T89])+HEX2DEC([.U89])+HEX2DEC([.V89])" office:value-type="float" office:value="989">
            <text:p>989</text:p>
          </table:table-cell>
          <table:table-cell table:formula="of:=DEC2HEX([.X89])" office:value-type="string" office:string-value="3DD">
            <text:p>3DD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0])+HEX2DEC([.C90])+HEX2DEC([.D90])+HEX2DEC([.E90])+HEX2DEC([.F90])+HEX2DEC([.G90])+HEX2DEC([.H90])+HEX2DEC([.I90])" office:value-type="float" office:value="210">
            <text:p>210</text:p>
          </table:table-cell>
          <table:table-cell table:formula="of:=DEC2HEX([.K90])" office:value-type="string" office:string-value="D2">
            <text:p>D2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90])+HEX2DEC([.P90])+HEX2DEC([.Q90])+HEX2DEC([.R90])+HEX2DEC([.S90])+HEX2DEC([.T90])+HEX2DEC([.U90])+HEX2DEC([.V90])" office:value-type="float" office:value="210">
            <text:p>210</text:p>
          </table:table-cell>
          <table:table-cell table:formula="of:=DEC2HEX([.X90])" office:value-type="string" office:string-value="D2">
            <text:p>D2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33" office:value-type="float" office:value="48">
            <text:p>48</text:p>
          </table:table-cell>
          <table:table-cell table:style-name="ce33"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formula="of:=HEX2DEC([.B91])+HEX2DEC([.C91])+HEX2DEC([.D91])+HEX2DEC([.E91])+HEX2DEC([.F91])+HEX2DEC([.G91])+HEX2DEC([.H91])+HEX2DEC([.I91])" office:value-type="float" office:value="491">
            <text:p>491</text:p>
          </table:table-cell>
          <table:table-cell table:formula="of:=DEC2HEX([.K91])" office:value-type="string" office:string-value="1EB">
            <text:p>1EB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8</text:p>
          </table:table-cell>
          <table:table-cell table:style-name="ce43" office:value-type="float" office:value="40">
            <text:p>40</text:p>
          </table:table-cell>
          <table:table-cell table:style-name="ce43" office:value-type="string">
            <text:p>A0</text:p>
          </table:table-cell>
          <table:table-cell table:style-name="ce15" office:value-type="float" office:value="28">
            <text:p>28</text:p>
          </table:table-cell>
          <table:table-cell/>
          <table:table-cell table:formula="of:=HEX2DEC([.O91])+HEX2DEC([.P91])+HEX2DEC([.Q91])+HEX2DEC([.R91])+HEX2DEC([.S91])+HEX2DEC([.T91])+HEX2DEC([.U91])+HEX2DEC([.V91])" office:value-type="float" office:value="483">
            <text:p>483</text:p>
          </table:table-cell>
          <table:table-cell table:formula="of:=DEC2HEX([.X91])" office:value-type="string" office:string-value="1E3">
            <text:p>1E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33" office:value-type="float" office:value="61">
            <text:p>61</text:p>
          </table:table-cell>
          <table:table-cell table:style-name="ce33" office:value-type="string">
            <text:p>04</text:p>
          </table:table-cell>
          <table:table-cell office:value-type="string">
            <text:p>00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40">
            <text:p>40</text:p>
          </table:table-cell>
          <table:table-cell office:value-type="string">
            <text:p>00</text:p>
          </table:table-cell>
          <table:table-cell/>
          <table:table-cell table:formula="of:=HEX2DEC([.B92])+HEX2DEC([.C92])+HEX2DEC([.D92])+HEX2DEC([.E92])+HEX2DEC([.F92])+HEX2DEC([.G92])+HEX2DEC([.H92])+HEX2DEC([.I92])" office:value-type="float" office:value="415">
            <text:p>415</text:p>
          </table:table-cell>
          <table:table-cell table:formula="of:=DEC2HEX([.K92])" office:value-type="string" office:string-value="19F">
            <text:p>19F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43" office:value-type="float" office:value="68">
            <text:p>68</text:p>
          </table:table-cell>
          <table:table-cell table:style-name="ce43" office:value-type="float" office:value="34">
            <text:p>34</text:p>
          </table:table-cell>
          <table:table-cell table:style-name="ce15" office:value-type="string">
            <text:p>00</text:p>
          </table:table-cell>
          <table:table-cell table:style-name="ce43" office:value-type="float" office:value="33">
            <text:p>33</text:p>
          </table:table-cell>
          <table:table-cell table:style-name="ce43" office:value-type="string">
            <text:p>00</text:p>
          </table:table-cell>
          <table:table-cell table:style-name="ce15" office:value-type="string">
            <text:p>00</text:p>
          </table:table-cell>
          <table:table-cell/>
          <table:table-cell table:formula="of:=HEX2DEC([.O92])+HEX2DEC([.P92])+HEX2DEC([.Q92])+HEX2DEC([.R92])+HEX2DEC([.S92])+HEX2DEC([.T92])+HEX2DEC([.U92])+HEX2DEC([.V92])" office:value-type="float" office:value="419">
            <text:p>419</text:p>
          </table:table-cell>
          <table:table-cell table:formula="of:=DEC2HEX([.X92])" office:value-type="string" office:string-value="1A3">
            <text:p>1A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93])+HEX2DEC([.C93])+HEX2DEC([.D93])+HEX2DEC([.E93])+HEX2DEC([.F93])+HEX2DEC([.G93])+HEX2DEC([.H93])+HEX2DEC([.I93])" office:value-type="float" office:value="494">
            <text:p>494</text:p>
          </table:table-cell>
          <table:table-cell table:formula="of:=DEC2HEX([.K93])" office:value-type="string" office:string-value="1EE">
            <text:p>1EE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24">
            <text:p>24</text:p>
          </table:table-cell>
          <table:table-cell table:style-name="ce15" office:value-type="float" office:value="65">
            <text:p>65</text:p>
          </table:table-cell>
          <table:table-cell table:number-columns-repeated="3" table:style-name="ce15" office:value-type="string">
            <text:p>00</text:p>
          </table:table-cell>
          <table:table-cell/>
          <table:table-cell table:formula="of:=HEX2DEC([.O93])+HEX2DEC([.P93])+HEX2DEC([.Q93])+HEX2DEC([.R93])+HEX2DEC([.S93])+HEX2DEC([.T93])+HEX2DEC([.U93])+HEX2DEC([.V93])" office:value-type="float" office:value="494">
            <text:p>494</text:p>
          </table:table-cell>
          <table:table-cell table:formula="of:=DEC2HEX([.X93])" office:value-type="string" office:string-value="1EE">
            <text:p>1EE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33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33" office:value-type="float" office:value="40">
            <text:p>4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94])+HEX2DEC([.C94])+HEX2DEC([.D94])+HEX2DEC([.E94])+HEX2DEC([.F94])+HEX2DEC([.G94])+HEX2DEC([.H94])+HEX2DEC([.I94])" office:value-type="float" office:value="380">
            <text:p>380</text:p>
          </table:table-cell>
          <table:table-cell table:formula="of:=DEC2HEX([.K94])" office:value-type="string" office:string-value="17C">
            <text:p>17C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43" office:value-type="float" office:value="64">
            <text:p>64</text:p>
          </table:table-cell>
          <table:table-cell table:style-name="ce15" office:value-type="float" office:value="22">
            <text:p>22</text:p>
          </table:table-cell>
          <table:table-cell table:style-name="ce43" office:value-type="string">
            <text:p>00</text:p>
          </table:table-cell>
          <table:table-cell table:number-columns-repeated="3" table:style-name="ce15" office:value-type="string">
            <text:p>00</text:p>
          </table:table-cell>
          <table:table-cell/>
          <table:table-cell table:formula="of:=HEX2DEC([.O94])+HEX2DEC([.P94])+HEX2DEC([.Q94])+HEX2DEC([.R94])+HEX2DEC([.S94])+HEX2DEC([.T94])+HEX2DEC([.U94])+HEX2DEC([.V94])" office:value-type="float" office:value="348">
            <text:p>348</text:p>
          </table:table-cell>
          <table:table-cell table:formula="of:=DEC2HEX([.X94])" office:value-type="string" office:string-value="15C">
            <text:p>15C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5])+HEX2DEC([.C95])+HEX2DEC([.D95])+HEX2DEC([.E95])+HEX2DEC([.F95])+HEX2DEC([.G95])+HEX2DEC([.H95])+HEX2DEC([.I95])" office:value-type="float" office:value="215">
            <text:p>215</text:p>
          </table:table-cell>
          <table:table-cell table:formula="of:=DEC2HEX([.K95])" office:value-type="string" office:string-value="D7">
            <text:p>D7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95])+HEX2DEC([.P95])+HEX2DEC([.Q95])+HEX2DEC([.R95])+HEX2DEC([.S95])+HEX2DEC([.T95])+HEX2DEC([.U95])+HEX2DEC([.V95])" office:value-type="float" office:value="215">
            <text:p>215</text:p>
          </table:table-cell>
          <table:table-cell table:formula="of:=DEC2HEX([.X95])" office:value-type="string" office:string-value="D7">
            <text:p>D7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6])+HEX2DEC([.C96])+HEX2DEC([.D96])+HEX2DEC([.E96])+HEX2DEC([.F96])+HEX2DEC([.G96])+HEX2DEC([.H96])+HEX2DEC([.I96])" office:value-type="float" office:value="216">
            <text:p>216</text:p>
          </table:table-cell>
          <table:table-cell table:formula="of:=DEC2HEX([.K96])" office:value-type="string" office:string-value="D8">
            <text:p>D8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96])+HEX2DEC([.P96])+HEX2DEC([.Q96])+HEX2DEC([.R96])+HEX2DEC([.S96])+HEX2DEC([.T96])+HEX2DEC([.U96])+HEX2DEC([.V96])" office:value-type="float" office:value="216">
            <text:p>216</text:p>
          </table:table-cell>
          <table:table-cell table:formula="of:=DEC2HEX([.X96])" office:value-type="string" office:string-value="D8">
            <text:p>D8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7])+HEX2DEC([.C97])+HEX2DEC([.D97])+HEX2DEC([.E97])+HEX2DEC([.F97])+HEX2DEC([.G97])+HEX2DEC([.H97])+HEX2DEC([.I97])" office:value-type="float" office:value="217">
            <text:p>217</text:p>
          </table:table-cell>
          <table:table-cell table:formula="of:=DEC2HEX([.K97])" office:value-type="string" office:string-value="D9">
            <text:p>D9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97])+HEX2DEC([.P97])+HEX2DEC([.Q97])+HEX2DEC([.R97])+HEX2DEC([.S97])+HEX2DEC([.T97])+HEX2DEC([.U97])+HEX2DEC([.V97])" office:value-type="float" office:value="217">
            <text:p>217</text:p>
          </table:table-cell>
          <table:table-cell table:formula="of:=DEC2HEX([.X97])" office:value-type="string" office:string-value="D9">
            <text:p>D9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8])+HEX2DEC([.C98])+HEX2DEC([.D98])+HEX2DEC([.E98])+HEX2DEC([.F98])+HEX2DEC([.G98])+HEX2DEC([.H98])+HEX2DEC([.I98])" office:value-type="float" office:value="218">
            <text:p>218</text:p>
          </table:table-cell>
          <table:table-cell table:formula="of:=DEC2HEX([.K98])" office:value-type="string" office:string-value="DA">
            <text:p>DA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98])+HEX2DEC([.P98])+HEX2DEC([.Q98])+HEX2DEC([.R98])+HEX2DEC([.S98])+HEX2DEC([.T98])+HEX2DEC([.U98])+HEX2DEC([.V98])" office:value-type="float" office:value="218">
            <text:p>218</text:p>
          </table:table-cell>
          <table:table-cell table:formula="of:=DEC2HEX([.X98])" office:value-type="string" office:string-value="DA">
            <text:p>DA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9])+HEX2DEC([.C99])+HEX2DEC([.D99])+HEX2DEC([.E99])+HEX2DEC([.F99])+HEX2DEC([.G99])+HEX2DEC([.H99])+HEX2DEC([.I99])" office:value-type="float" office:value="219">
            <text:p>219</text:p>
          </table:table-cell>
          <table:table-cell table:formula="of:=DEC2HEX([.K99])" office:value-type="string" office:string-value="DB">
            <text:p>DB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99])+HEX2DEC([.P99])+HEX2DEC([.Q99])+HEX2DEC([.R99])+HEX2DEC([.S99])+HEX2DEC([.T99])+HEX2DEC([.U99])+HEX2DEC([.V99])" office:value-type="float" office:value="219">
            <text:p>219</text:p>
          </table:table-cell>
          <table:table-cell table:formula="of:=DEC2HEX([.X99])" office:value-type="string" office:string-value="DB">
            <text:p>DB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00])+HEX2DEC([.C100])+HEX2DEC([.D100])+HEX2DEC([.E100])+HEX2DEC([.F100])+HEX2DEC([.G100])+HEX2DEC([.H100])+HEX2DEC([.I100])" office:value-type="float" office:value="220">
            <text:p>220</text:p>
          </table:table-cell>
          <table:table-cell table:formula="of:=DEC2HEX([.K100])" office:value-type="string" office:string-value="DC">
            <text:p>DC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100])+HEX2DEC([.P100])+HEX2DEC([.Q100])+HEX2DEC([.R100])+HEX2DEC([.S100])+HEX2DEC([.T100])+HEX2DEC([.U100])+HEX2DEC([.V100])" office:value-type="float" office:value="220">
            <text:p>220</text:p>
          </table:table-cell>
          <table:table-cell table:formula="of:=DEC2HEX([.X100])" office:value-type="string" office:string-value="DC">
            <text:p>DC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01])+HEX2DEC([.C101])+HEX2DEC([.D101])+HEX2DEC([.E101])+HEX2DEC([.F101])+HEX2DEC([.G101])+HEX2DEC([.H101])+HEX2DEC([.I101])" office:value-type="float" office:value="221">
            <text:p>221</text:p>
          </table:table-cell>
          <table:table-cell table:formula="of:=DEC2HEX([.K101])" office:value-type="string" office:string-value="DD">
            <text:p>DD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101])+HEX2DEC([.P101])+HEX2DEC([.Q101])+HEX2DEC([.R101])+HEX2DEC([.S101])+HEX2DEC([.T101])+HEX2DEC([.U101])+HEX2DEC([.V101])" office:value-type="float" office:value="221">
            <text:p>221</text:p>
          </table:table-cell>
          <table:table-cell table:formula="of:=DEC2HEX([.X101])" office:value-type="string" office:string-value="DD">
            <text:p>DD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02])+HEX2DEC([.C102])+HEX2DEC([.D102])+HEX2DEC([.E102])+HEX2DEC([.F102])+HEX2DEC([.G102])+HEX2DEC([.H102])+HEX2DEC([.I102])" office:value-type="float" office:value="222">
            <text:p>222</text:p>
          </table:table-cell>
          <table:table-cell table:formula="of:=DEC2HEX([.K102])" office:value-type="string" office:string-value="DE">
            <text:p>DE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102])+HEX2DEC([.P102])+HEX2DEC([.Q102])+HEX2DEC([.R102])+HEX2DEC([.S102])+HEX2DEC([.T102])+HEX2DEC([.U102])+HEX2DEC([.V102])" office:value-type="float" office:value="222">
            <text:p>222</text:p>
          </table:table-cell>
          <table:table-cell table:formula="of:=DEC2HEX([.X102])" office:value-type="string" office:string-value="DE">
            <text:p>DE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03])+HEX2DEC([.C103])+HEX2DEC([.D103])+HEX2DEC([.E103])+HEX2DEC([.F103])+HEX2DEC([.G103])+HEX2DEC([.H103])+HEX2DEC([.I103])" office:value-type="float" office:value="223">
            <text:p>223</text:p>
          </table:table-cell>
          <table:table-cell table:formula="of:=DEC2HEX([.K103])" office:value-type="string" office:string-value="DF">
            <text:p>DF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103])+HEX2DEC([.P103])+HEX2DEC([.Q103])+HEX2DEC([.R103])+HEX2DEC([.S103])+HEX2DEC([.T103])+HEX2DEC([.U103])+HEX2DEC([.V103])" office:value-type="float" office:value="223">
            <text:p>223</text:p>
          </table:table-cell>
          <table:table-cell table:formula="of:=DEC2HEX([.X103])" office:value-type="string" office:string-value="DF">
            <text:p>DF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04])+HEX2DEC([.C104])+HEX2DEC([.D104])+HEX2DEC([.E104])+HEX2DEC([.F104])+HEX2DEC([.G104])+HEX2DEC([.H104])+HEX2DEC([.I104])" office:value-type="float" office:value="224">
            <text:p>224</text:p>
          </table:table-cell>
          <table:table-cell table:formula="of:=DEC2HEX([.K104])" office:value-type="string" office:string-value="E0">
            <text:p>E0</text:p>
          </table:table-cell>
          <table:table-cell table:formula="of:=DEC2HEX(SUM([.K72:.K104]))" office:value-type="string" office:string-value="2C54">
            <text:p>2C54</text:p>
          </table:table-cell>
          <table: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104])+HEX2DEC([.P104])+HEX2DEC([.Q104])+HEX2DEC([.R104])+HEX2DEC([.S104])+HEX2DEC([.T104])+HEX2DEC([.U104])+HEX2DEC([.V104])" office:value-type="float" office:value="224">
            <text:p>224</text:p>
          </table:table-cell>
          <table:table-cell table:formula="of:=DEC2HEX([.X104])" office:value-type="string" office:string-value="E0">
            <text:p>E0</text:p>
          </table:table-cell>
          <table:table-cell table:formula="of:=DEC2HEX(SUM([.X72:.X104]))" office:value-type="string" office:string-value="2BA3">
            <text:p>2BA3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1" table:number-rows-spanned="33">
            <text:p>EU</text:p>
            <text:p>6MT</text:p>
            <text:p>ST</text:p>
          </table:table-cell>
          <table:table-cell office:value-type="string">
            <text:p>2D</text:p>
          </table:table-cell>
          <table:table-cell office:value-type="string">
            <text:p>3C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D106])+HEX2DEC([.E106])+HEX2DEC([.F106])+HEX2DEC([.G106])+HEX2DEC([.H106])+HEX2DEC([.I106])" office:value-type="float" office:value="1021">
            <text:p>1021</text:p>
          </table:table-cell>
          <table:table-cell table:formula="of:=DEC2HEX([.K106])" office:value-type="string" office:string-value="3FD">
            <text:p>3F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table:formula="of:=HEX2DEC([.B107])+HEX2DEC([.C107])+HEX2DEC([.D107])+HEX2DEC([.E107])+HEX2DEC([.F107])+HEX2DEC([.G107])+HEX2DEC([.H107])+HEX2DEC([.I107])" office:value-type="float" office:value="634">
            <text:p>634</text:p>
          </table:table-cell>
          <table:table-cell table:formula="of:=DEC2HEX([.K107])" office:value-type="string" office:string-value="27A">
            <text:p>27A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formula="of:=HEX2DEC([.B108])+HEX2DEC([.C108])+HEX2DEC([.D108])+HEX2DEC([.E108])+HEX2DEC([.F108])+HEX2DEC([.G108])+HEX2DEC([.H108])+HEX2DEC([.I108])" office:value-type="float" office:value="521">
            <text:p>521</text:p>
          </table:table-cell>
          <table:table-cell table:formula="of:=DEC2HEX([.K108])" office:value-type="string" office:string-value="209">
            <text:p>20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00</text:p>
          </table:table-cell>
          <table:table-cell/>
          <table:table-cell table:formula="of:=HEX2DEC([.B109])+HEX2DEC([.C109])+HEX2DEC([.D109])+HEX2DEC([.E109])+HEX2DEC([.F109])+HEX2DEC([.G109])+HEX2DEC([.H109])+HEX2DEC([.I109])" office:value-type="float" office:value="460">
            <text:p>460</text:p>
          </table:table-cell>
          <table:table-cell table:formula="of:=DEC2HEX([.K109])" office:value-type="string" office:string-value="1CC">
            <text:p>1C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office:value-type="float" office:value="12">
            <text:p>12</text:p>
          </table:table-cell>
          <table:table-cell office:value-type="string">
            <text:p>00</text:p>
          </table:table-cell>
          <table:table-cell/>
          <table:table-cell table:formula="of:=HEX2DEC([.B110])+HEX2DEC([.C110])+HEX2DEC([.D110])+HEX2DEC([.E110])+HEX2DEC([.F110])+HEX2DEC([.G110])+HEX2DEC([.H110])+HEX2DEC([.I110])" office:value-type="float" office:value="289">
            <text:p>289</text:p>
          </table:table-cell>
          <table:table-cell table:formula="of:=DEC2HEX([.K110])" office:value-type="string" office:string-value="121">
            <text:p>12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11])+HEX2DEC([.C111])+HEX2DEC([.D111])+HEX2DEC([.E111])+HEX2DEC([.F111])+HEX2DEC([.G111])+HEX2DEC([.H111])+HEX2DEC([.I111])" office:value-type="float" office:value="291">
            <text:p>291</text:p>
          </table:table-cell>
          <table:table-cell table:formula="of:=DEC2HEX([.K111])" office:value-type="string" office:string-value="123">
            <text:p>12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12])+HEX2DEC([.C112])+HEX2DEC([.D112])+HEX2DEC([.E112])+HEX2DEC([.F112])+HEX2DEC([.G112])+HEX2DEC([.H112])+HEX2DEC([.I112])" office:value-type="float" office:value="241">
            <text:p>241</text:p>
          </table:table-cell>
          <table:table-cell table:formula="of:=DEC2HEX([.K112])" office:value-type="string" office:string-value="F1">
            <text:p>F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00</text:p>
          </table:table-cell>
          <table:table-cell office:value-type="string">
            <text:p>5B</text:p>
          </table:table-cell>
          <table:table-cell/>
          <table:table-cell table:formula="of:=HEX2DEC([.B113])+HEX2DEC([.C113])+HEX2DEC([.D113])+HEX2DEC([.E113])+HEX2DEC([.F113])+HEX2DEC([.G113])+HEX2DEC([.H113])+HEX2DEC([.I113])" office:value-type="float" office:value="317">
            <text:p>317</text:p>
          </table:table-cell>
          <table:table-cell table:formula="of:=DEC2HEX([.K113])" office:value-type="string" office:string-value="13D">
            <text:p>13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14])+HEX2DEC([.C114])+HEX2DEC([.D114])+HEX2DEC([.E114])+HEX2DEC([.F114])+HEX2DEC([.G114])+HEX2DEC([.H114])+HEX2DEC([.I114])" office:value-type="float" office:value="228">
            <text:p>228</text:p>
          </table:table-cell>
          <table:table-cell table:formula="of:=DEC2HEX([.K114])" office:value-type="string" office:string-value="E4">
            <text:p>E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115])+HEX2DEC([.C115])+HEX2DEC([.D115])+HEX2DEC([.E115])+HEX2DEC([.F115])+HEX2DEC([.G115])+HEX2DEC([.H115])+HEX2DEC([.I115])" office:value-type="float" office:value="371">
            <text:p>371</text:p>
          </table:table-cell>
          <table:table-cell table:formula="of:=DEC2HEX([.K115])" office:value-type="string" office:string-value="173">
            <text:p>17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16])+HEX2DEC([.C116])+HEX2DEC([.D116])+HEX2DEC([.E116])+HEX2DEC([.F116])+HEX2DEC([.G116])+HEX2DEC([.H116])+HEX2DEC([.I116])" office:value-type="float" office:value="212">
            <text:p>212</text:p>
          </table:table-cell>
          <table:table-cell table:formula="of:=DEC2HEX([.K116])" office:value-type="string" office:string-value="D4">
            <text:p>D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17])+HEX2DEC([.C117])+HEX2DEC([.D117])+HEX2DEC([.E117])+HEX2DEC([.F117])+HEX2DEC([.G117])+HEX2DEC([.H117])+HEX2DEC([.I117])" office:value-type="float" office:value="247">
            <text:p>247</text:p>
          </table:table-cell>
          <table:table-cell table:formula="of:=DEC2HEX([.K117])" office:value-type="string" office:string-value="F7">
            <text:p>F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18])+HEX2DEC([.C118])+HEX2DEC([.D118])+HEX2DEC([.E118])+HEX2DEC([.F118])+HEX2DEC([.G118])+HEX2DEC([.H118])+HEX2DEC([.I118])" office:value-type="float" office:value="214">
            <text:p>214</text:p>
          </table:table-cell>
          <table:table-cell table:formula="of:=DEC2HEX([.K118])" office:value-type="string" office:string-value="D6">
            <text:p>D6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formula="of:=HEX2DEC([.B119])+HEX2DEC([.C119])+HEX2DEC([.D119])+HEX2DEC([.E119])+HEX2DEC([.F119])+HEX2DEC([.G119])+HEX2DEC([.H119])+HEX2DEC([.I119])" office:value-type="float" office:value="504">
            <text:p>504</text:p>
          </table:table-cell>
          <table:table-cell table:formula="of:=DEC2HEX([.K119])" office:value-type="string" office:string-value="1F8">
            <text:p>1F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20])+HEX2DEC([.C120])+HEX2DEC([.D120])+HEX2DEC([.E120])+HEX2DEC([.F120])+HEX2DEC([.G120])+HEX2DEC([.H120])+HEX2DEC([.I120])" office:value-type="float" office:value="281">
            <text:p>281</text:p>
          </table:table-cell>
          <table:table-cell table:formula="of:=DEC2HEX([.K120])" office:value-type="string" office:string-value="119">
            <text:p>11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/>
          <table:table-cell table:formula="of:=HEX2DEC([.B121])+HEX2DEC([.C121])+HEX2DEC([.D121])+HEX2DEC([.E121])+HEX2DEC([.F121])+HEX2DEC([.G121])+HEX2DEC([.H121])+HEX2DEC([.I121])" office:value-type="float" office:value="272">
            <text:p>272</text:p>
          </table:table-cell>
          <table:table-cell table:formula="of:=DEC2HEX([.K121])" office:value-type="string" office:string-value="110">
            <text:p>110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22])+HEX2DEC([.C122])+HEX2DEC([.D122])+HEX2DEC([.E122])+HEX2DEC([.F122])+HEX2DEC([.G122])+HEX2DEC([.H122])+HEX2DEC([.I122])" office:value-type="float" office:value="371">
            <text:p>371</text:p>
          </table:table-cell>
          <table:table-cell table:formula="of:=DEC2HEX([.K122])" office:value-type="string" office:string-value="173">
            <text:p>17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formula="of:=HEX2DEC([.B123])+HEX2DEC([.C123])+HEX2DEC([.D123])+HEX2DEC([.E123])+HEX2DEC([.F123])+HEX2DEC([.G123])+HEX2DEC([.H123])+HEX2DEC([.I123])" office:value-type="float" office:value="989">
            <text:p>989</text:p>
          </table:table-cell>
          <table:table-cell table:formula="of:=DEC2HEX([.K123])" office:value-type="string" office:string-value="3DD">
            <text:p>3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24])+HEX2DEC([.C124])+HEX2DEC([.D124])+HEX2DEC([.E124])+HEX2DEC([.F124])+HEX2DEC([.G124])+HEX2DEC([.H124])+HEX2DEC([.I124])" office:value-type="float" office:value="210">
            <text:p>210</text:p>
          </table:table-cell>
          <table:table-cell table:formula="of:=DEC2HEX([.K124])" office:value-type="string" office:string-value="D2">
            <text:p>D2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office:value-type="float" office:value="40">
            <text:p>40</text:p>
          </table:table-cell>
          <table:table-cell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formula="of:=HEX2DEC([.B125])+HEX2DEC([.C125])+HEX2DEC([.D125])+HEX2DEC([.E125])+HEX2DEC([.F125])+HEX2DEC([.G125])+HEX2DEC([.H125])+HEX2DEC([.I125])" office:value-type="float" office:value="483">
            <text:p>483</text:p>
          </table:table-cell>
          <table:table-cell table:formula="of:=DEC2HEX([.K125])" office:value-type="string" office:string-value="1E3">
            <text:p>1E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26])+HEX2DEC([.C126])+HEX2DEC([.D126])+HEX2DEC([.E126])+HEX2DEC([.F126])+HEX2DEC([.G126])+HEX2DEC([.H126])+HEX2DEC([.I126])" office:value-type="float" office:value="419">
            <text:p>419</text:p>
          </table:table-cell>
          <table:table-cell table:formula="of:=DEC2HEX([.K126])" office:value-type="string" office:string-value="1A3">
            <text:p>1A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27])+HEX2DEC([.C127])+HEX2DEC([.D127])+HEX2DEC([.E127])+HEX2DEC([.F127])+HEX2DEC([.G127])+HEX2DEC([.H127])+HEX2DEC([.I127])" office:value-type="float" office:value="494">
            <text:p>494</text:p>
          </table:table-cell>
          <table:table-cell table:formula="of:=DEC2HEX([.K127])" office:value-type="string" office:string-value="1EE">
            <text:p>1E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128])+HEX2DEC([.C128])+HEX2DEC([.D128])+HEX2DEC([.E128])+HEX2DEC([.F128])+HEX2DEC([.G128])+HEX2DEC([.H128])+HEX2DEC([.I128])" office:value-type="float" office:value="316">
            <text:p>316</text:p>
          </table:table-cell>
          <table:table-cell table:formula="of:=DEC2HEX([.K128])" office:value-type="string" office:string-value="13C">
            <text:p>13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29])+HEX2DEC([.C129])+HEX2DEC([.D129])+HEX2DEC([.E129])+HEX2DEC([.F129])+HEX2DEC([.G129])+HEX2DEC([.H129])+HEX2DEC([.I129])" office:value-type="float" office:value="215">
            <text:p>215</text:p>
          </table:table-cell>
          <table:table-cell table:formula="of:=DEC2HEX([.K129])" office:value-type="string" office:string-value="D7">
            <text:p>D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0])+HEX2DEC([.C130])+HEX2DEC([.D130])+HEX2DEC([.E130])+HEX2DEC([.F130])+HEX2DEC([.G130])+HEX2DEC([.H130])+HEX2DEC([.I130])" office:value-type="float" office:value="216">
            <text:p>216</text:p>
          </table:table-cell>
          <table:table-cell table:formula="of:=DEC2HEX([.K130])" office:value-type="string" office:string-value="D8">
            <text:p>D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1])+HEX2DEC([.C131])+HEX2DEC([.D131])+HEX2DEC([.E131])+HEX2DEC([.F131])+HEX2DEC([.G131])+HEX2DEC([.H131])+HEX2DEC([.I131])" office:value-type="float" office:value="217">
            <text:p>217</text:p>
          </table:table-cell>
          <table:table-cell table:formula="of:=DEC2HEX([.K131])" office:value-type="string" office:string-value="D9">
            <text:p>D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2])+HEX2DEC([.C132])+HEX2DEC([.D132])+HEX2DEC([.E132])+HEX2DEC([.F132])+HEX2DEC([.G132])+HEX2DEC([.H132])+HEX2DEC([.I132])" office:value-type="float" office:value="218">
            <text:p>218</text:p>
          </table:table-cell>
          <table:table-cell table:formula="of:=DEC2HEX([.K132])" office:value-type="string" office:string-value="DA">
            <text:p>DA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3])+HEX2DEC([.C133])+HEX2DEC([.D133])+HEX2DEC([.E133])+HEX2DEC([.F133])+HEX2DEC([.G133])+HEX2DEC([.H133])+HEX2DEC([.I133])" office:value-type="float" office:value="219">
            <text:p>219</text:p>
          </table:table-cell>
          <table:table-cell table:formula="of:=DEC2HEX([.K133])" office:value-type="string" office:string-value="DB">
            <text:p>DB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4])+HEX2DEC([.C134])+HEX2DEC([.D134])+HEX2DEC([.E134])+HEX2DEC([.F134])+HEX2DEC([.G134])+HEX2DEC([.H134])+HEX2DEC([.I134])" office:value-type="float" office:value="220">
            <text:p>220</text:p>
          </table:table-cell>
          <table:table-cell table:formula="of:=DEC2HEX([.K134])" office:value-type="string" office:string-value="DC">
            <text:p>D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5])+HEX2DEC([.C135])+HEX2DEC([.D135])+HEX2DEC([.E135])+HEX2DEC([.F135])+HEX2DEC([.G135])+HEX2DEC([.H135])+HEX2DEC([.I135])" office:value-type="float" office:value="221">
            <text:p>221</text:p>
          </table:table-cell>
          <table:table-cell table:formula="of:=DEC2HEX([.K135])" office:value-type="string" office:string-value="DD">
            <text:p>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6])+HEX2DEC([.C136])+HEX2DEC([.D136])+HEX2DEC([.E136])+HEX2DEC([.F136])+HEX2DEC([.G136])+HEX2DEC([.H136])+HEX2DEC([.I136])" office:value-type="float" office:value="222">
            <text:p>222</text:p>
          </table:table-cell>
          <table:table-cell table:formula="of:=DEC2HEX([.K136])" office:value-type="string" office:string-value="DE">
            <text:p>D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7])+HEX2DEC([.C137])+HEX2DEC([.D137])+HEX2DEC([.E137])+HEX2DEC([.F137])+HEX2DEC([.G137])+HEX2DEC([.H137])+HEX2DEC([.I137])" office:value-type="float" office:value="223">
            <text:p>223</text:p>
          </table:table-cell>
          <table:table-cell table:formula="of:=DEC2HEX([.K137])" office:value-type="string" office:string-value="DF">
            <text:p>DF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8])+HEX2DEC([.C138])+HEX2DEC([.D138])+HEX2DEC([.E138])+HEX2DEC([.F138])+HEX2DEC([.G138])+HEX2DEC([.H138])+HEX2DEC([.I138])" office:value-type="float" office:value="224">
            <text:p>224</text:p>
          </table:table-cell>
          <table:table-cell table:formula="of:=DEC2HEX([.K138])" office:value-type="string" office:string-value="E0">
            <text:p>E0</text:p>
          </table:table-cell>
          <table:table-cell table:formula="of:=DEC2HEX(SUM([.K106:.K138]))" office:value-type="string" office:string-value="2D3C">
            <text:p>2D3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1" table:number-rows-spanned="33">
            <text:p>EU</text:p>
            <text:p>6MT</text:p>
            <text:p>RF</text:p>
          </table:table-cell>
          <table:table-cell office:value-type="string">
            <text:p>2D</text:p>
          </table:table-cell>
          <table:table-cell office:value-type="float" office:value="3">
            <text:p>3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D140])+HEX2DEC([.E140])+HEX2DEC([.F140])+HEX2DEC([.G140])+HEX2DEC([.H140])+HEX2DEC([.I140])" office:value-type="float" office:value="1021">
            <text:p>1021</text:p>
          </table:table-cell>
          <table:table-cell table:formula="of:=DEC2HEX([.K140])" office:value-type="string" office:string-value="3FD">
            <text:p>3F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table:formula="of:=HEX2DEC([.B141])+HEX2DEC([.C141])+HEX2DEC([.D141])+HEX2DEC([.E141])+HEX2DEC([.F141])+HEX2DEC([.G141])+HEX2DEC([.H141])+HEX2DEC([.I141])" office:value-type="float" office:value="634">
            <text:p>634</text:p>
          </table:table-cell>
          <table:table-cell table:formula="of:=DEC2HEX([.K141])" office:value-type="string" office:string-value="27A">
            <text:p>27A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formula="of:=HEX2DEC([.B142])+HEX2DEC([.C142])+HEX2DEC([.D142])+HEX2DEC([.E142])+HEX2DEC([.F142])+HEX2DEC([.G142])+HEX2DEC([.H142])+HEX2DEC([.I142])" office:value-type="float" office:value="517">
            <text:p>517</text:p>
          </table:table-cell>
          <table:table-cell table:formula="of:=DEC2HEX([.K142])" office:value-type="string" office:string-value="205">
            <text:p>205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formula="of:=HEX2DEC([.B143])+HEX2DEC([.C143])+HEX2DEC([.D143])+HEX2DEC([.E143])+HEX2DEC([.F143])+HEX2DEC([.G143])+HEX2DEC([.H143])+HEX2DEC([.I143])" office:value-type="float" office:value="465">
            <text:p>465</text:p>
          </table:table-cell>
          <table:table-cell table:formula="of:=DEC2HEX([.K143])" office:value-type="string" office:string-value="1D1">
            <text:p>1D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3" office:value-type="float" office:value="12">
            <text:p>12</text:p>
          </table:table-cell>
          <table:table-cell office:value-type="string">
            <text:p>00</text:p>
          </table:table-cell>
          <table:table-cell/>
          <table:table-cell table:formula="of:=HEX2DEC([.B144])+HEX2DEC([.C144])+HEX2DEC([.D144])+HEX2DEC([.E144])+HEX2DEC([.F144])+HEX2DEC([.G144])+HEX2DEC([.H144])+HEX2DEC([.I144])" office:value-type="float" office:value="289">
            <text:p>289</text:p>
          </table:table-cell>
          <table:table-cell table:formula="of:=DEC2HEX([.K144])" office:value-type="string" office:string-value="121">
            <text:p>12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45])+HEX2DEC([.C145])+HEX2DEC([.D145])+HEX2DEC([.E145])+HEX2DEC([.F145])+HEX2DEC([.G145])+HEX2DEC([.H145])+HEX2DEC([.I145])" office:value-type="float" office:value="291">
            <text:p>291</text:p>
          </table:table-cell>
          <table:table-cell table:formula="of:=DEC2HEX([.K145])" office:value-type="string" office:string-value="123">
            <text:p>12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33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46])+HEX2DEC([.C146])+HEX2DEC([.D146])+HEX2DEC([.E146])+HEX2DEC([.F146])+HEX2DEC([.G146])+HEX2DEC([.H146])+HEX2DEC([.I146])" office:value-type="float" office:value="241">
            <text:p>241</text:p>
          </table:table-cell>
          <table:table-cell table:formula="of:=DEC2HEX([.K146])" office:value-type="string" office:string-value="F1">
            <text:p>F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33" office:value-type="string">
            <text:p>01</text:p>
          </table:table-cell>
          <table:table-cell table:style-name="ce33" office:value-type="string">
            <text:p>3B</text:p>
          </table:table-cell>
          <table:table-cell/>
          <table:table-cell table:formula="of:=HEX2DEC([.B147])+HEX2DEC([.C147])+HEX2DEC([.D147])+HEX2DEC([.E147])+HEX2DEC([.F147])+HEX2DEC([.G147])+HEX2DEC([.H147])+HEX2DEC([.I147])" office:value-type="float" office:value="286">
            <text:p>286</text:p>
          </table:table-cell>
          <table:table-cell table:formula="of:=DEC2HEX([.K147])" office:value-type="string" office:string-value="11E">
            <text:p>11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33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48])+HEX2DEC([.C148])+HEX2DEC([.D148])+HEX2DEC([.E148])+HEX2DEC([.F148])+HEX2DEC([.G148])+HEX2DEC([.H148])+HEX2DEC([.I148])" office:value-type="float" office:value="244">
            <text:p>244</text:p>
          </table:table-cell>
          <table:table-cell table:formula="of:=DEC2HEX([.K148])" office:value-type="string" office:string-value="F4">
            <text:p>F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0">
            <text:p>0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149])+HEX2DEC([.C149])+HEX2DEC([.D149])+HEX2DEC([.E149])+HEX2DEC([.F149])+HEX2DEC([.G149])+HEX2DEC([.H149])+HEX2DEC([.I149])" office:value-type="float" office:value="245">
            <text:p>245</text:p>
          </table:table-cell>
          <table:table-cell table:formula="of:=DEC2HEX([.K149])" office:value-type="string" office:string-value="F5">
            <text:p>F5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50])+HEX2DEC([.C150])+HEX2DEC([.D150])+HEX2DEC([.E150])+HEX2DEC([.F150])+HEX2DEC([.G150])+HEX2DEC([.H150])+HEX2DEC([.I150])" office:value-type="float" office:value="212">
            <text:p>212</text:p>
          </table:table-cell>
          <table:table-cell table:formula="of:=DEC2HEX([.K150])" office:value-type="string" office:string-value="D4">
            <text:p>D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33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51])+HEX2DEC([.C151])+HEX2DEC([.D151])+HEX2DEC([.E151])+HEX2DEC([.F151])+HEX2DEC([.G151])+HEX2DEC([.H151])+HEX2DEC([.I151])" office:value-type="float" office:value="247">
            <text:p>247</text:p>
          </table:table-cell>
          <table:table-cell table:formula="of:=DEC2HEX([.K151])" office:value-type="string" office:string-value="F7">
            <text:p>F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table:style-name="ce33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52])+HEX2DEC([.C152])+HEX2DEC([.D152])+HEX2DEC([.E152])+HEX2DEC([.F152])+HEX2DEC([.G152])+HEX2DEC([.H152])+HEX2DEC([.I152])" office:value-type="float" office:value="249">
            <text:p>249</text:p>
          </table:table-cell>
          <table:table-cell table:formula="of:=DEC2HEX([.K152])" office:value-type="string" office:string-value="F9">
            <text:p>F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formula="of:=HEX2DEC([.B153])+HEX2DEC([.C153])+HEX2DEC([.D153])+HEX2DEC([.E153])+HEX2DEC([.F153])+HEX2DEC([.G153])+HEX2DEC([.H153])+HEX2DEC([.I153])" office:value-type="float" office:value="504">
            <text:p>504</text:p>
          </table:table-cell>
          <table:table-cell table:formula="of:=DEC2HEX([.K153])" office:value-type="string" office:string-value="1F8">
            <text:p>1F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33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54])+HEX2DEC([.C154])+HEX2DEC([.D154])+HEX2DEC([.E154])+HEX2DEC([.F154])+HEX2DEC([.G154])+HEX2DEC([.H154])+HEX2DEC([.I154])" office:value-type="float" office:value="281">
            <text:p>281</text:p>
          </table:table-cell>
          <table:table-cell table:formula="of:=DEC2HEX([.K154])" office:value-type="string" office:string-value="119">
            <text:p>11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33" office:value-type="float" office:value="11">
            <text:p>11</text:p>
          </table:table-cell>
          <table:table-cell/>
          <table:table-cell table:formula="of:=HEX2DEC([.B155])+HEX2DEC([.C155])+HEX2DEC([.D155])+HEX2DEC([.E155])+HEX2DEC([.F155])+HEX2DEC([.G155])+HEX2DEC([.H155])+HEX2DEC([.I155])" office:value-type="float" office:value="288">
            <text:p>288</text:p>
          </table:table-cell>
          <table:table-cell table:formula="of:=DEC2HEX([.K155])" office:value-type="string" office:string-value="120">
            <text:p>120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56])+HEX2DEC([.C156])+HEX2DEC([.D156])+HEX2DEC([.E156])+HEX2DEC([.F156])+HEX2DEC([.G156])+HEX2DEC([.H156])+HEX2DEC([.I156])" office:value-type="float" office:value="371">
            <text:p>371</text:p>
          </table:table-cell>
          <table:table-cell table:formula="of:=DEC2HEX([.K156])" office:value-type="string" office:string-value="173">
            <text:p>17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formula="of:=HEX2DEC([.B157])+HEX2DEC([.C157])+HEX2DEC([.D157])+HEX2DEC([.E157])+HEX2DEC([.F157])+HEX2DEC([.G157])+HEX2DEC([.H157])+HEX2DEC([.I157])" office:value-type="float" office:value="989">
            <text:p>989</text:p>
          </table:table-cell>
          <table:table-cell table:formula="of:=DEC2HEX([.K157])" office:value-type="string" office:string-value="3DD">
            <text:p>3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58])+HEX2DEC([.C158])+HEX2DEC([.D158])+HEX2DEC([.E158])+HEX2DEC([.F158])+HEX2DEC([.G158])+HEX2DEC([.H158])+HEX2DEC([.I158])" office:value-type="float" office:value="210">
            <text:p>210</text:p>
          </table:table-cell>
          <table:table-cell table:formula="of:=DEC2HEX([.K158])" office:value-type="string" office:string-value="D2">
            <text:p>D2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33" office:value-type="float" office:value="40">
            <text:p>40</text:p>
          </table:table-cell>
          <table:table-cell table:style-name="ce33"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formula="of:=HEX2DEC([.B159])+HEX2DEC([.C159])+HEX2DEC([.D159])+HEX2DEC([.E159])+HEX2DEC([.F159])+HEX2DEC([.G159])+HEX2DEC([.H159])+HEX2DEC([.I159])" office:value-type="float" office:value="483">
            <text:p>483</text:p>
          </table:table-cell>
          <table:table-cell table:formula="of:=DEC2HEX([.K159])" office:value-type="string" office:string-value="1E3">
            <text:p>1E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34">
            <text:p>34</text:p>
          </table:table-cell>
          <table:table-cell office:value-type="string">
            <text:p>00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0">
            <text:p>0</text:p>
          </table:table-cell>
          <table:table-cell office:value-type="string">
            <text:p>00</text:p>
          </table:table-cell>
          <table:table-cell/>
          <table:table-cell table:formula="of:=HEX2DEC([.B160])+HEX2DEC([.C160])+HEX2DEC([.D160])+HEX2DEC([.E160])+HEX2DEC([.F160])+HEX2DEC([.G160])+HEX2DEC([.H160])+HEX2DEC([.I160])" office:value-type="float" office:value="419">
            <text:p>419</text:p>
          </table:table-cell>
          <table:table-cell table:formula="of:=DEC2HEX([.K160])" office:value-type="string" office:string-value="1A3">
            <text:p>1A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61])+HEX2DEC([.C161])+HEX2DEC([.D161])+HEX2DEC([.E161])+HEX2DEC([.F161])+HEX2DEC([.G161])+HEX2DEC([.H161])+HEX2DEC([.I161])" office:value-type="float" office:value="494">
            <text:p>494</text:p>
          </table:table-cell>
          <table:table-cell table:formula="of:=DEC2HEX([.K161])" office:value-type="string" office:string-value="1EE">
            <text:p>1E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33" office:value-type="float" office:value="64">
            <text:p>64</text:p>
          </table:table-cell>
          <table:table-cell office:value-type="float" office:value="22">
            <text:p>22</text:p>
          </table:table-cell>
          <table:table-cell table:style-name="ce33" office:value-type="string">
            <text:p>0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62])+HEX2DEC([.C162])+HEX2DEC([.D162])+HEX2DEC([.E162])+HEX2DEC([.F162])+HEX2DEC([.G162])+HEX2DEC([.H162])+HEX2DEC([.I162])" office:value-type="float" office:value="348">
            <text:p>348</text:p>
          </table:table-cell>
          <table:table-cell table:formula="of:=DEC2HEX([.K162])" office:value-type="string" office:string-value="15C">
            <text:p>15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3])+HEX2DEC([.C163])+HEX2DEC([.D163])+HEX2DEC([.E163])+HEX2DEC([.F163])+HEX2DEC([.G163])+HEX2DEC([.H163])+HEX2DEC([.I163])" office:value-type="float" office:value="215">
            <text:p>215</text:p>
          </table:table-cell>
          <table:table-cell table:formula="of:=DEC2HEX([.K163])" office:value-type="string" office:string-value="D7">
            <text:p>D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4])+HEX2DEC([.C164])+HEX2DEC([.D164])+HEX2DEC([.E164])+HEX2DEC([.F164])+HEX2DEC([.G164])+HEX2DEC([.H164])+HEX2DEC([.I164])" office:value-type="float" office:value="216">
            <text:p>216</text:p>
          </table:table-cell>
          <table:table-cell table:formula="of:=DEC2HEX([.K164])" office:value-type="string" office:string-value="D8">
            <text:p>D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5])+HEX2DEC([.C165])+HEX2DEC([.D165])+HEX2DEC([.E165])+HEX2DEC([.F165])+HEX2DEC([.G165])+HEX2DEC([.H165])+HEX2DEC([.I165])" office:value-type="float" office:value="217">
            <text:p>217</text:p>
          </table:table-cell>
          <table:table-cell table:formula="of:=DEC2HEX([.K165])" office:value-type="string" office:string-value="D9">
            <text:p>D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6])+HEX2DEC([.C166])+HEX2DEC([.D166])+HEX2DEC([.E166])+HEX2DEC([.F166])+HEX2DEC([.G166])+HEX2DEC([.H166])+HEX2DEC([.I166])" office:value-type="float" office:value="218">
            <text:p>218</text:p>
          </table:table-cell>
          <table:table-cell table:formula="of:=DEC2HEX([.K166])" office:value-type="string" office:string-value="DA">
            <text:p>DA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7])+HEX2DEC([.C167])+HEX2DEC([.D167])+HEX2DEC([.E167])+HEX2DEC([.F167])+HEX2DEC([.G167])+HEX2DEC([.H167])+HEX2DEC([.I167])" office:value-type="float" office:value="219">
            <text:p>219</text:p>
          </table:table-cell>
          <table:table-cell table:formula="of:=DEC2HEX([.K167])" office:value-type="string" office:string-value="DB">
            <text:p>DB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8])+HEX2DEC([.C168])+HEX2DEC([.D168])+HEX2DEC([.E168])+HEX2DEC([.F168])+HEX2DEC([.G168])+HEX2DEC([.H168])+HEX2DEC([.I168])" office:value-type="float" office:value="220">
            <text:p>220</text:p>
          </table:table-cell>
          <table:table-cell table:formula="of:=DEC2HEX([.K168])" office:value-type="string" office:string-value="DC">
            <text:p>D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9])+HEX2DEC([.C169])+HEX2DEC([.D169])+HEX2DEC([.E169])+HEX2DEC([.F169])+HEX2DEC([.G169])+HEX2DEC([.H169])+HEX2DEC([.I169])" office:value-type="float" office:value="221">
            <text:p>221</text:p>
          </table:table-cell>
          <table:table-cell table:formula="of:=DEC2HEX([.K169])" office:value-type="string" office:string-value="DD">
            <text:p>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70])+HEX2DEC([.C170])+HEX2DEC([.D170])+HEX2DEC([.E170])+HEX2DEC([.F170])+HEX2DEC([.G170])+HEX2DEC([.H170])+HEX2DEC([.I170])" office:value-type="float" office:value="222">
            <text:p>222</text:p>
          </table:table-cell>
          <table:table-cell table:formula="of:=DEC2HEX([.K170])" office:value-type="string" office:string-value="DE">
            <text:p>D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71])+HEX2DEC([.C171])+HEX2DEC([.D171])+HEX2DEC([.E171])+HEX2DEC([.F171])+HEX2DEC([.G171])+HEX2DEC([.H171])+HEX2DEC([.I171])" office:value-type="float" office:value="223">
            <text:p>223</text:p>
          </table:table-cell>
          <table:table-cell table:formula="of:=DEC2HEX([.K171])" office:value-type="string" office:string-value="DF">
            <text:p>DF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72])+HEX2DEC([.C172])+HEX2DEC([.D172])+HEX2DEC([.E172])+HEX2DEC([.F172])+HEX2DEC([.G172])+HEX2DEC([.H172])+HEX2DEC([.I172])" office:value-type="float" office:value="224">
            <text:p>224</text:p>
          </table:table-cell>
          <table:table-cell table:formula="of:=DEC2HEX([.K172])" office:value-type="string" office:string-value="E0">
            <text:p>E0</text:p>
          </table:table-cell>
          <table:table-cell table:formula="of:=DEC2HEX(SUM([.K140:.K172]))" office:value-type="string" office:string-value="2D03">
            <text:p>2D03</text:p>
          </table:table-cell>
          <table:table-cell table:number-columns-repeated="101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table:number-columns-spanned="1" table:number-rows-spanned="33">
            <text:p>MIX</text:p>
            <text:p>6MT</text:p>
            <text:p/>
            <text:p>JDM</text:p>
            <text:p>6MT</text:p>
            <text:p>VIN</text:p>
            <text:p/>
            <text:p>EU</text:p>
            <text:p>6MT</text:p>
            <text:p>ST</text:p>
            <text:p>DATA</text:p>
          </table:table-cell>
          <table:table-cell office:value-type="string">
            <text:p>2B</text:p>
          </table:table-cell>
          <table:table-cell office:value-type="string">
            <text:p>DD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D181])+HEX2DEC([.E181])+HEX2DEC([.F181])+HEX2DEC([.G181])+HEX2DEC([.H181])+HEX2DEC([.I181])" office:value-type="float" office:value="1021">
            <text:p>1021</text:p>
          </table:table-cell>
          <table:table-cell table:formula="of:=DEC2HEX([.K181])" office:value-type="string" office:string-value="3FD">
            <text:p>3F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/>
          <table:table-cell table:formula="of:=HEX2DEC([.B182])+HEX2DEC([.C182])+HEX2DEC([.D182])+HEX2DEC([.E182])+HEX2DEC([.F182])+HEX2DEC([.G182])+HEX2DEC([.H182])+HEX2DEC([.I182])" office:value-type="float" office:value="607">
            <text:p>607</text:p>
          </table:table-cell>
          <table:table-cell table:formula="of:=DEC2HEX([.K182])" office:value-type="string" office:string-value="25F">
            <text:p>25F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formula="of:=HEX2DEC([.B183])+HEX2DEC([.C183])+HEX2DEC([.D183])+HEX2DEC([.E183])+HEX2DEC([.F183])+HEX2DEC([.G183])+HEX2DEC([.H183])+HEX2DEC([.I183])" office:value-type="float" office:value="446">
            <text:p>446</text:p>
          </table:table-cell>
          <table:table-cell table:formula="of:=DEC2HEX([.K183])" office:value-type="string" office:string-value="1BE">
            <text:p>1B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84])+HEX2DEC([.C184])+HEX2DEC([.D184])+HEX2DEC([.E184])+HEX2DEC([.F184])+HEX2DEC([.G184])+HEX2DEC([.H184])+HEX2DEC([.I184])" office:value-type="float" office:value="195">
            <text:p>195</text:p>
          </table:table-cell>
          <table:table-cell table:formula="of:=DEC2HEX([.K184])" office:value-type="string" office:string-value="C3">
            <text:p>C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3" office:value-type="float" office:value="22">
            <text:p>22</text:p>
          </table:table-cell>
          <table:table-cell office:value-type="string">
            <text:p>00</text:p>
          </table:table-cell>
          <table:table-cell/>
          <table:table-cell table:formula="of:=HEX2DEC([.B185])+HEX2DEC([.C185])+HEX2DEC([.D185])+HEX2DEC([.E185])+HEX2DEC([.F185])+HEX2DEC([.G185])+HEX2DEC([.H185])+HEX2DEC([.I185])" office:value-type="float" office:value="305">
            <text:p>305</text:p>
          </table:table-cell>
          <table:table-cell table:formula="of:=DEC2HEX([.K185])" office:value-type="string" office:string-value="131">
            <text:p>13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86])+HEX2DEC([.C186])+HEX2DEC([.D186])+HEX2DEC([.E186])+HEX2DEC([.F186])+HEX2DEC([.G186])+HEX2DEC([.H186])+HEX2DEC([.I186])" office:value-type="float" office:value="291">
            <text:p>291</text:p>
          </table:table-cell>
          <table:table-cell table:formula="of:=DEC2HEX([.K186])" office:value-type="string" office:string-value="123">
            <text:p>12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87])+HEX2DEC([.C187])+HEX2DEC([.D187])+HEX2DEC([.E187])+HEX2DEC([.F187])+HEX2DEC([.G187])+HEX2DEC([.H187])+HEX2DEC([.I187])" office:value-type="float" office:value="241">
            <text:p>241</text:p>
          </table:table-cell>
          <table:table-cell table:formula="of:=DEC2HEX([.K187])" office:value-type="string" office:string-value="F1">
            <text:p>F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00</text:p>
          </table:table-cell>
          <table:table-cell office:value-type="string">
            <text:p>5B</text:p>
          </table:table-cell>
          <table:table-cell/>
          <table:table-cell table:formula="of:=HEX2DEC([.B188])+HEX2DEC([.C188])+HEX2DEC([.D188])+HEX2DEC([.E188])+HEX2DEC([.F188])+HEX2DEC([.G188])+HEX2DEC([.H188])+HEX2DEC([.I188])" office:value-type="float" office:value="317">
            <text:p>317</text:p>
          </table:table-cell>
          <table:table-cell table:formula="of:=DEC2HEX([.K188])" office:value-type="string" office:string-value="13D">
            <text:p>13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89])+HEX2DEC([.C189])+HEX2DEC([.D189])+HEX2DEC([.E189])+HEX2DEC([.F189])+HEX2DEC([.G189])+HEX2DEC([.H189])+HEX2DEC([.I189])" office:value-type="float" office:value="228">
            <text:p>228</text:p>
          </table:table-cell>
          <table:table-cell table:formula="of:=DEC2HEX([.K189])" office:value-type="string" office:string-value="E4">
            <text:p>E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190])+HEX2DEC([.C190])+HEX2DEC([.D190])+HEX2DEC([.E190])+HEX2DEC([.F190])+HEX2DEC([.G190])+HEX2DEC([.H190])+HEX2DEC([.I190])" office:value-type="float" office:value="371">
            <text:p>371</text:p>
          </table:table-cell>
          <table:table-cell table:formula="of:=DEC2HEX([.K190])" office:value-type="string" office:string-value="173">
            <text:p>17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91])+HEX2DEC([.C191])+HEX2DEC([.D191])+HEX2DEC([.E191])+HEX2DEC([.F191])+HEX2DEC([.G191])+HEX2DEC([.H191])+HEX2DEC([.I191])" office:value-type="float" office:value="212">
            <text:p>212</text:p>
          </table:table-cell>
          <table:table-cell table:formula="of:=DEC2HEX([.K191])" office:value-type="string" office:string-value="D4">
            <text:p>D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92])+HEX2DEC([.C192])+HEX2DEC([.D192])+HEX2DEC([.E192])+HEX2DEC([.F192])+HEX2DEC([.G192])+HEX2DEC([.H192])+HEX2DEC([.I192])" office:value-type="float" office:value="247">
            <text:p>247</text:p>
          </table:table-cell>
          <table:table-cell table:formula="of:=DEC2HEX([.K192])" office:value-type="string" office:string-value="F7">
            <text:p>F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93])+HEX2DEC([.C193])+HEX2DEC([.D193])+HEX2DEC([.E193])+HEX2DEC([.F193])+HEX2DEC([.G193])+HEX2DEC([.H193])+HEX2DEC([.I193])" office:value-type="float" office:value="214">
            <text:p>214</text:p>
          </table:table-cell>
          <table:table-cell table:formula="of:=DEC2HEX([.K193])" office:value-type="string" office:string-value="D6">
            <text:p>D6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formula="of:=HEX2DEC([.B194])+HEX2DEC([.C194])+HEX2DEC([.D194])+HEX2DEC([.E194])+HEX2DEC([.F194])+HEX2DEC([.G194])+HEX2DEC([.H194])+HEX2DEC([.I194])" office:value-type="float" office:value="504">
            <text:p>504</text:p>
          </table:table-cell>
          <table:table-cell table:formula="of:=DEC2HEX([.K194])" office:value-type="string" office:string-value="1F8">
            <text:p>1F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95])+HEX2DEC([.C195])+HEX2DEC([.D195])+HEX2DEC([.E195])+HEX2DEC([.F195])+HEX2DEC([.G195])+HEX2DEC([.H195])+HEX2DEC([.I195])" office:value-type="float" office:value="281">
            <text:p>281</text:p>
          </table:table-cell>
          <table:table-cell table:formula="of:=DEC2HEX([.K195])" office:value-type="string" office:string-value="119">
            <text:p>11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/>
          <table:table-cell table:formula="of:=HEX2DEC([.B196])+HEX2DEC([.C196])+HEX2DEC([.D196])+HEX2DEC([.E196])+HEX2DEC([.F196])+HEX2DEC([.G196])+HEX2DEC([.H196])+HEX2DEC([.I196])" office:value-type="float" office:value="272">
            <text:p>272</text:p>
          </table:table-cell>
          <table:table-cell table:formula="of:=DEC2HEX([.K196])" office:value-type="string" office:string-value="110">
            <text:p>110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97])+HEX2DEC([.C197])+HEX2DEC([.D197])+HEX2DEC([.E197])+HEX2DEC([.F197])+HEX2DEC([.G197])+HEX2DEC([.H197])+HEX2DEC([.I197])" office:value-type="float" office:value="371">
            <text:p>371</text:p>
          </table:table-cell>
          <table:table-cell table:formula="of:=DEC2HEX([.K197])" office:value-type="string" office:string-value="173">
            <text:p>17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formula="of:=HEX2DEC([.B198])+HEX2DEC([.C198])+HEX2DEC([.D198])+HEX2DEC([.E198])+HEX2DEC([.F198])+HEX2DEC([.G198])+HEX2DEC([.H198])+HEX2DEC([.I198])" office:value-type="float" office:value="989">
            <text:p>989</text:p>
          </table:table-cell>
          <table:table-cell table:formula="of:=DEC2HEX([.K198])" office:value-type="string" office:string-value="3DD">
            <text:p>3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99])+HEX2DEC([.C199])+HEX2DEC([.D199])+HEX2DEC([.E199])+HEX2DEC([.F199])+HEX2DEC([.G199])+HEX2DEC([.H199])+HEX2DEC([.I199])" office:value-type="float" office:value="210">
            <text:p>210</text:p>
          </table:table-cell>
          <table:table-cell table:formula="of:=DEC2HEX([.K199])" office:value-type="string" office:string-value="D2">
            <text:p>D2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office:value-type="float" office:value="40">
            <text:p>40</text:p>
          </table:table-cell>
          <table:table-cell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formula="of:=HEX2DEC([.B200])+HEX2DEC([.C200])+HEX2DEC([.D200])+HEX2DEC([.E200])+HEX2DEC([.F200])+HEX2DEC([.G200])+HEX2DEC([.H200])+HEX2DEC([.I200])" office:value-type="float" office:value="483">
            <text:p>483</text:p>
          </table:table-cell>
          <table:table-cell table:formula="of:=DEC2HEX([.K200])" office:value-type="string" office:string-value="1E3">
            <text:p>1E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201])+HEX2DEC([.C201])+HEX2DEC([.D201])+HEX2DEC([.E201])+HEX2DEC([.F201])+HEX2DEC([.G201])+HEX2DEC([.H201])+HEX2DEC([.I201])" office:value-type="float" office:value="419">
            <text:p>419</text:p>
          </table:table-cell>
          <table:table-cell table:formula="of:=DEC2HEX([.K201])" office:value-type="string" office:string-value="1A3">
            <text:p>1A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202])+HEX2DEC([.C202])+HEX2DEC([.D202])+HEX2DEC([.E202])+HEX2DEC([.F202])+HEX2DEC([.G202])+HEX2DEC([.H202])+HEX2DEC([.I202])" office:value-type="float" office:value="494">
            <text:p>494</text:p>
          </table:table-cell>
          <table:table-cell table:formula="of:=DEC2HEX([.K202])" office:value-type="string" office:string-value="1EE">
            <text:p>1E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203])+HEX2DEC([.C203])+HEX2DEC([.D203])+HEX2DEC([.E203])+HEX2DEC([.F203])+HEX2DEC([.G203])+HEX2DEC([.H203])+HEX2DEC([.I203])" office:value-type="float" office:value="316">
            <text:p>316</text:p>
          </table:table-cell>
          <table:table-cell table:formula="of:=DEC2HEX([.K203])" office:value-type="string" office:string-value="13C">
            <text:p>13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4])+HEX2DEC([.C204])+HEX2DEC([.D204])+HEX2DEC([.E204])+HEX2DEC([.F204])+HEX2DEC([.G204])+HEX2DEC([.H204])+HEX2DEC([.I204])" office:value-type="float" office:value="215">
            <text:p>215</text:p>
          </table:table-cell>
          <table:table-cell table:formula="of:=DEC2HEX([.K204])" office:value-type="string" office:string-value="D7">
            <text:p>D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5])+HEX2DEC([.C205])+HEX2DEC([.D205])+HEX2DEC([.E205])+HEX2DEC([.F205])+HEX2DEC([.G205])+HEX2DEC([.H205])+HEX2DEC([.I205])" office:value-type="float" office:value="216">
            <text:p>216</text:p>
          </table:table-cell>
          <table:table-cell table:formula="of:=DEC2HEX([.K205])" office:value-type="string" office:string-value="D8">
            <text:p>D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6])+HEX2DEC([.C206])+HEX2DEC([.D206])+HEX2DEC([.E206])+HEX2DEC([.F206])+HEX2DEC([.G206])+HEX2DEC([.H206])+HEX2DEC([.I206])" office:value-type="float" office:value="217">
            <text:p>217</text:p>
          </table:table-cell>
          <table:table-cell table:formula="of:=DEC2HEX([.K206])" office:value-type="string" office:string-value="D9">
            <text:p>D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7])+HEX2DEC([.C207])+HEX2DEC([.D207])+HEX2DEC([.E207])+HEX2DEC([.F207])+HEX2DEC([.G207])+HEX2DEC([.H207])+HEX2DEC([.I207])" office:value-type="float" office:value="218">
            <text:p>218</text:p>
          </table:table-cell>
          <table:table-cell table:formula="of:=DEC2HEX([.K207])" office:value-type="string" office:string-value="DA">
            <text:p>DA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8])+HEX2DEC([.C208])+HEX2DEC([.D208])+HEX2DEC([.E208])+HEX2DEC([.F208])+HEX2DEC([.G208])+HEX2DEC([.H208])+HEX2DEC([.I208])" office:value-type="float" office:value="219">
            <text:p>219</text:p>
          </table:table-cell>
          <table:table-cell table:formula="of:=DEC2HEX([.K208])" office:value-type="string" office:string-value="DB">
            <text:p>DB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9])+HEX2DEC([.C209])+HEX2DEC([.D209])+HEX2DEC([.E209])+HEX2DEC([.F209])+HEX2DEC([.G209])+HEX2DEC([.H209])+HEX2DEC([.I209])" office:value-type="float" office:value="220">
            <text:p>220</text:p>
          </table:table-cell>
          <table:table-cell table:formula="of:=DEC2HEX([.K209])" office:value-type="string" office:string-value="DC">
            <text:p>D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10])+HEX2DEC([.C210])+HEX2DEC([.D210])+HEX2DEC([.E210])+HEX2DEC([.F210])+HEX2DEC([.G210])+HEX2DEC([.H210])+HEX2DEC([.I210])" office:value-type="float" office:value="221">
            <text:p>221</text:p>
          </table:table-cell>
          <table:table-cell table:formula="of:=DEC2HEX([.K210])" office:value-type="string" office:string-value="DD">
            <text:p>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11])+HEX2DEC([.C211])+HEX2DEC([.D211])+HEX2DEC([.E211])+HEX2DEC([.F211])+HEX2DEC([.G211])+HEX2DEC([.H211])+HEX2DEC([.I211])" office:value-type="float" office:value="222">
            <text:p>222</text:p>
          </table:table-cell>
          <table:table-cell table:formula="of:=DEC2HEX([.K211])" office:value-type="string" office:string-value="DE">
            <text:p>D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12])+HEX2DEC([.C212])+HEX2DEC([.D212])+HEX2DEC([.E212])+HEX2DEC([.F212])+HEX2DEC([.G212])+HEX2DEC([.H212])+HEX2DEC([.I212])" office:value-type="float" office:value="223">
            <text:p>223</text:p>
          </table:table-cell>
          <table:table-cell table:formula="of:=DEC2HEX([.K212])" office:value-type="string" office:string-value="DF">
            <text:p>DF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13])+HEX2DEC([.C213])+HEX2DEC([.D213])+HEX2DEC([.E213])+HEX2DEC([.F213])+HEX2DEC([.G213])+HEX2DEC([.H213])+HEX2DEC([.I213])" office:value-type="float" office:value="224">
            <text:p>224</text:p>
          </table:table-cell>
          <table:table-cell table:formula="of:=DEC2HEX([.K213])" office:value-type="string" office:string-value="E0">
            <text:p>E0</text:p>
          </table:table-cell>
          <table:table-cell table:formula="of:=DEC2HEX(SUM([.K181:.K213]))" office:value-type="string" office:string-value="2BDD">
            <text:p>2BDD</text:p>
          </table:table-cell>
          <table:table-cell table:number-columns-repeated="1011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N" table:style-name="ta1" table:print="false"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3" table:number-columns-repeated="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3" table:number-columns-repeated="2" table:default-cell-style-name="Default"/>
        <table:table-column table:style-name="co25" table:default-cell-style-name="Default"/>
        <table:table-column table:style-name="co13" table:number-columns-repeated="7" table:default-cell-style-name="Default"/>
        <table:table-column table:style-name="co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>
            <text:p>JM7ND2E7AJ0101090</text:p>
          </table:table-cell>
          <table:table-cell table:formula="of:=LEFT([.A2];1)" office:value-type="string" office:string-value="J">
            <text:p>J</text:p>
          </table:table-cell>
          <table:table-cell table:formula="of:=RIGHT(LEFT([.A2];2);1)" office:value-type="string" office:string-value="M">
            <text:p>M</text:p>
          </table:table-cell>
          <table:table-cell table:formula="of:=RIGHT(LEFT([.A2];3);1)" office:value-type="string" office:string-value="7">
            <text:p>7</text:p>
          </table:table-cell>
          <table:table-cell table:formula="of:=RIGHT(LEFT([.A2];4);1)" office:value-type="string" office:string-value="N">
            <text:p>N</text:p>
          </table:table-cell>
          <table:table-cell table:formula="of:=RIGHT(LEFT([.A2];5);1)" office:value-type="string" office:string-value="D">
            <text:p>D</text:p>
          </table:table-cell>
          <table:table-cell table:formula="of:=RIGHT(LEFT([.A2];6);1)" office:value-type="string" office:string-value="2">
            <text:p>2</text:p>
          </table:table-cell>
          <table:table-cell table:formula="of:=RIGHT(LEFT([.A2];7);1)" office:value-type="string" office:string-value="E">
            <text:p>E</text:p>
          </table:table-cell>
          <table:table-cell table:formula="of:=RIGHT(LEFT([.A2];8);1)" office:value-type="string" office:string-value="7">
            <text:p>7</text:p>
          </table:table-cell>
          <table:table-cell table:formula="of:=RIGHT(LEFT([.A2];9);1)" office:value-type="string" office:string-value="A">
            <text:p>A</text:p>
          </table:table-cell>
          <table:table-cell table:formula="of:=RIGHT(LEFT([.A2];10);1)" office:value-type="string" office:string-value="J">
            <text:p>J</text:p>
          </table:table-cell>
          <table:table-cell table:formula="of:=RIGHT(LEFT([.A2];11);1)" office:value-type="string" office:string-value="0">
            <text:p>0</text:p>
          </table:table-cell>
          <table:table-cell table:formula="of:=RIGHT(LEFT([.A2];12);1)" office:value-type="string" office:string-value="1">
            <text:p>1</text:p>
          </table:table-cell>
          <table:table-cell table:formula="of:=RIGHT(LEFT([.A2];13);1)" office:value-type="string" office:string-value="0">
            <text:p>0</text:p>
          </table:table-cell>
          <table:table-cell table:formula="of:=RIGHT(LEFT([.A2];14);1)" office:value-type="string" office:string-value="1">
            <text:p>1</text:p>
          </table:table-cell>
          <table:table-cell table:formula="of:=RIGHT(LEFT([.A2];15);1)" office:value-type="string" office:string-value="0">
            <text:p>0</text:p>
          </table:table-cell>
          <table:table-cell table:formula="of:=RIGHT(LEFT([.A2];16);1)" office:value-type="string" office:string-value="9">
            <text:p>9</text:p>
          </table:table-cell>
          <table:table-cell table:formula="of:=RIGHT(LEFT([.A2];17);1)" office:value-type="string" office:string-value="0">
            <text:p>0</text:p>
          </table:table-cell>
          <table:table-cell office:value-type="string">
            <text:p>6AT RF</text:p>
          </table:table-cell>
        </table:table-row>
        <table:table-row table:style-name="ro1">
          <table:table-cell office:value-type="string">
            <text:p>JMZND6E7640116963</text:p>
          </table:table-cell>
          <table:table-cell table:formula="of:=LEFT([.A3];1)" office:value-type="string" office:string-value="J">
            <text:p>J</text:p>
          </table:table-cell>
          <table:table-cell table:formula="of:=RIGHT(LEFT([.A3];2);1)" office:value-type="string" office:string-value="M">
            <text:p>M</text:p>
          </table:table-cell>
          <table:table-cell table:formula="of:=RIGHT(LEFT([.A3];3);1)" office:value-type="string" office:string-value="Z">
            <text:p>Z</text:p>
          </table:table-cell>
          <table:table-cell table:formula="of:=RIGHT(LEFT([.A3];4);1)" office:value-type="string" office:string-value="N">
            <text:p>N</text:p>
          </table:table-cell>
          <table:table-cell table:formula="of:=RIGHT(LEFT([.A3];5);1)" office:value-type="string" office:string-value="D">
            <text:p>D</text:p>
          </table:table-cell>
          <table:table-cell table:formula="of:=RIGHT(LEFT([.A3];6);1)" office:value-type="string" office:string-value="6">
            <text:p>6</text:p>
          </table:table-cell>
          <table:table-cell table:formula="of:=RIGHT(LEFT([.A3];7);1)" office:value-type="string" office:string-value="E">
            <text:p>E</text:p>
          </table:table-cell>
          <table:table-cell table:formula="of:=RIGHT(LEFT([.A3];8);1)" office:value-type="string" office:string-value="7">
            <text:p>7</text:p>
          </table:table-cell>
          <table:table-cell table:formula="of:=RIGHT(LEFT([.A3];9);1)" office:value-type="string" office:string-value="6">
            <text:p>6</text:p>
          </table:table-cell>
          <table:table-cell table:formula="of:=RIGHT(LEFT([.A3];10);1)" office:value-type="string" office:string-value="4">
            <text:p>4</text:p>
          </table:table-cell>
          <table:table-cell table:formula="of:=RIGHT(LEFT([.A3];11);1)" office:value-type="string" office:string-value="0">
            <text:p>0</text:p>
          </table:table-cell>
          <table:table-cell table:formula="of:=RIGHT(LEFT([.A3];12);1)" office:value-type="string" office:string-value="1">
            <text:p>1</text:p>
          </table:table-cell>
          <table:table-cell table:formula="of:=RIGHT(LEFT([.A3];13);1)" office:value-type="string" office:string-value="1">
            <text:p>1</text:p>
          </table:table-cell>
          <table:table-cell table:formula="of:=RIGHT(LEFT([.A3];14);1)" office:value-type="string" office:string-value="6">
            <text:p>6</text:p>
          </table:table-cell>
          <table:table-cell table:formula="of:=RIGHT(LEFT([.A3];15);1)" office:value-type="string" office:string-value="9">
            <text:p>9</text:p>
          </table:table-cell>
          <table:table-cell table:formula="of:=RIGHT(LEFT([.A3];16);1)" office:value-type="string" office:string-value="6">
            <text:p>6</text:p>
          </table:table-cell>
          <table:table-cell table:formula="of:=RIGHT(LEFT([.A3];17);1)" office:value-type="string" office:string-value="3">
            <text:p>3</text:p>
          </table:table-cell>
          <table:table-cell office:value-type="string">
            <text:p>6MT ST</text:p>
          </table:table-cell>
        </table:table-row>
        <table:table-row table:style-name="ro1">
          <table:table-cell office:value-type="string">
            <text:p>JMZND6E7640101755</text:p>
          </table:table-cell>
          <table:table-cell table:formula="of:=LEFT([.A4];1)" office:value-type="string" office:string-value="J">
            <text:p>J</text:p>
          </table:table-cell>
          <table:table-cell table:formula="of:=RIGHT(LEFT([.A4];2);1)" office:value-type="string" office:string-value="M">
            <text:p>M</text:p>
          </table:table-cell>
          <table:table-cell table:formula="of:=RIGHT(LEFT([.A4];3);1)" office:value-type="string" office:string-value="Z">
            <text:p>Z</text:p>
          </table:table-cell>
          <table:table-cell table:formula="of:=RIGHT(LEFT([.A4];4);1)" office:value-type="string" office:string-value="N">
            <text:p>N</text:p>
          </table:table-cell>
          <table:table-cell table:formula="of:=RIGHT(LEFT([.A4];5);1)" office:value-type="string" office:string-value="D">
            <text:p>D</text:p>
          </table:table-cell>
          <table:table-cell table:formula="of:=RIGHT(LEFT([.A4];6);1)" office:value-type="string" office:string-value="6">
            <text:p>6</text:p>
          </table:table-cell>
          <table:table-cell table:formula="of:=RIGHT(LEFT([.A4];7);1)" office:value-type="string" office:string-value="E">
            <text:p>E</text:p>
          </table:table-cell>
          <table:table-cell table:formula="of:=RIGHT(LEFT([.A4];8);1)" office:value-type="string" office:string-value="7">
            <text:p>7</text:p>
          </table:table-cell>
          <table:table-cell table:formula="of:=RIGHT(LEFT([.A4];9);1)" office:value-type="string" office:string-value="6">
            <text:p>6</text:p>
          </table:table-cell>
          <table:table-cell table:formula="of:=RIGHT(LEFT([.A4];10);1)" office:value-type="string" office:string-value="4">
            <text:p>4</text:p>
          </table:table-cell>
          <table:table-cell table:formula="of:=RIGHT(LEFT([.A4];11);1)" office:value-type="string" office:string-value="0">
            <text:p>0</text:p>
          </table:table-cell>
          <table:table-cell table:formula="of:=RIGHT(LEFT([.A4];12);1)" office:value-type="string" office:string-value="1">
            <text:p>1</text:p>
          </table:table-cell>
          <table:table-cell table:formula="of:=RIGHT(LEFT([.A4];13);1)" office:value-type="string" office:string-value="0">
            <text:p>0</text:p>
          </table:table-cell>
          <table:table-cell table:formula="of:=RIGHT(LEFT([.A4];14);1)" office:value-type="string" office:string-value="1">
            <text:p>1</text:p>
          </table:table-cell>
          <table:table-cell table:formula="of:=RIGHT(LEFT([.A4];15);1)" office:value-type="string" office:string-value="7">
            <text:p>7</text:p>
          </table:table-cell>
          <table:table-cell table:formula="of:=RIGHT(LEFT([.A4];16);1)" office:value-type="string" office:string-value="5">
            <text:p>5</text:p>
          </table:table-cell>
          <table:table-cell table:formula="of:=RIGHT(LEFT([.A4];17);1)" office:value-type="string" office:string-value="5">
            <text:p>5</text:p>
          </table:table-cell>
          <table:table-cell office:value-type="string">
            <text:p>6MT ST</text:p>
          </table:table-cell>
        </table:table-row>
        <table:table-row table:style-name="ro1">
          <table:table-cell office:value-type="string">
            <text:p>JMZND6E7600126985</text:p>
          </table:table-cell>
          <table:table-cell table:formula="of:=LEFT([.A5];1)" office:value-type="string" office:string-value="J">
            <text:p>J</text:p>
          </table:table-cell>
          <table:table-cell table:formula="of:=RIGHT(LEFT([.A5];2);1)" office:value-type="string" office:string-value="M">
            <text:p>M</text:p>
          </table:table-cell>
          <table:table-cell table:formula="of:=RIGHT(LEFT([.A5];3);1)" office:value-type="string" office:string-value="Z">
            <text:p>Z</text:p>
          </table:table-cell>
          <table:table-cell table:formula="of:=RIGHT(LEFT([.A5];4);1)" office:value-type="string" office:string-value="N">
            <text:p>N</text:p>
          </table:table-cell>
          <table:table-cell table:formula="of:=RIGHT(LEFT([.A5];5);1)" office:value-type="string" office:string-value="D">
            <text:p>D</text:p>
          </table:table-cell>
          <table:table-cell table:formula="of:=RIGHT(LEFT([.A5];6);1)" office:value-type="string" office:string-value="6">
            <text:p>6</text:p>
          </table:table-cell>
          <table:table-cell table:formula="of:=RIGHT(LEFT([.A5];7);1)" office:value-type="string" office:string-value="E">
            <text:p>E</text:p>
          </table:table-cell>
          <table:table-cell table:formula="of:=RIGHT(LEFT([.A5];8);1)" office:value-type="string" office:string-value="7">
            <text:p>7</text:p>
          </table:table-cell>
          <table:table-cell table:formula="of:=RIGHT(LEFT([.A5];9);1)" office:value-type="string" office:string-value="6">
            <text:p>6</text:p>
          </table:table-cell>
          <table:table-cell table:formula="of:=RIGHT(LEFT([.A5];10);1)" office:value-type="string" office:string-value="0">
            <text:p>0</text:p>
          </table:table-cell>
          <table:table-cell table:formula="of:=RIGHT(LEFT([.A5];11);1)" office:value-type="string" office:string-value="0">
            <text:p>0</text:p>
          </table:table-cell>
          <table:table-cell table:formula="of:=RIGHT(LEFT([.A5];12);1)" office:value-type="string" office:string-value="1">
            <text:p>1</text:p>
          </table:table-cell>
          <table:table-cell table:formula="of:=RIGHT(LEFT([.A5];13);1)" office:value-type="string" office:string-value="2">
            <text:p>2</text:p>
          </table:table-cell>
          <table:table-cell table:formula="of:=RIGHT(LEFT([.A5];14);1)" office:value-type="string" office:string-value="6">
            <text:p>6</text:p>
          </table:table-cell>
          <table:table-cell table:formula="of:=RIGHT(LEFT([.A5];15);1)" office:value-type="string" office:string-value="9">
            <text:p>9</text:p>
          </table:table-cell>
          <table:table-cell table:formula="of:=RIGHT(LEFT([.A5];16);1)" office:value-type="string" office:string-value="8">
            <text:p>8</text:p>
          </table:table-cell>
          <table:table-cell table:formula="of:=RIGHT(LEFT([.A5];17);1)" office:value-type="string" office:string-value="5">
            <text:p>5</text:p>
          </table:table-cell>
          <table:table-cell office:value-type="string">
            <text:p>6MT RF</text:p>
          </table:table-cell>
        </table:table-row>
        <table:table-row table:style-name="ro1">
          <table:table-cell/>
          <table:table-cell table:formula="of:=LEFT([.A6];1)">
            <text:p/>
          </table:table-cell>
          <table:table-cell table:formula="of:=RIGHT(LEFT([.A6];2);1)">
            <text:p/>
          </table:table-cell>
          <table:table-cell table:formula="of:=RIGHT(LEFT([.A6];3);1)">
            <text:p/>
          </table:table-cell>
          <table:table-cell table:formula="of:=RIGHT(LEFT([.A6];4);1)">
            <text:p/>
          </table:table-cell>
          <table:table-cell table:formula="of:=RIGHT(LEFT([.A6];5);1)">
            <text:p/>
          </table:table-cell>
          <table:table-cell table:formula="of:=RIGHT(LEFT([.A6];6);1)">
            <text:p/>
          </table:table-cell>
          <table:table-cell table:formula="of:=RIGHT(LEFT([.A6];7);1)">
            <text:p/>
          </table:table-cell>
          <table:table-cell table:formula="of:=RIGHT(LEFT([.A6];8);1)">
            <text:p/>
          </table:table-cell>
          <table:table-cell table:formula="of:=RIGHT(LEFT([.A6];9);1)">
            <text:p/>
          </table:table-cell>
          <table:table-cell table:formula="of:=RIGHT(LEFT([.A6];10);1)">
            <text:p/>
          </table:table-cell>
          <table:table-cell table:formula="of:=RIGHT(LEFT([.A6];11);1)">
            <text:p/>
          </table:table-cell>
          <table:table-cell table:formula="of:=RIGHT(LEFT([.A6];12);1)">
            <text:p/>
          </table:table-cell>
          <table:table-cell table:formula="of:=RIGHT(LEFT([.A6];13);1)">
            <text:p/>
          </table:table-cell>
          <table:table-cell table:formula="of:=RIGHT(LEFT([.A6];14);1)">
            <text:p/>
          </table:table-cell>
          <table:table-cell table:formula="of:=RIGHT(LEFT([.A6];15);1)">
            <text:p/>
          </table:table-cell>
          <table:table-cell table:formula="of:=RIGHT(LEFT([.A6];16);1)">
            <text:p/>
          </table:table-cell>
          <table:table-cell table:formula="of:=RIGHT(LEFT([.A6];17);1)">
            <text:p/>
          </table:table-cell>
          <table:table-cell/>
        </table:table-row>
        <table:table-row table:style-name="ro1">
          <table:table-cell/>
          <table:table-cell table:formula="of:=LEFT([.A7];1)">
            <text:p/>
          </table:table-cell>
          <table:table-cell table:formula="of:=RIGHT(LEFT([.A7];2);1)">
            <text:p/>
          </table:table-cell>
          <table:table-cell table:formula="of:=RIGHT(LEFT([.A7];3);1)">
            <text:p/>
          </table:table-cell>
          <table:table-cell table:formula="of:=RIGHT(LEFT([.A7];4);1)">
            <text:p/>
          </table:table-cell>
          <table:table-cell table:formula="of:=RIGHT(LEFT([.A7];5);1)">
            <text:p/>
          </table:table-cell>
          <table:table-cell table:formula="of:=RIGHT(LEFT([.A7];6);1)">
            <text:p/>
          </table:table-cell>
          <table:table-cell table:formula="of:=RIGHT(LEFT([.A7];7);1)">
            <text:p/>
          </table:table-cell>
          <table:table-cell table:formula="of:=RIGHT(LEFT([.A7];8);1)">
            <text:p/>
          </table:table-cell>
          <table:table-cell table:formula="of:=RIGHT(LEFT([.A7];9);1)">
            <text:p/>
          </table:table-cell>
          <table:table-cell table:formula="of:=RIGHT(LEFT([.A7];10);1)">
            <text:p/>
          </table:table-cell>
          <table:table-cell table:formula="of:=RIGHT(LEFT([.A7];11);1)">
            <text:p/>
          </table:table-cell>
          <table:table-cell table:formula="of:=RIGHT(LEFT([.A7];12);1)">
            <text:p/>
          </table:table-cell>
          <table:table-cell table:formula="of:=RIGHT(LEFT([.A7];13);1)">
            <text:p/>
          </table:table-cell>
          <table:table-cell table:formula="of:=RIGHT(LEFT([.A7];14);1)">
            <text:p/>
          </table:table-cell>
          <table:table-cell table:formula="of:=RIGHT(LEFT([.A7];15);1)">
            <text:p/>
          </table:table-cell>
          <table:table-cell table:formula="of:=RIGHT(LEFT([.A7];16);1)">
            <text:p/>
          </table:table-cell>
          <table:table-cell table:formula="of:=RIGHT(LEFT([.A7];17);1)">
            <text:p/>
          </table:table-cell>
          <table:table-cell/>
        </table:table-row>
        <table:table-row table:style-name="ro1" table:number-rows-repeated="21">
          <table:table-cell table:number-columns-repeated="19"/>
        </table:table-row>
        <table:table-row table:style-name="ro1">
          <table:table-cell office:value-type="string">
            <text:p>JMZND6E7610100001</text:p>
          </table:table-cell>
          <table:table-cell table:number-columns-repeated="18"/>
        </table:table-row>
      </table:table>
      <table:table table:name="工作表5" table:style-name="ta1" table:print="false">
        <table:table-column table:style-name="co4" table:default-cell-style-name="ce34"/>
        <table:table-column table:style-name="co6" table:default-cell-style-name="ce34"/>
        <table:table-column table:style-name="co4" table:default-cell-style-name="ce34"/>
        <table:table-column table:style-name="co8" table:default-cell-style-name="ce34"/>
        <table:table-column table:style-name="co9" table:default-cell-style-name="ce34"/>
        <table:table-column table:style-name="co3" table:default-cell-style-name="ce34"/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C</text:p>
          </table:table-cell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D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string">
            <text:p>2B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string">
            <text:p>2C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string">
            <text:p>2D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string">
            <text:p>2E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string">
            <text:p>2F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C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9F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D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0C</text:p>
          </table:table-cell>
          <table:table-cell office:value-type="string">
            <text:p>EF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string">
            <text:p>7A</text:p>
          </table:table-cell>
        </table:table-row>
        <table:table-row table:style-name="ro1"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AD</text:p>
          </table:table-cell>
          <table:table-cell office:value-type="string">
            <text:p>2C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0">2021/03/20</text:date>, <text:time>00:06:4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8:59:52.65</meta:creation-date>
    <dc:date>2021-03-20T00:06:40.04</dc:date>
    <meta:editing-duration>P3DT9H18M14S</meta:editing-duration>
    <meta:editing-cycles>21</meta:editing-cycles>
    <meta:generator>OpenOffice/4.1.9$Win32 OpenOffice.org_project/419m1$Build-9805</meta:generator>
    <meta:document-statistic meta:table-count="5" meta:cell-count="6986" meta:object-count="0"/>
  </office:meta>
</office:document-meta>
</file>